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 Math" svg:font-family="'Cambria Math'" style:font-family-generic="roman" style:font-pitch="variable"/>
    <style:font-face style:name="Cambria Math1" svg:font-family="'Cambria Math'" style:font-family-generic="system" style:font-pitch="variable"/>
    <style:font-face style:name="Courier New" svg:font-family="'Courier New'" style:font-family-generic="modern" style:font-pitch="fixed"/>
    <style:font-face style:name="F" svg:font-family="" style:font-family-generic="system" style:font-pitch="variable"/>
    <style:font-face style:name="Gautami" svg:font-family="Gautami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P1" style:family="paragraph" style:parent-style-name="Header">
      <style:paragraph-properties fo:margin-left="-1.251cm" fo:margin-right="0cm" fo:text-indent="0cm" style:auto-text-indent="false"/>
    </style:style>
    <style:style style:name="P2" style:family="paragraph" style:parent-style-name="Header">
      <style:paragraph-properties fo:margin-left="-1.251cm" fo:margin-right="0cm" fo:text-indent="0cm" style:auto-text-indent="false"/>
      <style:text-properties officeooo:paragraph-rsid="000ede99"/>
    </style:style>
    <style:style style:name="P3" style:family="paragraph" style:parent-style-name="Standard">
      <style:paragraph-properties fo:margin-top="0cm" fo:margin-bottom="0.282cm" style:contextual-spacing="false" fo:line-height="108%">
        <style:tab-stops>
          <style:tab-stop style:position="5.313cm"/>
        </style:tab-stops>
      </style:paragraph-properties>
    </style:style>
    <style:style style:name="P4" style:family="paragraph" style:parent-style-name="Standard">
      <style:paragraph-properties fo:margin-top="0cm" fo:margin-bottom="0.282cm" style:contextual-spacing="false" fo:line-height="108%" fo:break-before="page">
        <style:tab-stops>
          <style:tab-stop style:position="5.313cm"/>
        </style:tab-stops>
      </style:paragraph-properties>
    </style:style>
    <style:style style:name="P5" style:family="paragraph" style:parent-style-name="Standard">
      <style:paragraph-properties fo:margin-top="0cm" fo:margin-bottom="0.282cm" style:contextual-spacing="false" fo:line-height="108%" fo:break-before="page">
        <style:tab-stops>
          <style:tab-stop style:position="5.313cm"/>
        </style:tab-stops>
      </style:paragraph-properties>
      <style:text-properties officeooo:paragraph-rsid="000ebf19"/>
    </style:style>
    <style:style style:name="P6" style:family="paragraph" style:parent-style-name="Standard">
      <style:paragraph-properties fo:margin-top="0cm" fo:margin-bottom="0.282cm" style:contextual-spacing="false" fo:line-height="108%"/>
    </style:style>
    <style:style style:name="P7" style:family="paragraph" style:parent-style-name="Standard">
      <style:paragraph-properties fo:margin-left="-0.751cm" fo:margin-right="0cm" fo:margin-top="0cm" fo:margin-bottom="0.282cm" style:contextual-spacing="false" fo:line-height="108%" fo:text-indent="0cm" style:auto-text-indent="false"/>
    </style:style>
    <style:style style:name="P8" style:family="paragraph" style:parent-style-name="Standard" style:master-page-name="Converted1">
      <style:paragraph-properties fo:margin-left="-0.751cm" fo:margin-right="0cm" fo:margin-top="0cm" fo:margin-bottom="0.282cm" style:contextual-spacing="false" fo:line-height="108%" fo:text-indent="0cm" style:auto-text-indent="false" style:page-number="auto"/>
    </style:style>
    <style:style style:name="P9" style:family="paragraph" style:parent-style-name="Standard">
      <style:paragraph-properties fo:margin-top="0cm" fo:margin-bottom="0.282cm" style:contextual-spacing="true" fo:line-height="108%">
        <style:tab-stops>
          <style:tab-stop style:position="2.35cm"/>
        </style:tab-stops>
      </style:paragraph-properties>
    </style:style>
    <style:style style:name="P10" style:family="paragraph" style:parent-style-name="Standard">
      <style:paragraph-properties fo:margin-top="0cm" fo:margin-bottom="0.282cm" style:contextual-spacing="false" fo:line-height="108%">
        <style:tab-stops>
          <style:tab-stop style:position="2.35cm"/>
        </style:tab-stops>
      </style:paragraph-properties>
    </style:style>
    <style:style style:name="P11" style:family="paragraph" style:parent-style-name="Standard">
      <style:paragraph-properties fo:margin-top="0cm" fo:margin-bottom="0.282cm" style:contextual-spacing="false" fo:line-height="108%" fo:break-before="page">
        <style:tab-stops>
          <style:tab-stop style:position="2.35cm"/>
        </style:tab-stops>
      </style:paragraph-properties>
    </style:style>
    <style:style style:name="P12" style:family="paragraph" style:parent-style-name="Standard">
      <style:paragraph-properties fo:margin-top="0cm" fo:margin-bottom="0.282cm" style:contextual-spacing="false" fo:line-height="108%" fo:break-before="page">
        <style:tab-stops>
          <style:tab-stop style:position="2.35cm"/>
        </style:tab-stops>
      </style:paragraph-properties>
      <style:text-properties officeooo:paragraph-rsid="000ede99"/>
    </style:style>
    <style:style style:name="P13" style:family="paragraph" style:parent-style-name="Standard">
      <style:paragraph-properties fo:margin-top="0cm" fo:margin-bottom="0.282cm" style:contextual-spacing="false" fo:line-height="108%">
        <style:tab-stops>
          <style:tab-stop style:position="2.35cm"/>
        </style:tab-stops>
      </style:paragraph-properties>
      <style:text-properties officeooo:paragraph-rsid="000ede99"/>
    </style:style>
    <style:style style:name="P14" style:family="paragraph" style:parent-style-name="Standard">
      <style:paragraph-properties fo:margin-left="0.751cm" fo:margin-right="0cm" fo:margin-top="0cm" fo:margin-bottom="0.282cm" style:contextual-spacing="true" fo:line-height="108%" fo:text-indent="0cm" style:auto-text-indent="false">
        <style:tab-stops>
          <style:tab-stop style:position="2cm"/>
        </style:tab-stops>
      </style:paragraph-properties>
    </style:style>
    <style:style style:name="P15" style:family="paragraph" style:parent-style-name="Standard">
      <style:paragraph-properties fo:margin-left="1.27cm" fo:margin-right="0cm" fo:margin-top="0cm" fo:margin-bottom="0.282cm" style:contextual-spacing="true" fo:line-height="108%" fo:text-indent="0cm" style:auto-text-indent="false">
        <style:tab-stops>
          <style:tab-stop style:position="2cm"/>
        </style:tab-stops>
      </style:paragraph-properties>
    </style:style>
    <style:style style:name="P16" style:family="paragraph" style:parent-style-name="Standard">
      <style:paragraph-properties fo:margin-top="0cm" fo:margin-bottom="0.282cm" style:contextual-spacing="true" fo:line-height="108%">
        <style:tab-stops>
          <style:tab-stop style:position="2cm"/>
        </style:tab-stops>
      </style:paragraph-properties>
    </style:style>
    <style:style style:name="P17" style:family="paragraph" style:parent-style-name="Standard">
      <style:paragraph-properties fo:margin-top="0cm" fo:margin-bottom="0.282cm" style:contextual-spacing="false" fo:line-height="108%">
        <style:tab-stops>
          <style:tab-stop style:position="5.313cm"/>
        </style:tab-stops>
      </style:paragraph-properties>
      <style:text-properties style:letter-kerning="true" style:font-name-asian="Calibri1"/>
    </style:style>
    <style:style style:name="P18" style:family="paragraph" style:parent-style-name="Standard" style:list-style-name="WWNum2"/>
    <style:style style:name="P19" style:family="paragraph" style:parent-style-name="Standard">
      <style:paragraph-properties fo:line-height="150%" fo:break-before="page"/>
    </style:style>
    <style:style style:name="P20" style:family="paragraph" style:parent-style-name="Standard">
      <style:paragraph-properties fo:line-height="150%">
        <style:tab-stops>
          <style:tab-stop style:position="5.313cm"/>
        </style:tab-stops>
      </style:paragraph-properties>
    </style:style>
    <style:style style:name="P21" style:family="paragraph" style:parent-style-name="Standard">
      <style:paragraph-properties fo:margin-top="0cm" fo:margin-bottom="0.282cm" style:contextual-spacing="false" fo:line-height="150%">
        <style:tab-stops>
          <style:tab-stop style:position="5.313cm"/>
        </style:tab-stops>
      </style:paragraph-properties>
    </style:style>
    <style:style style:name="P22" style:family="paragraph" style:parent-style-name="Standard">
      <style:paragraph-properties fo:line-height="150%"/>
    </style:style>
    <style:style style:name="P23" style:family="paragraph" style:parent-style-name="Standard">
      <style:paragraph-properties fo:line-height="150%">
        <style:tab-stops>
          <style:tab-stop style:position="2.35cm"/>
        </style:tab-stops>
      </style:paragraph-properties>
    </style:style>
    <style:style style:name="P24" style:family="paragraph" style:parent-style-name="Standard">
      <style:paragraph-properties fo:margin-top="0cm" fo:margin-bottom="0cm" style:contextual-spacing="true" fo:line-height="150%">
        <style:tab-stops>
          <style:tab-stop style:position="2.35cm"/>
        </style:tab-stops>
      </style:paragraph-properties>
    </style:style>
    <style:style style:name="P25" style:family="paragraph" style:parent-style-name="Standard">
      <style:paragraph-properties fo:line-height="150%">
        <style:tab-stops>
          <style:tab-stop style:position="5.313cm"/>
        </style:tab-stops>
      </style:paragraph-properties>
      <style:text-properties fo:language="en" fo:country="IN" style:letter-kerning="true" style:font-name-asian="Calibri1"/>
    </style:style>
    <style:style style:name="P26" style:family="paragraph" style:parent-style-name="Standard">
      <style:paragraph-properties fo:margin-top="0cm" fo:margin-bottom="0cm" style:contextual-spacing="true" fo:line-height="150%">
        <style:tab-stops>
          <style:tab-stop style:position="2.35cm"/>
        </style:tab-stops>
      </style:paragraph-properties>
      <style:text-properties fo:language="en" fo:country="IN" style:letter-kerning="true" style:font-name-asian="Calibri1"/>
    </style:style>
    <style:style style:name="P27" style:family="paragraph" style:parent-style-name="Standard">
      <style:paragraph-properties fo:margin-top="0cm" fo:margin-bottom="0.282cm" style:contextual-spacing="false" fo:line-height="108%">
        <style:tab-stops>
          <style:tab-stop style:position="5.313cm"/>
        </style:tab-stops>
      </style:paragraph-properties>
      <style:text-properties fo:language="en" fo:country="IN" style:letter-kerning="true" style:font-name-asian="Calibri1"/>
    </style:style>
    <style:style style:name="P28" style:family="paragraph" style:parent-style-name="Standard">
      <style:paragraph-properties fo:margin-top="0cm" fo:margin-bottom="0.282cm" style:contextual-spacing="true" fo:line-height="108%">
        <style:tab-stops>
          <style:tab-stop style:position="2.35cm"/>
        </style:tab-stops>
      </style:paragraph-properties>
      <style:text-properties fo:language="en" fo:country="IN" style:letter-kerning="true" style:font-name-asian="Calibri1"/>
    </style:style>
    <style:style style:name="P29" style:family="paragraph" style:parent-style-name="Standard">
      <style:paragraph-properties fo:margin-top="0cm" fo:margin-bottom="0.282cm" style:contextual-spacing="false" fo:line-height="108%">
        <style:tab-stops>
          <style:tab-stop style:position="2.35cm"/>
        </style:tab-stops>
      </style:paragraph-properties>
      <style:text-properties fo:language="en" fo:country="IN" style:letter-kerning="true" style:font-name-asian="Calibri1"/>
    </style:style>
    <style:style style:name="P30" style:family="paragraph" style:parent-style-name="Standard">
      <style:paragraph-properties fo:margin-left="1.27cm" fo:margin-right="0cm" fo:margin-top="0cm" fo:margin-bottom="0.282cm" style:contextual-spacing="true" fo:line-height="108%" fo:text-indent="0cm" style:auto-text-indent="false">
        <style:tab-stops>
          <style:tab-stop style:position="2.35cm"/>
        </style:tab-stops>
      </style:paragraph-properties>
      <style:text-properties fo:language="en" fo:country="IN" style:letter-kerning="true" style:font-name-asian="Calibri1"/>
    </style:style>
    <style:style style:name="P31" style:family="paragraph" style:parent-style-name="Standard">
      <style:paragraph-properties fo:margin-left="0.751cm" fo:margin-right="0cm" fo:margin-top="0cm" fo:margin-bottom="0.282cm" style:contextual-spacing="true" fo:line-height="108%" fo:text-indent="0cm" style:auto-text-indent="false">
        <style:tab-stops>
          <style:tab-stop style:position="2cm"/>
        </style:tab-stops>
      </style:paragraph-properties>
      <style:text-properties fo:language="en" fo:country="IN" style:letter-kerning="true" style:font-name-asian="Calibri1"/>
    </style:style>
    <style:style style:name="P32" style:family="paragraph" style:parent-style-name="Standard">
      <style:paragraph-properties fo:margin-left="1.27cm" fo:margin-right="0cm" fo:margin-top="0cm" fo:margin-bottom="0.282cm" style:contextual-spacing="true" fo:line-height="108%" fo:text-indent="0cm" style:auto-text-indent="false">
        <style:tab-stops>
          <style:tab-stop style:position="2cm"/>
        </style:tab-stops>
      </style:paragraph-properties>
      <style:text-properties fo:language="en" fo:country="IN" style:letter-kerning="true" style:font-name-asian="Calibri1"/>
    </style:style>
    <style:style style:name="P33" style:family="paragraph" style:parent-style-name="Standard">
      <style:paragraph-properties fo:margin-top="0cm" fo:margin-bottom="0.282cm" style:contextual-spacing="false" fo:line-height="108%"/>
      <style:text-properties fo:language="en" fo:country="IN" style:letter-kerning="true" style:font-name-asian="Calibri1"/>
    </style:style>
    <style:style style:name="P34" style:family="paragraph" style:parent-style-name="Standard">
      <style:paragraph-properties fo:margin-left="1.27cm" fo:margin-right="0cm" fo:margin-top="0cm" fo:margin-bottom="0cm" style:contextual-spacing="true" fo:line-height="115%" fo:text-indent="0cm" style:auto-text-indent="false">
        <style:tab-stops>
          <style:tab-stop style:position="2.35cm"/>
        </style:tab-stops>
      </style:paragraph-properties>
      <style:text-properties fo:language="en" fo:country="IN" style:letter-kerning="true" style:font-name-asian="Calibri1"/>
    </style:style>
    <style:style style:name="P35" style:family="paragraph" style:parent-style-name="Standard">
      <style:paragraph-properties fo:margin-top="0cm" fo:margin-bottom="0cm" style:contextual-spacing="true" fo:line-height="115%">
        <style:tab-stops>
          <style:tab-stop style:position="2.35cm"/>
        </style:tab-stops>
      </style:paragraph-properties>
      <style:text-properties fo:language="en" fo:country="IN" style:letter-kerning="true" style:font-name-asian="Calibri1"/>
    </style:style>
    <style:style style:name="P36" style:family="paragraph" style:parent-style-name="Standard">
      <style:paragraph-properties fo:margin-top="0cm" fo:margin-bottom="0.282cm" style:contextual-spacing="false" fo:line-height="108%">
        <style:tab-stops>
          <style:tab-stop style:position="5.313cm"/>
        </style:tab-stops>
      </style:paragraph-properties>
      <style:text-properties fo:language="en" fo:country="IN" style:letter-kerning="true" style:language-asian="en" style:country-asian="IN" style:language-complex="te" style:country-complex="IN"/>
    </style:style>
    <style:style style:name="P37" style:family="paragraph" style:parent-style-name="Standard">
      <style:paragraph-properties fo:margin-top="0cm" fo:margin-bottom="0.282cm" style:contextual-spacing="true" fo:line-height="108%">
        <style:tab-stops>
          <style:tab-stop style:position="2.35cm"/>
        </style:tab-stops>
      </style:paragraph-properties>
      <style:text-properties fo:language="en" fo:country="IN" fo:font-weight="bold" style:letter-kerning="true" style:font-name-asian="Calibri1" style:font-weight-asian="bold" style:font-weight-complex="bold"/>
    </style:style>
    <style:style style:name="P38" style:family="paragraph" style:parent-style-name="Standard">
      <style:paragraph-properties fo:margin-left="1.27cm" fo:margin-right="0cm" fo:margin-top="0cm" fo:margin-bottom="0.282cm" style:contextual-spacing="true" fo:line-height="108%" fo:text-indent="0cm" style:auto-text-indent="false">
        <style:tab-stops>
          <style:tab-stop style:position="2.35cm"/>
        </style:tab-stops>
      </style:paragraph-properties>
      <style:text-properties fo:language="en" fo:country="IN" fo:font-weight="bold" style:letter-kerning="true" style:font-name-asian="Calibri1" style:font-weight-asian="bold" style:font-weight-complex="bold"/>
    </style:style>
    <style:style style:name="P39" style:family="paragraph" style:parent-style-name="Standard" style:list-style-name="">
      <style:paragraph-properties fo:margin-top="0.494cm" fo:margin-bottom="0.494cm" style:contextual-spacing="false"/>
    </style:style>
    <style:style style:name="P40" style:family="paragraph" style:parent-style-name="Standard" style:list-style-name="WWNum3">
      <style:paragraph-properties fo:margin-top="0.494cm" fo:margin-bottom="0cm" style:contextual-spacing="false"/>
    </style:style>
    <style:style style:name="P41" style:family="paragraph" style:parent-style-name="Standard" style:list-style-name="WWNum3">
      <style:paragraph-properties fo:margin-top="0cm" fo:margin-bottom="0.494cm" style:contextual-spacing="false"/>
    </style:style>
    <style:style style:name="P42" style:family="paragraph" style:parent-style-name="Standard" style:list-style-name="WWNum4">
      <style:paragraph-properties fo:margin-top="0.494cm" fo:margin-bottom="0cm" style:contextual-spacing="false"/>
    </style:style>
    <style:style style:name="P43" style:family="paragraph" style:parent-style-name="Standard" style:list-style-name="WWNum4">
      <style:paragraph-properties fo:margin-top="0cm" fo:margin-bottom="0.494cm" style:contextual-spacing="false"/>
    </style:style>
    <style:style style:name="P44" style:family="paragraph" style:parent-style-name="Standard">
      <style:paragraph-properties fo:line-height="115%"/>
    </style:style>
    <style:style style:name="P45" style:family="paragraph" style:parent-style-name="Standard">
      <style:paragraph-properties fo:margin-left="0cm" fo:margin-right="0cm" fo:line-height="115%" fo:text-indent="1.27cm" style:auto-text-indent="false"/>
    </style:style>
    <style:style style:name="P46" style:family="paragraph" style:parent-style-name="Standard">
      <style:paragraph-properties fo:margin-left="1.27cm" fo:margin-right="0cm" fo:margin-top="0cm" fo:margin-bottom="0cm" style:contextual-spacing="true" fo:line-height="115%" fo:text-indent="0cm" style:auto-text-indent="false">
        <style:tab-stops>
          <style:tab-stop style:position="2.35cm"/>
        </style:tab-stops>
      </style:paragraph-properties>
    </style:style>
    <style:style style:name="P47" style:family="paragraph" style:parent-style-name="Standard">
      <style:paragraph-properties fo:margin-top="0cm" fo:margin-bottom="0cm" style:contextual-spacing="true" fo:line-height="115%">
        <style:tab-stops>
          <style:tab-stop style:position="2.35cm"/>
        </style:tab-stops>
      </style:paragraph-properties>
    </style:style>
    <style:style style:name="P48" style:family="paragraph" style:parent-style-name="Standard">
      <style:paragraph-properties fo:line-height="115%">
        <style:tab-stops>
          <style:tab-stop style:position="2.35cm"/>
        </style:tab-stops>
      </style:paragraph-properties>
    </style:style>
    <style:style style:name="P49" style:family="paragraph" style:parent-style-name="Standard">
      <style:paragraph-properties fo:line-height="115%" fo:text-align="justify" style:justify-single-word="false">
        <style:tab-stops>
          <style:tab-stop style:position="2.35cm"/>
        </style:tab-stops>
      </style:paragraph-properties>
    </style:style>
    <style:style style:name="P50" style:family="paragraph" style:parent-style-name="Standard">
      <style:paragraph-properties fo:margin-left="1.27cm" fo:margin-right="0cm" fo:margin-top="0cm" fo:margin-bottom="0cm" style:contextual-spacing="true" fo:line-height="115%" fo:text-align="justify" style:justify-single-word="false" fo:text-indent="0cm" style:auto-text-indent="false">
        <style:tab-stops>
          <style:tab-stop style:position="2.35cm"/>
        </style:tab-stops>
      </style:paragraph-properties>
    </style:style>
    <style:style style:name="P51" style:family="paragraph" style:parent-style-name="Standard">
      <style:paragraph-properties fo:margin-top="0.494cm" fo:margin-bottom="0.494cm" style:contextual-spacing="false" fo:break-before="page"/>
    </style:style>
    <style:style style:name="P52" style:family="paragraph" style:parent-style-name="Standard">
      <style:paragraph-properties fo:margin-top="0.494cm" fo:margin-bottom="0.494cm" style:contextual-spacing="false"/>
    </style:style>
    <style:style style:name="P53" style:family="paragraph" style:parent-style-name="Standard">
      <style:paragraph-properties fo:margin-left="1.27cm" fo:margin-right="0cm" fo:margin-top="0cm" fo:margin-bottom="0cm" style:contextual-spacing="true" fo:line-height="115%" fo:text-indent="0cm" style:auto-text-indent="false">
        <style:tab-stops>
          <style:tab-stop style:position="2.35cm"/>
        </style:tab-stops>
      </style:paragraph-properties>
      <style:text-properties fo:language="pl" fo:country="PL" style:letter-kerning="true" style:font-name-asian="Calibri1"/>
    </style:style>
    <style:style style:name="P54" style:family="paragraph" style:parent-style-name="Standard">
      <style:paragraph-properties fo:margin-top="0cm" fo:margin-bottom="0.282cm" style:contextual-spacing="false" fo:line-height="108%">
        <style:tab-stops>
          <style:tab-stop style:position="5.313cm"/>
        </style:tab-stops>
      </style:paragraph-properties>
      <style:text-properties fo:language="pl" fo:country="PL" style:letter-kerning="true" style:language-asian="en" style:country-asian="IN" style:language-complex="te" style:country-complex="IN"/>
    </style:style>
    <style:style style:name="P55" style:family="paragraph" style:parent-style-name="Standard">
      <loext:graphic-properties draw:fill="solid" draw:fill-color="#1f1f1f"/>
      <style:paragraph-properties style:line-height-at-least="0.503cm" fo:background-color="#1f1f1f"/>
    </style:style>
    <style:style style:name="P56" style:family="paragraph" style:parent-style-name="Standard">
      <loext:graphic-properties draw:fill="solid" draw:fill-color="#1f1f1f"/>
      <style:paragraph-properties style:line-height-at-least="0.503cm" fo:background-color="#1f1f1f"/>
      <style:text-properties fo:color="#cccccc" loext:opacity="100%" fo:language="en" fo:country="IN" style:language-asian="en" style:country-asian="IN" style:language-complex="te" style:country-complex="IN"/>
    </style:style>
    <style:style style:name="T1" style:family="text">
      <style:text-properties style:letter-kerning="true" style:font-name-asian="Calibri1"/>
    </style:style>
    <style:style style:name="T2" style:family="text">
      <style:text-properties officeooo:rsid="000ebf19" style:letter-kerning="true" style:font-name-asian="Calibri1"/>
    </style:style>
    <style:style style:name="T3" style:family="text">
      <style:text-properties fo:language="en" fo:country="IN" style:letter-kerning="true" style:font-name-asian="Calibri1"/>
    </style:style>
    <style:style style:name="T4" style:family="text">
      <style:text-properties fo:language="en" fo:country="IN" officeooo:rsid="000ebf19" style:letter-kerning="true" style:font-name-asian="Calibri1"/>
    </style:style>
    <style:style style:name="T5" style:family="text">
      <style:text-properties fo:language="en" fo:country="IN" style:letter-kerning="true" style:language-asian="en" style:country-asian="IN" style:language-complex="te" style:country-complex="IN"/>
    </style:style>
    <style:style style:name="T6" style:family="text">
      <style:text-properties fo:language="en" fo:country="IN" officeooo:rsid="000ede99" style:letter-kerning="true" style:language-asian="en" style:country-asian="IN" style:language-complex="te" style:country-complex="IN"/>
    </style:style>
    <style:style style:name="T7" style:family="text">
      <style:text-properties fo:language="en" fo:country="IN" style:text-underline-style="solid" style:text-underline-width="auto" style:text-underline-color="font-color" style:letter-kerning="true" style:font-name-asian="Calibri1"/>
    </style:style>
    <style:style style:name="T8" style:family="text">
      <style:text-properties fo:language="en" fo:country="IN" style:text-underline-style="solid" style:text-underline-width="auto" style:text-underline-color="font-color" fo:font-weight="bold" style:letter-kerning="true" style:font-name-asian="Calibri1" style:font-weight-asian="bold" style:font-weight-complex="bold"/>
    </style:style>
    <style:style style:name="T9" style:family="text">
      <style:text-properties fo:language="en" fo:country="IN" fo:font-weight="bold" style:letter-kerning="true" style:font-name-asian="Calibri1" style:font-weight-asian="bold" style:font-weight-complex="bold"/>
    </style:style>
    <style:style style:name="T10" style:family="text">
      <style:text-properties fo:language="en" fo:country="IN" fo:font-weight="bold" style:letter-kerning="true" style:language-asian="en" style:country-asian="IN" style:font-weight-asian="bold" style:language-complex="te" style:country-complex="IN" style:font-weight-complex="bold"/>
    </style:style>
    <style:style style:name="T11" style:family="text">
      <style:text-properties fo:language="en" fo:country="IN" style:language-asian="en" style:country-asian="IN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style:font-name="Cambria Math" fo:language="en" fo:country="IN" style:letter-kerning="true" style:font-name-asian="Calibri1" style:font-name-complex="Cambria Math1"/>
    </style:style>
    <style:style style:name="T14" style:family="text">
      <style:text-properties style:font-name="Cambria Math" fo:language="en" fo:country="IN" style:letter-kerning="true" style:language-asian="en" style:country-asian="IN" style:font-name-complex="Cambria Math1" style:language-complex="te" style:country-complex="IN"/>
    </style:style>
    <style:style style:name="T15" style:family="text">
      <style:text-properties fo:language="pl" fo:country="PL"/>
    </style:style>
    <style:style style:name="T16" style:family="text">
      <style:text-properties fo:language="pl" fo:country="PL" style:letter-kerning="true" style:font-name-asian="Calibri1"/>
    </style:style>
    <style:style style:name="T17" style:family="text">
      <style:text-properties fo:language="pl" fo:country="PL" style:letter-kerning="true" style:language-asian="en" style:country-asian="IN" style:language-complex="te" style:country-complex="IN"/>
    </style:style>
    <style:style style:name="T18" style:family="text">
      <style:text-properties fo:language="pl" fo:country="PL" fo:font-weight="bold" style:letter-kerning="true" style:font-name-asian="Calibri1" style:font-weight-asian="bold" style:font-weight-complex="bold"/>
    </style:style>
    <style:style style:name="T19" style:family="text">
      <style:text-properties fo:language="pl" fo:country="PL" style:text-underline-style="solid" style:text-underline-width="auto" style:text-underline-color="font-color" style:letter-kerning="true" style:font-name-asian="Calibri1"/>
    </style:style>
    <style:style style:name="T20" style:family="text">
      <style:text-properties style:text-position="sub 58%" fo:language="en" fo:country="IN" style:letter-kerning="true" style:font-name-asian="Calibri1"/>
    </style:style>
    <style:style style:name="T21" style:family="text">
      <style:text-properties fo:color="#0563c1" loext:opacity="100%" fo:language="en" fo:country="IN" style:text-underline-style="solid" style:text-underline-width="auto" style:text-underline-color="font-color" style:letter-kerning="true" style:font-name-asian="Calibri1"/>
    </style:style>
    <style:style style:name="T22" style:family="text">
      <style:text-properties fo:color="#cccccc" loext:opacity="100%" fo:language="en" fo:country="IN" style:language-asian="en" style:country-asian="IN" style:language-complex="te" style:country-complex="IN"/>
    </style:style>
    <style:style style:name="T23" style:family="text">
      <style:text-properties fo:color="#cccccc" loext:opacity="100%" fo:language="pl" fo:country="PL" style:language-asian="en" style:country-asian="IN" style:language-complex="te" style:country-complex="IN"/>
    </style:style>
    <style:style style:name="T24" style:family="text">
      <style:text-properties style:text-position="super 58%" fo:language="en" fo:country="IN" fo:font-weight="bold" style:letter-kerning="true" style:language-asian="en" style:country-asian="IN" style:font-weight-asian="bold" style:language-complex="te" style:country-complex="IN" style:font-weight-complex="bold"/>
    </style:style>
    <style:style style:name="T25" style:family="text">
      <style:text-properties officeooo:rsid="000ebf1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Date:</text:span><text:span text:style-name="T2">05/09/2024</text:span></text:p>
      <text:p text:style-name="P17"/>
      <text:p text:style-name="P3"><text:span text:style-name="T1">Aim: Implement QUICKSORT Algorithm</text:span></text:p>
      <text:p text:style-name="P3"><text:span text:style-name="T1">Algorithm:</text:span></text:p>
      <text:p text:style-name="P3"><text:span text:style-name="T3"><text:s/>QuickSort(a,p,q)</text:span></text:p>
      <text:p text:style-name="P3"><text:span text:style-name="T3"><text:s/>// a is an array of [1..n] , p and q are lower and higher index of a</text:span></text:p>
      <text:p text:style-name="P3"><text:span text:style-name="T3"><text:s/>{ <text:s text:c="12"/></text:span></text:p>
      <text:p text:style-name="P3"><text:span text:style-name="T3"><text:s text:c="12"/>if ( p &lt; q ) then // If there are more than one element</text:span></text:p>
      <text:p text:style-name="P3"><text:span text:style-name="T3"><text:s text:c="13"/>{ <text:s text:c="7"/>// divide P into two subproblems. </text:span></text:p>
      <text:p text:style-name="P3"><text:span text:style-name="T3"><text:s text:c="22"/>j = partition(a,p,q); QuickSort(a,p,j-1); </text:span></text:p>
      <text:p text:style-name="P3"><text:span text:style-name="T3"><text:s text:c="22"/>QuickSort(a,j+1,q);</text:span></text:p>
      <text:p text:style-name="P3"><text:span text:style-name="T3"><text:s text:c="20"/>// There is no need for combining Solutions.</text:span></text:p>
      <text:p text:style-name="P3"><text:span text:style-name="T3"><text:s text:c="12"/>}</text:span></text:p>
      <text:p text:style-name="P3"><text:span text:style-name="T3">}</text:span></text:p>
      <text:p text:style-name="P3"><text:span text:style-name="T3">int Partition(a,low,high)</text:span></text:p>
      <text:p text:style-name="P3"><text:span text:style-name="T3"><text:s/>{ <text:s text:c="12"/>pivot= a[low];</text:span></text:p>
      <text:p text:style-name="P3"><text:span text:style-name="T3"><text:s text:c="16"/>i=low; j=high+1; </text:span></text:p>
      <text:p text:style-name="P3"><text:span text:style-name="T3"><text:s text:c="16"/>while(i&lt;= pivot); </text:span></text:p>
      <text:p text:style-name="P3"><text:span text:style-name="T3"><text:s text:c="16"/>do{</text:span></text:p>
      <text:p text:style-name="P3"><text:span text:style-name="T3"><text:s text:c="21"/>j--; <text:s text:c="5"/>} </text:span></text:p>
      <text:p text:style-name="P3"><text:span text:style-name="T3"><text:s text:c="15"/>while(a[j] &gt; pivot);</text:span></text:p>
      <text:p text:style-name="P3"><text:span text:style-name="T3"><text:s text:c="15"/>if(i &lt; j) then swap(a[i],a[j]);</text:span></text:p>
      <text:p text:style-name="P3"><text:span text:style-name="T3"><text:s/>}</text:span></text:p>
      <text:p text:style-name="P3"><text:span text:style-name="T3"><text:s/>a[low]=a[j]; </text:span></text:p>
      <text:p text:style-name="P3"><text:span text:style-name="T3">a[j]=pivot; </text:span></text:p>
      <text:p text:style-name="P3"><text:span text:style-name="T3">return j;</text:span></text:p>
      <text:p text:style-name="P3"><text:span text:style-name="T3"><text:s/>} </text:span></text:p>
      <text:p text:style-name="P3"><text:span text:style-name="T7">Time Complexity</text:span><text:span text:style-name="T3">:</text:span></text:p>
      <text:p text:style-name="Standard"> <text:s/></text:p>
      <text:p text:style-name="Standard"> <text:s/><text:span text:style-name="T12">QuickSort</text:span>:</text:p>
      <text:list xml:id="list3672389577" text:style-name="WWNum2">
        <text:list-item>
          <text:p text:style-name="P18"><text:span text:style-name="T12">Best Case</text:span>: O(n log n)</text:p>
        </text:list-item>
        <text:list-item>
          <text:p text:style-name="P18"><text:span text:style-name="T12">Average Case</text:span>: O(n log n)</text:p>
        </text:list-item>
        <text:list-item>
          <text:p text:style-name="P18"><text:span text:style-name="T12">Worst Case</text:span>: O(n²)</text:p>
        </text:list-item>
      </text:list>
      <text:p text:style-name="P19"><text:span text:style-name="T3">SOURCE CODE :</text:span></text:p>
      <text:p text:style-name="P20"><text:span text:style-name="T3">#include &lt;iostream&gt;</text:span></text:p>
      <text:p text:style-name="P20"><text:span text:style-name="T3">using namespace std;</text:span></text:p>
      <text:p text:style-name="P20"><text:span text:style-name="T3">// Function to swap two elements</text:span></text:p>
      <text:p text:style-name="P20"><text:span text:style-name="T3">void swap(int&amp; a, int&amp; b) {</text:span></text:p>
      <text:p text:style-name="P20"><text:span text:style-name="T3"><text:s text:c="4"/>int temp = a;</text:span></text:p>
      <text:p text:style-name="P20"><text:span text:style-name="T3"><text:s text:c="4"/>a = b;</text:span></text:p>
      <text:p text:style-name="P20"><text:span text:style-name="T3"><text:s text:c="4"/>b = temp;</text:span></text:p>
      <text:p text:style-name="P20"><text:span text:style-name="T3">}</text:span></text:p>
      <text:p text:style-name="P20"><text:span text:style-name="T3">// Partition function to rearrange the elements around the pivot</text:span></text:p>
      <text:p text:style-name="P20"><text:span text:style-name="T3">int Partition(int a[], int low, int high) {</text:span></text:p>
      <text:p text:style-name="P20"><text:span text:style-name="T3"><text:s text:c="4"/>int pivot = a[low]; <text:s/>// The pivot element is chosen to be the first element</text:span></text:p>
      <text:p text:style-name="P20"><text:span text:style-name="T3"><text:s text:c="4"/>int i = low; <text:s text:c="8"/>// i starts at the low index</text:span></text:p>
      <text:p text:style-name="P20"><text:span text:style-name="T3"><text:s text:c="4"/>int j = high + 1; <text:s text:c="3"/>// j starts at high + 1, as we will decrement it before using</text:span></text:p>
      <text:p text:style-name="P20"><text:span text:style-name="T3"><text:s text:c="3"/>// Loop until the indices i and j cross</text:span></text:p>
      <text:p text:style-name="P20"><text:span text:style-name="T3"><text:s text:c="4"/>while (true) {</text:span></text:p>
      <text:p text:style-name="P20"><text:span text:style-name="T3"><text:s text:c="8"/>// Increment i until we find an element greater than the pivot</text:span></text:p>
      <text:p text:style-name="P20"><text:span text:style-name="T3"><text:s text:c="8"/>do {</text:span></text:p>
      <text:p text:style-name="P20"><text:span text:style-name="T3"><text:s text:c="12"/>i++;</text:span></text:p>
      <text:p text:style-name="P20"><text:span text:style-name="T3"><text:s text:c="8"/>} while (a[i] &lt;= pivot &amp;&amp; i &lt;= high);</text:span></text:p>
      <text:p text:style-name="P20"><text:span text:style-name="T3"><text:s text:c="6"/>// Decrement j until we find an element less than the pivot</text:span></text:p>
      <text:p text:style-name="P20"><text:span text:style-name="T3"><text:s text:c="8"/>do {</text:span></text:p>
      <text:p text:style-name="P20"><text:span text:style-name="T3"><text:s text:c="12"/>j--;</text:span></text:p>
      <text:p text:style-name="P20"><text:span text:style-name="T3"><text:s text:c="8"/>} while (a[j] &gt; pivot);</text:span></text:p>
      <text:p text:style-name="P20"><text:span text:style-name="T3"><text:s text:c="7"/>// If indices cross, exit the loop</text:span></text:p>
      <text:p text:style-name="P20"><text:span text:style-name="T3"><text:s text:c="8"/>if (i &gt;= j) {</text:span></text:p>
      <text:p text:style-name="P20"><text:span text:style-name="T3"><text:s text:c="12"/>break;</text:span></text:p>
      <text:p text:style-name="P20"><text:span text:style-name="T3"><text:s text:c="8"/>}</text:span></text:p>
      <text:p text:style-name="P20"><text:span text:style-name="T3"><text:s text:c="6"/>// Swap elements at i and j</text:span></text:p>
      <text:p text:style-name="P20"><text:span text:style-name="T3"><text:s text:c="8"/>swap(a[i], a[j]);</text:span></text:p>
      <text:p text:style-name="P20"><text:span text:style-name="T3"><text:s text:c="4"/>}</text:span></text:p>
      <text:p text:style-name="P20"><text:span text:style-name="T3"><text:s text:c="4"/>// Finally, place the pivot in the correct position</text:span></text:p>
      <text:p text:style-name="P20"><text:span text:style-name="T3"><text:s text:c="4"/>swap(a[low], a[j]);</text:span></text:p>
      <text:p text:style-name="P20"><text:span text:style-name="T3"><text:s text:c="4"/>return j; <text:s/>// Return the index of the pivot</text:span></text:p>
      <text:p text:style-name="P20"><text:span text:style-name="T3">}</text:span></text:p>
      <text:p text:style-name="P20"><text:span text:style-name="T3">// QuickSort function</text:span></text:p>
      <text:p text:style-name="P20"><text:soft-page-break/><text:span text:style-name="T3">void QuickSort(int a[], int low, int high) {</text:span></text:p>
      <text:p text:style-name="P20"><text:span text:style-name="T3"><text:s text:c="4"/>if (low &lt; high) {</text:span></text:p>
      <text:p text:style-name="P20"><text:span text:style-name="T3"><text:s text:c="8"/>// Partition the array and get the pivot index</text:span></text:p>
      <text:p text:style-name="P20"><text:span text:style-name="T3"><text:s text:c="8"/>int j = Partition(a, low, high);</text:span></text:p>
      <text:p text:style-name="P20"><text:span text:style-name="T3"><text:s text:c="9"/>// Recursively sort the left and right subarrays</text:span></text:p>
      <text:p text:style-name="P20"><text:span text:style-name="T3"><text:s text:c="8"/>QuickSort(a, low, j - 1);</text:span></text:p>
      <text:p text:style-name="P20"><text:span text:style-name="T3"><text:s text:c="8"/>QuickSort(a, j + 1, high);</text:span></text:p>
      <text:p text:style-name="P20"><text:span text:style-name="T3"><text:s text:c="4"/>}</text:span></text:p>
      <text:p text:style-name="P22"><text:span text:style-name="T3">}</text:span></text:p>
      <text:p text:style-name="P20"><text:span text:style-name="T3">int main() {</text:span></text:p>
      <text:p text:style-name="P20"><text:span text:style-name="T3"><text:s text:c="4"/>int n;</text:span></text:p>
      <text:p text:style-name="P20"><text:span text:style-name="T3"><text:s text:c="3"/>// Take input for the size of the array</text:span></text:p>
      <text:p text:style-name="P20"><text:span text:style-name="T3"><text:s text:c="4"/>cout &lt;&lt; "Enter the number of elements: ";</text:span></text:p>
      <text:p text:style-name="P20"><text:span text:style-name="T3"><text:s text:c="4"/>cin &gt;&gt; n;</text:span></text:p>
      <text:p text:style-name="P20"><text:span text:style-name="T3"><text:s text:c="4"/>int a[n];</text:span></text:p>
      <text:p text:style-name="P20"><text:span text:style-name="T3"><text:s text:c="3"/>// Take input for the elements of the array</text:span></text:p>
      <text:p text:style-name="P20"><text:span text:style-name="T3"><text:s text:c="4"/>cout &lt;&lt; "Enter the elements of the array: ";</text:span></text:p>
      <text:p text:style-name="P20"><text:span text:style-name="T3"><text:s text:c="4"/>for (int i = 0; i &lt; n; i++) {</text:span></text:p>
      <text:p text:style-name="P20"><text:span text:style-name="T3"><text:s text:c="8"/>cin &gt;&gt; a[i];</text:span></text:p>
      <text:p text:style-name="P20"><text:span text:style-name="T3"><text:s text:c="4"/>}</text:span></text:p>
      <text:p text:style-name="P20"><text:span text:style-name="T3"><text:s text:c="4"/>// Call QuickSort with initial low and high indices</text:span></text:p>
      <text:p text:style-name="P20"><text:span text:style-name="T3"><text:s text:c="4"/>QuickSort(a, 0, n - 1);</text:span></text:p>
      <text:p text:style-name="P20"><text:span text:style-name="T3"><text:s text:c="4"/>// Output the sorted array</text:span></text:p>
      <text:p text:style-name="P20"><text:span text:style-name="T3"><text:s text:c="4"/>cout &lt;&lt; "Sorted array: ";</text:span></text:p>
      <text:p text:style-name="P20"><text:span text:style-name="T3"><text:s text:c="4"/>for (int i = 0; i &lt; n; i++) {</text:span></text:p>
      <text:p text:style-name="P20"><text:span text:style-name="T3"><text:s text:c="8"/>cout &lt;&lt; a[i] &lt;&lt; " ";</text:span></text:p>
      <text:p text:style-name="P20"><text:span text:style-name="T3"><text:s text:c="4"/>}</text:span></text:p>
      <text:p text:style-name="P20"><text:span text:style-name="T3"><text:s text:c="3"/>cout &lt;&lt; endl;</text:span></text:p>
      <text:p text:style-name="P20"><text:span text:style-name="T3"><text:s/>return 0;</text:span></text:p>
      <text:p text:style-name="P20"><text:span text:style-name="T3">}</text:span></text:p>
      <text:p text:style-name="P25"/>
      <text:p text:style-name="P20"><text:span text:style-name="T3">OUTPUT :</text:span></text:p>
      <text:p text:style-name="P20"><text:span text:style-name="T3">Enter the number of elements: 8</text:span></text:p>
      <text:p text:style-name="P20"><text:span text:style-name="T3">Enter the elements of the array: 45 32 78 12 89 95 19 87</text:span></text:p>
      <text:p text:style-name="P20"><text:span text:style-name="T3">Sorted array: 12 19 32 45 78 <text:s/>87 89 95</text:span></text:p>
      <text:p text:style-name="P25"/>
      <text:p text:style-name="P3"><text:soft-page-break/><text:span text:style-name="T3">Date :</text:span><text:span text:style-name="T4">05/09/2024</text:span></text:p>
      <text:p text:style-name="P3"><text:span text:style-name="T3">Aim: Implement MERGESORT</text:span></text:p>
      <text:p text:style-name="P3"><text:span text:style-name="T3">Algorithm:</text:span></text:p>
      <text:p text:style-name="P20"><text:span text:style-name="T3">MERGE-SORT(A, p, r)</text:span></text:p>
      <text:p text:style-name="P20"><text:span text:style-name="T3">1 <text:s text:c="2"/>if p &lt; r</text:span></text:p>
      <text:p text:style-name="P20"><text:span text:style-name="T3">2 <text:s text:c="6"/>q = </text:span><text:span text:style-name="T13">⌊</text:span><text:span text:style-name="T3">(p + r) / 2</text:span><text:span text:style-name="T13">⌋</text:span></text:p>
      <text:p text:style-name="P20"><text:span text:style-name="T3">3 <text:s text:c="6"/>MERGE-SORT(A, p, q)</text:span></text:p>
      <text:p text:style-name="P20"><text:span text:style-name="T3">4 <text:s text:c="6"/>MERGE-SORT(A, q + 1, r)</text:span></text:p>
      <text:p text:style-name="P20"><text:span text:style-name="T3">5 <text:s text:c="6"/>MERGE(A, p, q, r)</text:span></text:p>
      <text:p text:style-name="P20"><text:span text:style-name="T3">MERGE(A, p, q, r)</text:span></text:p>
      <text:p text:style-name="P20"><text:span text:style-name="T3">1 <text:s text:c="3"/>n1 = q - p + 1</text:span></text:p>
      <text:p text:style-name="P20"><text:span text:style-name="T3">2 <text:s text:c="3"/>n2 = r - q</text:span></text:p>
      <text:p text:style-name="P20"><text:span text:style-name="T3">3 <text:s text:c="3"/>let L[1..n1 + 1] and R[1..n2 + 1] be new arrays</text:span></text:p>
      <text:p text:style-name="P20"><text:span text:style-name="T3">4 <text:s text:c="3"/>for i = 1 to n1</text:span></text:p>
      <text:p text:style-name="P20"><text:span text:style-name="T3">5 <text:s text:c="7"/>L[i] = A[p + i - 1]</text:span></text:p>
      <text:p text:style-name="P20"><text:span text:style-name="T3">6 <text:s text:c="3"/>for j = 1 to n2</text:span></text:p>
      <text:p text:style-name="P20"><text:span text:style-name="T16">7 <text:s text:c="7"/>R[j] = A[q + j]</text:span></text:p>
      <text:p text:style-name="P20"><text:span text:style-name="T16">8 <text:s text:c="3"/>L[n1 + 1] = ∞</text:span></text:p>
      <text:p text:style-name="P20"><text:span text:style-name="T16">9 <text:s text:c="3"/>R[n2 + 1] = ∞</text:span></text:p>
      <text:p text:style-name="P20"><text:span text:style-name="T16">10 <text:s text:c="2"/>i = 1</text:span></text:p>
      <text:p text:style-name="P20"><text:span text:style-name="T3">11 <text:s text:c="2"/>j = 1</text:span></text:p>
      <text:p text:style-name="P20"><text:span text:style-name="T3">12 <text:s text:c="2"/>for k = p to r</text:span></text:p>
      <text:p text:style-name="P20"><text:span text:style-name="T3">13 <text:s text:c="6"/>if L[i] ≤ R[j]</text:span></text:p>
      <text:p text:style-name="P20"><text:span text:style-name="T3">14 <text:s text:c="10"/>A[k] = L[i]</text:span></text:p>
      <text:p text:style-name="P20"><text:span text:style-name="T3">15 <text:s text:c="10"/>i = i + 1</text:span></text:p>
      <text:p text:style-name="P20"><text:span text:style-name="T3">16 <text:s text:c="6"/>else A[k] = R[j]</text:span></text:p>
      <text:p text:style-name="P20"><text:span text:style-name="T3">17 <text:s text:c="10"/>j = j + 1</text:span></text:p>
      <text:p text:style-name="P21"><text:span text:style-name="T7">Time Complexity</text:span><text:span text:style-name="T3">:</text:span></text:p>
      <text:h text:style-name="P39" text:outline-level="3"><text:span text:style-name="T12">Merge Sort (Overall Algorithm)</text:span></text:h>
      <text:list xml:id="list1451338195" text:style-name="WWNum3">
        <text:list-item>
          <text:p text:style-name="P40"><text:span text:style-name="T12">Best Case:</text:span> O(nlogn)</text:p>
        </text:list-item>
        <text:list-item>
          <text:p text:style-name="P41"><text:span text:style-name="T12">Worst Case:</text:span> O(nlogn)</text:p>
        </text:list-item>
      </text:list>
      <text:h text:style-name="P39" text:outline-level="3"><text:span text:style-name="T12">Merge Function (Single Merge Step)</text:span></text:h>
      <text:list xml:id="list1191811" text:style-name="WWNum4">
        <text:list-item>
          <text:p text:style-name="P42"><text:span text:style-name="T12">Best Case:</text:span> O(n)</text:p>
        </text:list-item>
        <text:list-item>
          <text:p text:style-name="P43"><text:span text:style-name="T12">Worst Case:</text:span> O(n)</text:p>
        </text:list-item>
      </text:list>
      <text:p text:style-name="P22"><text:soft-page-break/><text:span text:style-name="T12">Source Code:</text:span></text:p>
      <text:p text:style-name="P22">#include &lt;iostream&gt;</text:p>
      <text:p text:style-name="P22">#include &lt;vector&gt;</text:p>
      <text:p text:style-name="P22">using namespace std;</text:p>
      <text:p text:style-name="P22">// Merge function to merge two sorted subarrays</text:p>
      <text:p text:style-name="P22">void merge(vector&lt;int&gt;&amp; arr, int p, int q, int r) {</text:p>
      <text:p text:style-name="P22"><text:s text:c="4"/>int n1 = q - p + 1;</text:p>
      <text:p text:style-name="P22"><text:s text:c="4"/>int n2 = r - q;</text:p>
      <text:p text:style-name="P22"><text:s text:c="3"/>// Create temporary arrays for the two halves</text:p>
      <text:p text:style-name="P22"><text:s text:c="4"/>vector&lt;int&gt; left(n1), right(n2);</text:p>
      <text:p text:style-name="P22"><text:s text:c="3"/>// Copy data to temporary arrays</text:p>
      <text:p text:style-name="P22"><text:s text:c="4"/>for (int i = 0; i &lt; n1; i++)</text:p>
      <text:p text:style-name="P22"><text:s text:c="8"/>left[i] = arr[p + i];</text:p>
      <text:p text:style-name="P22"><text:s text:c="4"/>for (int j = 0; j &lt; n2; j++)</text:p>
      <text:p text:style-name="P22"><text:s text:c="8"/>right[j] = arr[q + 1 + j];</text:p>
      <text:p text:style-name="P22"><text:s text:c="3"/>// Merge the two halves back into arr</text:p>
      <text:p text:style-name="P22"><text:s text:c="4"/>int i = 0, j = 0, k = p;</text:p>
      <text:p text:style-name="P22"><text:s text:c="4"/>while (i &lt; n1 &amp;&amp; j &lt; n2) {</text:p>
      <text:p text:style-name="P22"><text:s text:c="8"/>if (left[i] &lt;= right[j]) {</text:p>
      <text:p text:style-name="P22"><text:s text:c="12"/>arr[k] = left[i];</text:p>
      <text:p text:style-name="P22"><text:s text:c="12"/>i++;</text:p>
      <text:p text:style-name="P22"><text:s text:c="8"/>} else {</text:p>
      <text:p text:style-name="P22"><text:s text:c="12"/>arr[k] = right[j];</text:p>
      <text:p text:style-name="P22"><text:s text:c="12"/>j++;</text:p>
      <text:p text:style-name="P22"><text:s text:c="8"/>}</text:p>
      <text:p text:style-name="P22"><text:s text:c="8"/>k++;</text:p>
      <text:p text:style-name="P22"><text:s text:c="2"/>}</text:p>
      <text:p text:style-name="P22"><text:s text:c="2"/>// Copy any remaining elements of left[]</text:p>
      <text:p text:style-name="P22"><text:s text:c="2"/>while (i &lt; n1) {</text:p>
      <text:p text:style-name="P22"><text:s text:c="8"/>arr[k] = left[i];</text:p>
      <text:p text:style-name="P22"><text:s text:c="8"/>i++;</text:p>
      <text:p text:style-name="P22"><text:s text:c="8"/>k++;</text:p>
      <text:p text:style-name="P22"><text:s text:c="4"/>}</text:p>
      <text:p text:style-name="P22"><text:s text:c="2"/>// Copy any remaining elements of right[]</text:p>
      <text:p text:style-name="P22"><text:s text:c="4"/>while (j &lt; n2) {</text:p>
      <text:p text:style-name="P22"><text:s text:c="8"/>arr[k] = right[j];</text:p>
      <text:p text:style-name="P22"><text:soft-page-break/><text:s text:c="8"/>j++;</text:p>
      <text:p text:style-name="P22"><text:s text:c="8"/>k++;</text:p>
      <text:p text:style-name="P22"><text:s text:c="4"/>}</text:p>
      <text:p text:style-name="P22">}</text:p>
      <text:p text:style-name="P44">// Recursive merge sort function</text:p>
      <text:p text:style-name="P44">void mergeSort(vector&lt;int&gt;&amp; arr, int p, int r) {</text:p>
      <text:p text:style-name="P22"><text:s text:c="4"/>if (p &lt; r) {</text:p>
      <text:p text:style-name="P22"><text:s text:c="8"/>int q = p + (r - p) / 2;</text:p>
      <text:p text:style-name="P22"><text:s text:c="8"/>mergeSort(arr, p, q);</text:p>
      <text:p text:style-name="P22"><text:s text:c="8"/>mergeSort(arr, q + 1, r);</text:p>
      <text:p text:style-name="P22"><text:s text:c="8"/>merge(arr, p, q, r);</text:p>
      <text:p text:style-name="P22"><text:s text:c="4"/>}</text:p>
      <text:p text:style-name="P22">}</text:p>
      <text:p text:style-name="P22">int main() {</text:p>
      <text:p text:style-name="P22"><text:s text:c="4"/>int n;</text:p>
      <text:p text:style-name="P22"><text:s text:c="4"/>cout &lt;&lt; "Enter the number of elements: ";</text:p>
      <text:p text:style-name="P22"><text:s text:c="4"/>cin &gt;&gt; n;</text:p>
      <text:p text:style-name="P22"><text:s text:c="4"/>vector&lt;int&gt; arr(n);</text:p>
      <text:p text:style-name="P22"><text:s text:c="4"/>cout &lt;&lt; "Enter the elements: ";</text:p>
      <text:p text:style-name="P22"><text:s text:c="4"/>for (int i = 0; i &lt; n; i++) </text:p>
      <text:p text:style-name="P22"><text:s text:c="8"/>cin &gt;&gt; arr[i];</text:p>
      <text:p text:style-name="P22"><text:s text:c="4"/>cout &lt;&lt; "Original array: ";</text:p>
      <text:p text:style-name="P22"><text:s text:c="4"/>for (int i = 0; i &lt; n; i++) </text:p>
      <text:p text:style-name="P22"><text:s text:c="8"/>cout &lt;&lt; arr[i] &lt;&lt; " "; <text:s text:c="3"/></text:p>
      <text:p text:style-name="P22"><text:s/>cout &lt;&lt; endl;</text:p>
      <text:p text:style-name="P22"><text:s/>mergeSort(arr, 0, n - 1);</text:p>
      <text:p text:style-name="P22">cout &lt;&lt; "Sorted array: ";</text:p>
      <text:p text:style-name="P22">for (int i = 0; i &lt; n; i++) </text:p>
      <text:p text:style-name="P22"><text:s text:c="8"/>cout &lt;&lt; arr[i] &lt;&lt; " ";</text:p>
      <text:p text:style-name="P22"><text:s/>cout &lt;&lt; endl;</text:p>
      <text:p text:style-name="P22"><text:s/>return 0;</text:p>
      <text:p text:style-name="P22">}</text:p>
      <text:p text:style-name="P22">Output :</text:p>
      <text:p text:style-name="P44">Enter the number of elements: 8</text:p>
      <text:p text:style-name="P44">Enter the elements: 12 32 11 89 54 98 10 65</text:p>
      <text:p text:style-name="P44">Original array: 12 32 11 89 54 98 10 65</text:p>
      <text:p text:style-name="P44"><text:s/>Sorted array: 10 11 12 32 54 65 89 98</text:p>
      <text:p text:style-name="P51">Date :<text:span text:style-name="T25">26/09/2024</text:span></text:p>
      <text:p text:style-name="P52">Aim: Find minimum and maximum element in a list using divide-and-conquer.</text:p>
      <text:p text:style-name="P52">Algorithm:</text:p>
      <text:p text:style-name="P44">Algorithm StraightMaxMin(a, n, max, min)</text:p>
      <text:p text:style-name="P44"><text:s/>// set max to the maximum and min to the minimum of A[1:n]</text:p>
      <text:p text:style-name="P44">max := min := a[1];</text:p>
      <text:p text:style-name="P44"><text:s/>for i := 2 to n do</text:p>
      <text:p text:style-name="P44"><text:s/>{</text:p>
      <text:p text:style-name="P44"><text:s text:c="8"/>if (a[i] &gt; max) then</text:p>
      <text:p text:style-name="P44"><text:s text:c="12"/>max := a[i];</text:p>
      <text:p text:style-name="P44"><text:s text:c="8"/>if (a[i] &lt; min) then</text:p>
      <text:p text:style-name="P44"><text:s text:c="12"/>min := a[i];</text:p>
      <text:p text:style-name="P44"><text:s text:c="4"/>}</text:p>
      <text:p text:style-name="P44">Time complexity : O(n), <text:span text:style-name="T3">No. of comparisons = 2*n - 2</text:span></text:p>
      <text:p text:style-name="P44"><text:span text:style-name="T15">Algorithm MaxMin(a, i, j, Max, Min)</text:span></text:p>
      <text:p text:style-name="P44">// i and j are the lower and upper bounds of an array ‘a’. Max and Min contain the maximum</text:p>
      <text:p text:style-name="P44">// and minimum elements of an array ‘a’.</text:p>
      <text:p text:style-name="P44"><text:s/>{ </text:p>
      <text:p text:style-name="P44"><text:s text:c="4"/>if (i == j) then </text:p>
      <text:p text:style-name="P44"><text:s text:c="8"/>Max := Min := a[i]; <text:s/>// Base case for one element</text:p>
      <text:p text:style-name="P44"><text:s text:c="4"/>}</text:p>
      <text:p text:style-name="P44"><text:s text:c="4"/>else if (i == j - 1) then </text:p>
      <text:p text:style-name="P44"><text:s text:c="4"/>{ </text:p>
      <text:p text:style-name="P44"><text:s text:c="8"/>// Base case for two elements</text:p>
      <text:p text:style-name="P44"><text:s text:c="8"/>if (a[i] &lt; a[j]) then</text:p>
      <text:p text:style-name="P44"><text:s text:c="12"/>Max := a[j]; Min := a[i];</text:p>
      <text:p text:style-name="P44"><text:s text:c="8"/>else</text:p>
      <text:p text:style-name="P44"><text:s text:c="12"/>Max := a[i]; Min := a[j];</text:p>
      <text:p text:style-name="P44"><text:s text:c="4"/>}</text:p>
      <text:p text:style-name="P44"><text:s text:c="4"/>else </text:p>
      <text:p text:style-name="P44"><text:s text:c="4"/>{ </text:p>
      <text:p text:style-name="P44"><text:s text:c="8"/>// If more than two elements, divide the problem</text:p>
      <text:p text:style-name="P44"><text:s text:c="8"/>Mid := floor((i + j) / 2);</text:p>
      <text:p text:style-name="P44"><text:s text:c="8"/>// Solve the subproblems (recursive calls)</text:p>
      <text:p text:style-name="P44"><text:s text:c="8"/>MaxMin(i, Mid, Max, Min);</text:p>
      <text:p text:style-name="P44"><text:s text:c="8"/>MaxMin(Mid + 1, j, Max1, Min1);</text:p>
      <text:p text:style-name="P44"><text:s text:c="7"/>// Combine the solutions</text:p>
      <text:p text:style-name="P44"><text:s text:c="8"/>if (Max &lt; Max1) then Max := Max1;</text:p>
      <text:p text:style-name="P44"><text:s text:c="8"/>if (Min &gt; Min1) then Min := Min1;</text:p>
      <text:p text:style-name="P44"><text:s text:c="4"/>}</text:p>
      <text:p text:style-name="P44">}</text:p>
      <text:p text:style-name="P44">Time Complexity :</text:p>
      <text:p text:style-name="P45"><text:span text:style-name="T3">T(n)=O(n) ,No. of comparisons = 3*(n/2) - 2 </text:span></text:p>
      <text:p text:style-name="P52"><text:soft-page-break/><text:span text:style-name="T3">Source Code :</text:span></text:p>
      <text:p text:style-name="P22">#include &lt;iostream&gt;</text:p>
      <text:p text:style-name="P22">#include &lt;vector&gt;</text:p>
      <text:p text:style-name="P22">#include &lt;cmath&gt; <text:s/>// for floor function</text:p>
      <text:p text:style-name="P22">#include &lt;climits&gt; <text:s/>// for INT_MIN and INT_MAX</text:p>
      <text:p text:style-name="P22">using namespace std;</text:p>
      <text:p text:style-name="P22">// Function to find max and min using divide and conquer (MaxMin algorithm)</text:p>
      <text:p text:style-name="P22">void MaxMin(vector&lt;int&gt;&amp; a, int i, int j, int&amp; Max, int&amp; Min) {</text:p>
      <text:p text:style-name="P22"><text:s text:c="4"/>if (i == j) {</text:p>
      <text:p text:style-name="P22"><text:s text:c="8"/>// Base case: only one element</text:p>
      <text:p text:style-name="P22"><text:s text:c="8"/>Max = Min = a[i];</text:p>
      <text:p text:style-name="P22"><text:s text:c="4"/>} else if (i == j - 1) {</text:p>
      <text:p text:style-name="P22"><text:s text:c="8"/>// Base case: two elements</text:p>
      <text:p text:style-name="P22"><text:s text:c="8"/>if (a[i] &lt; a[j]) {</text:p>
      <text:p text:style-name="P22"><text:s text:c="12"/>Max = a[j];</text:p>
      <text:p text:style-name="P22"><text:s text:c="12"/>Min = a[i];</text:p>
      <text:p text:style-name="P22"><text:s text:c="8"/>} else {</text:p>
      <text:p text:style-name="P22"><text:s text:c="12"/>Max = a[i];</text:p>
      <text:p text:style-name="P22"><text:s text:c="12"/>Min = a[j];</text:p>
      <text:p text:style-name="P22"><text:s text:c="8"/>}</text:p>
      <text:p text:style-name="P22"><text:s text:c="4"/>} else {</text:p>
      <text:p text:style-name="P22"><text:s text:c="8"/>// Divide step: split the array</text:p>
      <text:p text:style-name="P22"><text:s text:c="8"/>int Mid = floor((i + j) / 2);</text:p>
      <text:p text:style-name="P22"><text:s text:c="8"/>// Recursive calls for the two halves</text:p>
      <text:p text:style-name="P22"><text:s text:c="8"/>int Max1, Min1;</text:p>
      <text:p text:style-name="P22"><text:s text:c="8"/>MaxMin(a, i, Mid, Max, Min); <text:s text:c="5"/>// Left half</text:p>
      <text:p text:style-name="P22"><text:s text:c="8"/>MaxMin(a, Mid + 1, j, Max1, Min1); // Right half</text:p>
      <text:p text:style-name="P22"><text:s text:c="8"/>// Combine the results</text:p>
      <text:p text:style-name="P22"><text:s text:c="8"/>if (Max &lt; Max1) Max = Max1;</text:p>
      <text:p text:style-name="P22"><text:s text:c="8"/>if (Min &gt; Min1) Min = Min1;</text:p>
      <text:p text:style-name="P22"><text:s text:c="4"/>} <text:s/>}</text:p>
      <text:p text:style-name="P22">int main() {</text:p>
      <text:p text:style-name="P22"><text:s text:c="4"/>int n;</text:p>
      <text:p text:style-name="P22"><text:s text:c="5"/>// Taking input for the size of the array</text:p>
      <text:p text:style-name="P22"><text:s text:c="4"/>cout &lt;&lt; "Enter the size of the array: ";</text:p>
      <text:p text:style-name="P22"><text:soft-page-break/><text:s text:c="4"/>cin &gt;&gt; n;</text:p>
      <text:p text:style-name="P22"><text:s text:c="4"/>// Creating an array and taking input</text:p>
      <text:p text:style-name="P22"><text:s text:c="4"/>vector&lt;int&gt; a(n);</text:p>
      <text:p text:style-name="P22"><text:s text:c="4"/>cout &lt;&lt; "Enter " &lt;&lt; n &lt;&lt; " elements of the array: ";</text:p>
      <text:p text:style-name="P22"><text:s text:c="4"/>for (int i = 0; i &lt; n; i++) {</text:p>
      <text:p text:style-name="P22"><text:s text:c="8"/>cin &gt;&gt; a[i];</text:p>
      <text:p text:style-name="P22"><text:s text:c="4"/>}</text:p>
      <text:p text:style-name="P22"><text:s text:c="4"/>// Initializing the variables to store the max and min values</text:p>
      <text:p text:style-name="P22"><text:s text:c="4"/>int Max = INT_MIN, Min = INT_MAX;</text:p>
      <text:p text:style-name="P22"><text:s text:c="4"/>// Calling the MaxMin function</text:p>
      <text:p text:style-name="P22"><text:s text:c="4"/>MaxMin(a, 0, n - 1, Max, Min);</text:p>
      <text:p text:style-name="P22"><text:s text:c="4"/>// Displaying the result</text:p>
      <text:p text:style-name="P22"><text:s text:c="4"/>cout &lt;&lt; "Maximum element: " &lt;&lt; Max &lt;&lt; endl;</text:p>
      <text:p text:style-name="P22"><text:s text:c="4"/>cout &lt;&lt; "Minimum element: " &lt;&lt; Min &lt;&lt; endl;</text:p>
      <text:p text:style-name="P22"><text:s text:c="4"/>return 0;</text:p>
      <text:p text:style-name="P22">}</text:p>
      <text:p text:style-name="P22">Output :</text:p>
      <text:p text:style-name="P22">Enter the size of the array: 7</text:p>
      <text:p text:style-name="P22">Enter 7 elements of the array: 23 12 56 89 43 21 98</text:p>
      <text:p text:style-name="P22">Maximum element: 98</text:p>
      <text:p text:style-name="P22">Minimum element: 12</text:p>
      <text:p text:style-name="P52"/>
      <text:p text:style-name="P52"/>
      <text:p text:style-name="P52"/>
      <text:p text:style-name="P52"/>
      <text:p text:style-name="P51">Date :<text:span text:style-name="T25">26/09/2024</text:span></text:p>
      <text:p text:style-name="P52"/>
      <text:p text:style-name="P3"><text:span text:style-name="T3">Aim : Implementing <text:s/>Strassen’s Matrix Multiplication</text:span></text:p>
      <text:p text:style-name="P3"><text:span text:style-name="T3">Algorithm :</text:span></text:p>
      <text:p text:style-name="P3"><text:span text:style-name="T3">STRASSEN(A, B)</text:span></text:p>
      <text:p text:style-name="P3"><text:span text:style-name="T3"><text:s text:c="4"/>// Base case:</text:span></text:p>
      <text:p text:style-name="P3"><text:span text:style-name="T3"><text:s text:c="4"/>if n == 1</text:span></text:p>
      <text:p text:style-name="P3"><text:span text:style-name="T3"><text:s text:c="8"/>return A[1,1] * B[1,1]</text:span></text:p>
      <text:p text:style-name="P3"><text:span text:style-name="T3"><text:s text:c="4"/>// Divide matrices into four submatrices</text:span></text:p>
      <text:p text:style-name="P3"><text:span text:style-name="T3"><text:s text:c="4"/>A11, A12, A21, A22 = divide(A)</text:span></text:p>
      <text:p text:style-name="P3"><text:span text:style-name="T3"><text:s text:c="4"/>B11, B12, B21, B22 = divide(B)</text:span></text:p>
      <text:p text:style-name="P3"><text:span text:style-name="T3"><text:s text:c="4"/>// Recursively compute seven products</text:span></text:p>
      <text:p text:style-name="P3"><text:span text:style-name="T3"><text:s text:c="4"/>P1 = STRASSEN(A11 + A22, B11 + B22)</text:span></text:p>
      <text:p text:style-name="P3"><text:span text:style-name="T3"><text:s text:c="4"/>P2 = STRASSEN(A21 + A22, B11)</text:span></text:p>
      <text:p text:style-name="P3"><text:span text:style-name="T3"><text:s text:c="4"/>P3 = STRASSEN(A11, B12 - B22)</text:span></text:p>
      <text:p text:style-name="P3"><text:span text:style-name="T3"><text:s text:c="4"/>P4 = STRASSEN(A22, B21 - B11)</text:span></text:p>
      <text:p text:style-name="P3"><text:span text:style-name="T3"><text:s text:c="4"/>P5 = STRASSEN(A11 + A12, B22)</text:span></text:p>
      <text:p text:style-name="P3"><text:span text:style-name="T3"><text:s text:c="4"/>P6 = STRASSEN(A21 - A11, B11 + B12)</text:span></text:p>
      <text:p text:style-name="P3"><text:span text:style-name="T3"><text:s text:c="4"/>P7 = STRASSEN(A12 - A22, B21 + B22)</text:span></text:p>
      <text:p text:style-name="P3"><text:span text:style-name="T3"><text:s text:c="4"/>// Combine submatrices   to form the final matrix C</text:span></text:p>
      <text:p text:style-name="P3"><text:span text:style-name="T3"><text:s text:c="4"/>C11 = P1 + P4 - P5 + P7</text:span></text:p>
      <text:p text:style-name="P3"><text:span text:style-name="T3"><text:s text:c="4"/>C12 = P3 + P5</text:span></text:p>
      <text:p text:style-name="P3"><text:span text:style-name="T3"><text:s text:c="4"/>C21 = P2 + P4</text:span></text:p>
      <text:p text:style-name="P3"><text:span text:style-name="T3"><text:s text:c="4"/>C22 = P1 + P3 - P2 + P6</text:span></text:p>
      <text:p text:style-name="P3"><text:span text:style-name="T3"><text:s text:c="4"/>return combine(C11, C12, C21, C22)</text:span></text:p>
      <text:p text:style-name="P3"><text:span text:style-name="T3">Time Complexity : O(n^log</text:span><text:span text:style-name="T20">2</text:span><text:span text:style-name="T3">(7))</text:span></text:p>
      <text:p text:style-name="P27"/>
      <text:p text:style-name="P27"/>
      <text:p text:style-name="P27"/>
      <text:p text:style-name="P27"/>
      <text:p text:style-name="P27"/>
      <text:p text:style-name="P27"><text:soft-page-break/></text:p>
      <text:p text:style-name="P3"><text:span text:style-name="T7">Source Code</text:span><text:span text:style-name="T3"> :</text:span></text:p>
      <text:p text:style-name="P20"><text:span text:style-name="T3">#include &lt;iostream&gt;</text:span></text:p>
      <text:p text:style-name="P20"><text:span text:style-name="T3">#include &lt;vector&gt;</text:span></text:p>
      <text:p text:style-name="P20"><text:span text:style-name="T3">using namespace std;</text:span></text:p>
      <text:p text:style-name="P20"><text:span text:style-name="T3">vector&lt;vector&lt;int&gt;&gt; add(const vector&lt;vector&lt;int&gt;&gt;&amp; A, const vector&lt;vector&lt;int&gt;&gt;&amp; B);</text:span></text:p>
      <text:p text:style-name="P20"><text:span text:style-name="T3">vector&lt;vector&lt;int&gt;&gt; subtract(const vector&lt;vector&lt;int&gt;&gt;&amp; A, const vector&lt;vector&lt;int&gt;&gt;&amp; B);</text:span></text:p>
      <text:p text:style-name="P20"><text:span text:style-name="T3">void divideMatrix(const vector&lt;vector&lt;int&gt;&gt;&amp; A, vector&lt;vector&lt;int&gt;&gt;&amp; A11, vector&lt;vector&lt;int&gt;&gt;&amp; A12, vector&lt;vector&lt;int&gt;&gt;&amp; A21, vector&lt;vector&lt;int&gt;&gt;&amp; A22);</text:span></text:p>
      <text:p text:style-name="P20"><text:span text:style-name="T3">void combineMatrix(vector&lt;vector&lt;int&gt;&gt;&amp; A, const vector&lt;vector&lt;int&gt;&gt;&amp; A11, const vector&lt;vector&lt;int&gt;&gt;&amp; A12, const vector&lt;vector&lt;int&gt;&gt;&amp; A21, const vector&lt;vector&lt;int&gt;&gt;&amp; A22);</text:span></text:p>
      <text:p text:style-name="P20"><text:span text:style-name="T3">vector&lt;vector&lt;int&gt;&gt; multiply(const vector&lt;vector&lt;int&gt;&gt;&amp; A, const vector&lt;vector&lt;int&gt;&gt;&amp; B) {</text:span></text:p>
      <text:p text:style-name="P20"><text:span text:style-name="T3"><text:s text:c="4"/>int n = A.size();</text:span></text:p>
      <text:p text:style-name="P20"><text:span text:style-name="T3"><text:s text:c="4"/>// Base case: 1x1 matrices</text:span></text:p>
      <text:p text:style-name="P20"><text:span text:style-name="T3"><text:s text:c="4"/>if (n == 1) {</text:span></text:p>
      <text:p text:style-name="P20"><text:span text:style-name="T3"><text:s text:c="8"/>return {{A[0][0] * B[0][0]}};</text:span></text:p>
      <text:p text:style-name="P20"><text:span text:style-name="T3"><text:s text:c="4"/>}</text:span></text:p>
      <text:p text:style-name="P20"><text:span text:style-name="T3"><text:s/>// Divide matrices into four submatrices</text:span></text:p>
      <text:p text:style-name="P20"><text:span text:style-name="T3"><text:s text:c="4"/>int n2 = n / 2;</text:span></text:p>
      <text:p text:style-name="P20"><text:span text:style-name="T3"><text:s text:c="4"/>vector&lt;vector&lt;int&gt;&gt; A11(n2, vector&lt;int&gt;(n2)), A12(n2, vector&lt;int&gt;(n2)), A21(n2, vector&lt;int&gt;(n2)), A22(n2, vector&lt;int&gt;(n2));</text:span></text:p>
      <text:p text:style-name="P20"><text:span text:style-name="T3"><text:s text:c="4"/>vector&lt;vector&lt;int&gt;&gt; B11(n2, vector&lt;int&gt;(n2)), B12(n2, vector&lt;int&gt;(n2)), B21(n2, vector&lt;int&gt;(n2)), B22(n2, vector&lt;int&gt;(n2));</text:span></text:p>
      <text:p text:style-name="P20"><text:span text:style-name="T3"><text:s text:c="4"/>divideMatrix(A, A11, A12, A21, A22);</text:span></text:p>
      <text:p text:style-name="P20"><text:span text:style-name="T3"><text:s text:c="4"/>divideMatrix(B, B11, B12, B21, B22);</text:span></text:p>
      <text:p text:style-name="P20"><text:span text:style-name="T3"><text:s text:c="3"/>// Calculate P1 to P7</text:span></text:p>
      <text:p text:style-name="P20"><text:span text:style-name="T3"><text:s text:c="4"/>vector&lt;vector&lt;int&gt;&gt; P1 = multiply(add(A11, A22), add(B11, B22));</text:span></text:p>
      <text:p text:style-name="P20"><text:span text:style-name="T3"><text:s text:c="4"/>vector&lt;vector&lt;int&gt;&gt; P2 = multiply(add(A21, A22), B11);</text:span></text:p>
      <text:p text:style-name="P20"><text:span text:style-name="T3"><text:s text:c="4"/>vector&lt;vector&lt;int&gt;&gt; P3 = multiply(A11, subtract(B12, B22));</text:span></text:p>
      <text:p text:style-name="P20"><text:span text:style-name="T3"><text:s text:c="4"/>vector&lt;vector&lt;int&gt;&gt; P4 = multiply(A22, subtract(B21, B11));</text:span></text:p>
      <text:p text:style-name="P20"><text:span text:style-name="T3"><text:s text:c="4"/>vector&lt;vector&lt;int&gt;&gt; P5 = multiply(add(A11, A12), B22);</text:span></text:p>
      <text:p text:style-name="P20"><text:span text:style-name="T3"><text:s text:c="4"/>vector&lt;vector&lt;int&gt;&gt; P6 = multiply(subtract(A21, A11), add(B11, B12));</text:span></text:p>
      <text:p text:style-name="P20"><text:span text:style-name="T3"><text:s text:c="4"/>vector&lt;vector&lt;int&gt;&gt; P7 = multiply(subtract(A12, A22), add(B21, B22));</text:span></text:p>
      <text:p text:style-name="P20"><text:span text:style-name="T3"><text:s text:c="3"/>// Calculate C11, C12, C21, C22</text:span></text:p>
      <text:p text:style-name="P20"><text:span text:style-name="T3"><text:s text:c="4"/>vector&lt;vector&lt;int&gt;&gt; C11 = add(subtract(add(P1, P4), P5), P7);</text:span></text:p>
      <text:p text:style-name="P20"><text:soft-page-break/><text:span text:style-name="T3"><text:s text:c="4"/>vector&lt;vector&lt;int&gt;&gt; C12 = add(P3, P5);</text:span></text:p>
      <text:p text:style-name="P20"><text:span text:style-name="T3"><text:s text:c="4"/>vector&lt;vector&lt;int&gt;&gt; C21 = add(P2, P4);</text:span></text:p>
      <text:p text:style-name="P20"><text:span text:style-name="T3"><text:s text:c="4"/>vector&lt;vector&lt;int&gt;&gt; C22 = add(subtract(add(P1, P3), P2), P6);</text:span></text:p>
      <text:p text:style-name="P20"><text:span text:style-name="T3"><text:s text:c="4"/>// Combine submatrices into the final result matrix C</text:span></text:p>
      <text:p text:style-name="P20"><text:span text:style-name="T3"><text:s text:c="4"/>vector&lt;vector&lt;int&gt;&gt; C(n, vector&lt;int&gt;(n));</text:span></text:p>
      <text:p text:style-name="P20"><text:span text:style-name="T3"><text:s text:c="4"/>combineMatrix(C, C11, C12, C21, C22);</text:span></text:p>
      <text:p text:style-name="P20"><text:span text:style-name="T3"><text:s text:c="4"/>return C;</text:span></text:p>
      <text:p text:style-name="P20"><text:span text:style-name="T3">}</text:span></text:p>
      <text:p text:style-name="P20"><text:span text:style-name="T3">// Helper functions</text:span></text:p>
      <text:p text:style-name="P20"><text:span text:style-name="T3">void divideMatrix(const vector&lt;vector&lt;int&gt;&gt;&amp; A, vector&lt;vector&lt;int&gt;&gt;&amp; A11, vector&lt;vector&lt;int&gt;&gt;&amp; A12, vector&lt;vector&lt;int&gt;&gt;&amp; A21, vector&lt;vector&lt;int&gt;&gt;&amp; A22) {</text:span></text:p>
      <text:p text:style-name="P20"><text:span text:style-name="T3"><text:s text:c="4"/>int n = A.size() / 2;</text:span></text:p>
      <text:p text:style-name="P20"><text:span text:style-name="T3"><text:s text:c="4"/>for (int i = 0; i &lt; n; i++) {</text:span></text:p>
      <text:p text:style-name="P20"><text:span text:style-name="T3"><text:s text:c="8"/>for (int j = 0; j &lt; n; j++) {</text:span></text:p>
      <text:p text:style-name="P20"><text:span text:style-name="T3"><text:s text:c="12"/></text:span><text:span text:style-name="T16">A11[i][j] = A[i][j];</text:span></text:p>
      <text:p text:style-name="P20"><text:span text:style-name="T16"><text:s text:c="12"/>A12[i][j] = A[i][j + n];</text:span></text:p>
      <text:p text:style-name="P20"><text:span text:style-name="T16"><text:s text:c="12"/>A21[i][j] = A[i + n][j];</text:span></text:p>
      <text:p text:style-name="P20"><text:span text:style-name="T16"><text:s text:c="12"/>A22[i][j] = A[i + n][j + n];</text:span></text:p>
      <text:p text:style-name="P20"><text:span text:style-name="T16"><text:s text:c="8"/></text:span><text:span text:style-name="T3">}</text:span></text:p>
      <text:p text:style-name="P20"><text:span text:style-name="T3"><text:s text:c="4"/>}</text:span></text:p>
      <text:p text:style-name="P20"><text:span text:style-name="T3">}</text:span></text:p>
      <text:p text:style-name="P20"><text:span text:style-name="T3">void combineMatrix(vector&lt;vector&lt;int&gt;&gt;&amp; A, const vector&lt;vector&lt;int&gt;&gt;&amp; A11, const vector&lt;vector&lt;int&gt;&gt;&amp; A12, const vector&lt;vector&lt;int&gt;&gt;&amp; A21, const vector&lt;vector&lt;int&gt;&gt;&amp; A22) {</text:span></text:p>
      <text:p text:style-name="P20"><text:span text:style-name="T3"><text:s text:c="4"/>int n = A11.size();</text:span></text:p>
      <text:p text:style-name="P20"><text:span text:style-name="T3"><text:s text:c="4"/>for (int i = 0; i &lt; n; i++) {</text:span></text:p>
      <text:p text:style-name="P20"><text:span text:style-name="T3"><text:s text:c="8"/>for (int j = 0; j &lt; n; j++) {</text:span></text:p>
      <text:p text:style-name="P20"><text:span text:style-name="T3"><text:s text:c="12"/></text:span><text:span text:style-name="T16">A[i][j] = A11[i][j];</text:span></text:p>
      <text:p text:style-name="P20"><text:span text:style-name="T16"><text:s text:c="12"/>A[i][j + n] = A12[i][j];</text:span></text:p>
      <text:p text:style-name="P20"><text:span text:style-name="T16"><text:s text:c="12"/>A[i + n][j] = A21[i][j];</text:span></text:p>
      <text:p text:style-name="P20"><text:span text:style-name="T16"><text:s text:c="12"/>A[i + n][j + n] = A22[i][j];</text:span></text:p>
      <text:p text:style-name="P20"><text:span text:style-name="T16"><text:s text:c="8"/></text:span><text:span text:style-name="T3">}</text:span></text:p>
      <text:p text:style-name="P20"><text:span text:style-name="T3"><text:s text:c="4"/>}</text:span></text:p>
      <text:p text:style-name="P20"><text:span text:style-name="T3">}</text:span></text:p>
      <text:p text:style-name="P20"><text:span text:style-name="T3">vector&lt;vector&lt;int&gt;&gt; add(const vector&lt;vector&lt;int&gt;&gt;&amp; A, const vector&lt;vector&lt;int&gt;&gt;&amp; B) {</text:span></text:p>
      <text:p text:style-name="P20"><text:span text:style-name="T3"><text:s text:c="4"/>int n = A.size();</text:span></text:p>
      <text:p text:style-name="P20"><text:soft-page-break/><text:span text:style-name="T3"><text:s text:c="4"/>vector&lt;vector&lt;int&gt;&gt; C(n, vector&lt;int&gt;(n));</text:span></text:p>
      <text:p text:style-name="P20"><text:span text:style-name="T3"><text:s text:c="4"/>for (int i = 0; i &lt; n; i++) {</text:span></text:p>
      <text:p text:style-name="P20"><text:span text:style-name="T3"><text:s text:c="8"/>for (int j = 0; j &lt; n; j++) {</text:span></text:p>
      <text:p text:style-name="P20"><text:span text:style-name="T3"><text:s text:c="12"/>C[i][j] = A[i][j] + B[i][j];</text:span></text:p>
      <text:p text:style-name="P20"><text:span text:style-name="T3"><text:s text:c="8"/>}</text:span></text:p>
      <text:p text:style-name="P20"><text:span text:style-name="T3"><text:s text:c="4"/>}</text:span></text:p>
      <text:p text:style-name="P20"><text:span text:style-name="T3"><text:s text:c="4"/>return C;</text:span></text:p>
      <text:p text:style-name="P20"><text:span text:style-name="T3">}</text:span></text:p>
      <text:p text:style-name="P20"><text:span text:style-name="T3">vector&lt;vector&lt;int&gt;&gt; subtract(const vector&lt;vector&lt;int&gt;&gt;&amp; A, const vector&lt;vector&lt;int&gt;&gt;&amp; B) {</text:span></text:p>
      <text:p text:style-name="P20"><text:span text:style-name="T3"><text:s text:c="4"/>int n = A.size();</text:span></text:p>
      <text:p text:style-name="P20"><text:span text:style-name="T3"><text:s text:c="4"/>vector&lt;vector&lt;int&gt;&gt; C(n, vector&lt;int&gt;(n));</text:span></text:p>
      <text:p text:style-name="P20"><text:span text:style-name="T3"><text:s text:c="4"/>for (int i = 0; i &lt; n; i++) {</text:span></text:p>
      <text:p text:style-name="P20"><text:span text:style-name="T3"><text:s text:c="8"/>for (int j = 0; j &lt; n; j++) {</text:span></text:p>
      <text:p text:style-name="P20"><text:span text:style-name="T3"><text:s text:c="12"/>C[i][j] = A[i][j] - B[i][j];</text:span></text:p>
      <text:p text:style-name="P20"><text:span text:style-name="T3"><text:s text:c="8"/>}</text:span></text:p>
      <text:p text:style-name="P20"><text:span text:style-name="T3"><text:s text:c="4"/>}</text:span></text:p>
      <text:p text:style-name="P20"><text:span text:style-name="T3"><text:s text:c="4"/>return C;</text:span></text:p>
      <text:p text:style-name="P20"><text:span text:style-name="T3">}</text:span></text:p>
      <text:p text:style-name="P20"><text:span text:style-name="T3">int main() {</text:span></text:p>
      <text:p text:style-name="P20"><text:span text:style-name="T3"><text:s text:c="4"/>int n;</text:span></text:p>
      <text:p text:style-name="P20"><text:span text:style-name="T3"><text:s text:c="4"/>cout &lt;&lt; "Enter the size of the matrices (n x n): ";</text:span></text:p>
      <text:p text:style-name="P20"><text:span text:style-name="T3"><text:s text:c="4"/>cin &gt;&gt; n;</text:span></text:p>
      <text:p text:style-name="P20"><text:span text:style-name="T3"><text:s text:c="4"/>// Ensure matrix size is a power of 2 for Strassen's algorithm</text:span></text:p>
      <text:p text:style-name="P20"><text:span text:style-name="T3"><text:s text:c="4"/>if ((n &amp; (n - 1)) != 0) {</text:span></text:p>
      <text:p text:style-name="P20"><text:span text:style-name="T3"><text:s text:c="8"/>cout &lt;&lt; "Matrix size must be a power of 2." &lt;&lt; endl;</text:span></text:p>
      <text:p text:style-name="P20"><text:span text:style-name="T3"><text:s text:c="8"/>return 1;</text:span></text:p>
      <text:p text:style-name="P20"><text:span text:style-name="T3"><text:s text:c="4"/>}</text:span></text:p>
      <text:p text:style-name="P20"><text:span text:style-name="T3"><text:s text:c="4"/>vector&lt;vector&lt;int&gt;&gt; A(n, vector&lt;int&gt;(n)), B(n, vector&lt;int&gt;(n));</text:span></text:p>
      <text:p text:style-name="P20"><text:span text:style-name="T3"><text:s text:c="4"/>cout &lt;&lt; "Enter elements of matrix A:" &lt;&lt; endl;</text:span></text:p>
      <text:p text:style-name="P20"><text:span text:style-name="T3"><text:s text:c="4"/>for (int i = 0; i &lt; n; i++) {</text:span></text:p>
      <text:p text:style-name="P20"><text:span text:style-name="T3"><text:s text:c="8"/>for (int j = 0; j &lt; n; j++) {</text:span></text:p>
      <text:p text:style-name="P20"><text:span text:style-name="T3"><text:s text:c="12"/>cin &gt;&gt; A[i][j];</text:span></text:p>
      <text:p text:style-name="P20"><text:span text:style-name="T3"><text:s text:c="8"/>}</text:span></text:p>
      <text:p text:style-name="P20"><text:span text:style-name="T3"><text:s text:c="4"/>}</text:span></text:p>
      <text:p text:style-name="P20"><text:span text:style-name="T3"><text:s text:c="4"/>cout &lt;&lt; "Enter elements of matrix B:" &lt;&lt; endl;</text:span></text:p>
      <text:p text:style-name="P20"><text:span text:style-name="T3"><text:s text:c="4"/>for (int i = 0; i &lt; n; i++) {</text:span></text:p>
      <text:p text:style-name="P20"><text:soft-page-break/><text:span text:style-name="T3"><text:s text:c="8"/>for (int j = 0; j &lt; n; j++) {</text:span></text:p>
      <text:p text:style-name="P20"><text:span text:style-name="T3"><text:s text:c="12"/>cin &gt;&gt; B[i][j];</text:span></text:p>
      <text:p text:style-name="P20"><text:span text:style-name="T3"><text:s text:c="8"/>}</text:span></text:p>
      <text:p text:style-name="P20"><text:span text:style-name="T3"><text:s text:c="4"/>}</text:span></text:p>
      <text:p text:style-name="P20"><text:span text:style-name="T3"><text:s text:c="4"/>vector&lt;vector&lt;int&gt;&gt; C = multiply(A, B);</text:span></text:p>
      <text:p text:style-name="P20"><text:span text:style-name="T3"><text:s text:c="4"/>cout &lt;&lt; "Resultant Matrix:" &lt;&lt; endl;</text:span></text:p>
      <text:p text:style-name="P20"><text:span text:style-name="T3"><text:s text:c="4"/>for (const auto&amp; row : C) {</text:span></text:p>
      <text:p text:style-name="P20"><text:span text:style-name="T3"><text:s text:c="8"/>for (int val : row) {</text:span></text:p>
      <text:p text:style-name="P20"><text:span text:style-name="T3"><text:s text:c="12"/>cout &lt;&lt; val &lt;&lt; " ";</text:span></text:p>
      <text:p text:style-name="P20"><text:span text:style-name="T3"><text:s text:c="8"/>}</text:span></text:p>
      <text:p text:style-name="P20"><text:span text:style-name="T3"><text:s text:c="8"/>cout &lt;&lt; endl;</text:span></text:p>
      <text:p text:style-name="P20"><text:span text:style-name="T3"><text:s text:c="4"/>}</text:span></text:p>
      <text:p text:style-name="P20"><text:span text:style-name="T3"><text:s text:c="4"/>return 0;</text:span></text:p>
      <text:p text:style-name="P20"><text:span text:style-name="T3">}</text:span></text:p>
      <text:p text:style-name="P25"/>
      <text:p text:style-name="P20"><text:span text:style-name="T3">Output :</text:span></text:p>
      <text:p text:style-name="P20"><text:span text:style-name="T3">Enter the size of the matrices (n x n): 2</text:span></text:p>
      <text:p text:style-name="P20"><text:span text:style-name="T3">Enter elements of matrix A:</text:span></text:p>
      <text:p text:style-name="P20"><text:span text:style-name="T3">12 45</text:span></text:p>
      <text:p text:style-name="P20"><text:span text:style-name="T3">56 78</text:span></text:p>
      <text:p text:style-name="P20"><text:span text:style-name="T3">Enter elements of matrix B:</text:span></text:p>
      <text:p text:style-name="P20"><text:span text:style-name="T3">10 20</text:span></text:p>
      <text:p text:style-name="P20"><text:span text:style-name="T3">20 10</text:span></text:p>
      <text:p text:style-name="P20"><text:span text:style-name="T3">Resultant Matrix:</text:span></text:p>
      <text:p text:style-name="P20"><text:span text:style-name="T3">1020 690 </text:span></text:p>
      <text:p text:style-name="P20"><text:span text:style-name="T3">2120 1900</text:span></text:p>
      <text:p text:style-name="P27"/>
      <text:p text:style-name="P27"/>
      <text:p text:style-name="P5"><text:span text:style-name="T3">Date :</text:span><text:span text:style-name="T4">26/09/2024</text:span></text:p>
      <text:p text:style-name="P20"><text:span text:style-name="T3">Aim: To find kth largest element in an array</text:span></text:p>
      <text:p text:style-name="P20"><text:span text:style-name="T3">Algorithm:</text:span></text:p>
      <text:p text:style-name="P20"><text:span text:style-name="T3">KTH_LARGEST(A, k)</text:span></text:p>
      <text:p text:style-name="P20"><text:span text:style-name="T3">1 <text:s text:c="3"/>if size(A) == 1</text:span></text:p>
      <text:p text:style-name="P20"><text:span text:style-name="T3">2 <text:s text:c="7"/>return A[0]</text:span></text:p>
      <text:p text:style-name="P20"><text:span text:style-name="T3">3 <text:s text:c="3"/>p = SelectPivot(A)</text:span></text:p>
      <text:p text:style-name="P20"><text:span text:style-name="T3">4 <text:s text:c="3"/>q = Partition(A, p)</text:span></text:p>
      <text:p text:style-name="P20"><text:span text:style-name="T3">5 <text:s text:c="3"/>rank = q - 1</text:span></text:p>
      <text:p text:style-name="P20"><text:span text:style-name="T3">6 <text:s text:c="3"/>if rank == k</text:span></text:p>
      <text:p text:style-name="P20"><text:span text:style-name="T3">7 <text:s text:c="7"/>return A[q]</text:span></text:p>
      <text:p text:style-name="P20"><text:span text:style-name="T3">8 <text:s text:c="3"/>else if rank &gt; k</text:span></text:p>
      <text:p text:style-name="P20"><text:span text:style-name="T3">9 <text:s text:c="7"/>return KTH_LARGEST(A[0..q-1], k)</text:span></text:p>
      <text:p text:style-name="P20"><text:span text:style-name="T3">10 <text:s text:c="2"/>else</text:span></text:p>
      <text:p text:style-name="P20"><text:span text:style-name="T3">11 <text:s text:c="6"/>return KTH_LARGEST(A[q+1..n-1], k - rank)</text:span></text:p>
      <text:p text:style-name="P25"/>
      <text:p text:style-name="P20"><text:span text:style-name="T3">Time Complexity: O(n)</text:span></text:p>
      <text:p text:style-name="P25"/>
      <text:p text:style-name="P20"><text:span text:style-name="T3">Source Code :</text:span></text:p>
      <text:p text:style-name="P20"><text:span text:style-name="T3">#include &lt;iostream&gt;</text:span></text:p>
      <text:p text:style-name="P20"><text:span text:style-name="T3">#include &lt;vector&gt;</text:span></text:p>
      <text:p text:style-name="P20"><text:span text:style-name="T3">#include &lt;cstdlib&gt; <text:s/>// For random pivot</text:span></text:p>
      <text:p text:style-name="P20"><text:span text:style-name="T3">using namespace std;</text:span></text:p>
      <text:p text:style-name="P20"><text:span text:style-name="T3">// Partition the array around a pivot</text:span></text:p>
      <text:p text:style-name="P20"><text:span text:style-name="T3">int Partition(vector&lt;int&gt;&amp; A, int low, int high) {</text:span></text:p>
      <text:p text:style-name="P20"><text:span text:style-name="T3"><text:s text:c="4"/>int pivot = A[high]; <text:s/>// Choose the last element as pivot</text:span></text:p>
      <text:p text:style-name="P20"><text:span text:style-name="T3"><text:s text:c="4"/>int i = low - 1; <text:s/>// Index of smaller element</text:span></text:p>
      <text:p text:style-name="P20"><text:span text:style-name="T3"><text:s text:c="4"/>for (int j = low; j &lt;= high - 1; j++) {</text:span></text:p>
      <text:p text:style-name="P20"><text:span text:style-name="T3"><text:s text:c="8"/>if (A[j] &gt;= pivot) { <text:s/>// We want elements greater than or equal to pivot on the left</text:span></text:p>
      <text:p text:style-name="P20"><text:span text:style-name="T3"><text:s text:c="12"/>i++;</text:span></text:p>
      <text:p text:style-name="P20"><text:span text:style-name="T3"><text:s text:c="12"/>swap(A[i], A[j]);</text:span></text:p>
      <text:p text:style-name="P20"><text:span text:style-name="T3"><text:s text:c="8"/>}</text:span></text:p>
      <text:p text:style-name="P20"><text:span text:style-name="T3"><text:s text:c="4"/>}</text:span></text:p>
      <text:p text:style-name="P20"><text:span text:style-name="T3"><text:s text:c="4"/>swap(A[i + 1], A[high]);</text:span></text:p>
      <text:p text:style-name="P20"><text:span text:style-name="T3"><text:s text:c="4"/>return i + 1;</text:span></text:p>
      <text:p text:style-name="P20"><text:span text:style-name="T3">}</text:span></text:p>
      <text:p text:style-name="P20"><text:soft-page-break/><text:span text:style-name="T3">// Function to perform Quickselect</text:span></text:p>
      <text:p text:style-name="P20"><text:span text:style-name="T3">int KTH_LARGEST(vector&lt;int&gt;&amp; A, int low, int high, int k) {</text:span></text:p>
      <text:p text:style-name="P20"><text:span text:style-name="T3"><text:s text:c="4"/>if (low &lt;= high) {</text:span></text:p>
      <text:p text:style-name="P20"><text:span text:style-name="T3"><text:s text:c="8"/>int pivotIndex = Partition(A, low, high);</text:span></text:p>
      <text:p text:style-name="P20"><text:span text:style-name="T3"><text:s text:c="8"/>// Rank of the pivot element (1-based index)</text:span></text:p>
      <text:p text:style-name="P20"><text:span text:style-name="T3"><text:s text:c="8"/>int rank = pivotIndex - low + 1;</text:span></text:p>
      <text:p text:style-name="P20"><text:span text:style-name="T3"><text:s text:c="7"/>// If the pivot element is the kth largest, return it</text:span></text:p>
      <text:p text:style-name="P20"><text:span text:style-name="T3"><text:s text:c="8"/>if (rank == k) {</text:span></text:p>
      <text:p text:style-name="P20"><text:span text:style-name="T3"><text:s text:c="12"/>return A[pivotIndex];</text:span></text:p>
      <text:p text:style-name="P20"><text:span text:style-name="T3"><text:s text:c="8"/>}</text:span></text:p>
      <text:p text:style-name="P20"><text:span text:style-name="T3"><text:s text:c="8"/>// If the kth largest is in the left subarray</text:span></text:p>
      <text:p text:style-name="P20"><text:span text:style-name="T3"><text:s text:c="8"/>else if (rank &gt; k) {</text:span></text:p>
      <text:p text:style-name="P20"><text:span text:style-name="T3"><text:s text:c="12"/>return KTH_LARGEST(A, low, pivotIndex - 1, k);</text:span></text:p>
      <text:p text:style-name="P20"><text:span text:style-name="T3"><text:s text:c="8"/>}</text:span></text:p>
      <text:p text:style-name="P20"><text:span text:style-name="T3"><text:s text:c="8"/>// If the kth largest is in the right subarray</text:span></text:p>
      <text:p text:style-name="P20"><text:span text:style-name="T3"><text:s text:c="8"/>else {</text:span></text:p>
      <text:p text:style-name="P20"><text:span text:style-name="T3"><text:s text:c="12"/>return KTH_LARGEST(A, pivotIndex + 1, high, k - rank);</text:span></text:p>
      <text:p text:style-name="P20"><text:span text:style-name="T3"><text:s text:c="8"/>}</text:span></text:p>
      <text:p text:style-name="P20"><text:span text:style-name="T3"><text:s text:c="4"/>}</text:span></text:p>
      <text:p text:style-name="P20"><text:span text:style-name="T3"><text:s text:c="4"/>return -1; <text:s/>// Invalid case, shouldn't reach here</text:span></text:p>
      <text:p text:style-name="P20"><text:span text:style-name="T3">}</text:span></text:p>
      <text:p text:style-name="P25"/>
      <text:p text:style-name="P20"><text:span text:style-name="T3">int main() {</text:span></text:p>
      <text:p text:style-name="P20"><text:span text:style-name="T3"><text:s text:c="4"/>int n, k;</text:span></text:p>
      <text:p text:style-name="P20"><text:span text:style-name="T3"><text:s text:c="3"/>// Input size of the array</text:span></text:p>
      <text:p text:style-name="P20"><text:span text:style-name="T3"><text:s text:c="4"/>cout &lt;&lt; "Enter the number of elements: ";</text:span></text:p>
      <text:p text:style-name="P20"><text:span text:style-name="T3"><text:s text:c="4"/>cin &gt;&gt; n;</text:span></text:p>
      <text:p text:style-name="P20"><text:span text:style-name="T3"><text:s text:c="4"/>vector&lt;int&gt; A(n);</text:span></text:p>
      <text:p text:style-name="P20"><text:span text:style-name="T3"><text:s text:c="3"/>// Input the array elements</text:span></text:p>
      <text:p text:style-name="P20"><text:span text:style-name="T3"><text:s text:c="4"/>cout &lt;&lt; "Enter the elements of the array: ";</text:span></text:p>
      <text:p text:style-name="P20"><text:span text:style-name="T3"><text:s text:c="4"/>for (int i = 0; i &lt; n; i++) {</text:span></text:p>
      <text:p text:style-name="P20"><text:span text:style-name="T3"><text:s text:c="8"/>cin &gt;&gt; A[i];</text:span></text:p>
      <text:p text:style-name="P20"><text:span text:style-name="T3"><text:s text:c="4"/>}</text:span></text:p>
      <text:p text:style-name="P20"><text:span text:style-name="T3"><text:s text:c="4"/>// Input k (the kth largest element to find)</text:span></text:p>
      <text:p text:style-name="P20"><text:span text:style-name="T3"><text:s text:c="4"/>cout &lt;&lt; "Enter the value of k (1 &lt;= k &lt;= " &lt;&lt; n &lt;&lt; "): ";</text:span></text:p>
      <text:p text:style-name="P20"><text:span text:style-name="T3"><text:s text:c="4"/>cin &gt;&gt; k;</text:span></text:p>
      <text:p text:style-name="P20"><text:soft-page-break/><text:span text:style-name="T3"><text:s text:c="4"/>// Find the kth largest element</text:span></text:p>
      <text:p text:style-name="P20"><text:span text:style-name="T3"><text:s text:c="4"/>int result = KTH_LARGEST(A, 0, n - 1, k);</text:span></text:p>
      <text:p text:style-name="P20"><text:span text:style-name="T3"><text:s text:c="4"/>cout &lt;&lt; "The " &lt;&lt; k &lt;&lt; "th largest element is " &lt;&lt; result &lt;&lt; endl;</text:span></text:p>
      <text:p text:style-name="P20"><text:span text:style-name="T3"><text:s text:c="4"/>return 0;</text:span></text:p>
      <text:p text:style-name="P20"><text:span text:style-name="T3">}</text:span></text:p>
      <text:p text:style-name="P20"><text:span text:style-name="T3">Output :</text:span></text:p>
      <text:p text:style-name="P20"><text:span text:style-name="T3">Enter the number of elements: 5</text:span></text:p>
      <text:p text:style-name="P20"><text:span text:style-name="T3">Enter the elements of the array: 10 20 30 40 50</text:span></text:p>
      <text:p text:style-name="P20"><text:span text:style-name="T3">Enter the value of k (1 &lt;= k &lt;= 5): 3</text:span></text:p>
      <text:p text:style-name="P20"><text:span text:style-name="T3">The 3th largest element is 30</text:span></text:p>
      <text:p text:style-name="P25"/>
      <text:p text:style-name="P20"><text:a xlink:type="simple" xlink:href="https://leetcode.com/problems/kth-largest-element-in-an-array/description/" text:style-name="Default_20_Style" text:visited-style-name="Default_20_Style"><text:span text:style-name="T21">https://leetcode.com/problems/kth-largest-element-in-an-array/description/</text:span></text:a></text:p>
      <text:p text:style-name="P27"/>
      <text:p text:style-name="P8"><text:span text:style-name="T3">Date : </text:span><text:span text:style-name="T4">17/10/2024</text:span></text:p>
      <text:p text:style-name="P7"><text:span text:style-name="T3"><text:s text:c="8"/></text:span><text:span text:style-name="T9">Aim :</text:span><text:span text:style-name="T3"> <text:s/>Implement Fractional Knapsack <text:s/>using Greedy algorithm strategy</text:span></text:p>
      <text:p text:style-name="P44"><text:span text:style-name="T8">Algorithm</text:span><text:span text:style-name="T9">:</text:span></text:p>
      <text:p text:style-name="P46"><text:span text:style-name="T3">Algorithm GREEDY_KNAPSACK(P, W, M, X, n)</text:span></text:p>
      <text:p text:style-name="P34"/>
      <text:p text:style-name="P46"><text:span text:style-name="T3">// P[1:n] and W[1 :n] contain the profits and weights respectively of the n</text:span></text:p>
      <text:p text:style-name="P46"><text:span text:style-name="T3">// objects ordered so that P[i]/W[i] &gt;= P[i + 1]/W[i + 1].</text:span></text:p>
      <text:p text:style-name="P46"><text:span text:style-name="T3">// M is   </text:span></text:p>
      <text:p text:style-name="P46"><text:span text:style-name="T3"><text:s/>the knapsack size and X[1:n] is the solution vector   </text:span></text:p>
      <text:p text:style-name="P34"/>
      <text:p text:style-name="P34"/>
      <text:p text:style-name="P46"><text:span text:style-name="T3">{</text:span></text:p>
      <text:p text:style-name="P46"><text:span text:style-name="T3"><text:s text:c="4"/>X = 0 //initialize solution to zero</text:span></text:p>
      <text:p text:style-name="P46"><text:span text:style-name="T3"><text:s text:c="4"/>rw = M // rw = remaining knapsack capacity</text:span></text:p>
      <text:p text:style-name="P46"><text:span text:style-name="T3"><text:s text:c="4"/>for i = 1 to n do</text:span></text:p>
      <text:p text:style-name="P34"/>
      <text:p text:style-name="P46"><text:span text:style-name="T3"><text:s text:c="8"/>{</text:span></text:p>
      <text:p text:style-name="P46"><text:span text:style-name="T3"><text:s text:c="12"/>if W[i] &gt; rw then</text:span></text:p>
      <text:p text:style-name="P46"><text:span text:style-name="T3"><text:s text:c="16"/></text:span><text:span text:style-name="T16">break;</text:span></text:p>
      <text:p text:style-name="P46"><text:span text:style-name="T16"><text:s text:c="12"/>X[i] = 1</text:span></text:p>
      <text:p text:style-name="P46"><text:span text:style-name="T16"><text:s text:c="12"/>rw = rw - W[i]</text:span></text:p>
      <text:p text:style-name="P53"/>
      <text:p text:style-name="P46"><text:span text:style-name="T16"><text:s text:c="8"/></text:span><text:span text:style-name="T3">}</text:span></text:p>
      <text:p text:style-name="P46"><text:span text:style-name="T3"><text:s text:c="8"/>if i &lt;= n then</text:span></text:p>
      <text:p text:style-name="P46"><text:span text:style-name="T3"><text:s text:c="12"/>X[i] = rw/W[i];</text:span></text:p>
      <text:p text:style-name="P34"/>
      <text:p text:style-name="P47"><text:span text:style-name="T3">}</text:span></text:p>
      <text:p text:style-name="P35"/>
      <text:p text:style-name="P47"><text:span text:style-name="T7">Time Complexity</text:span><text:span text:style-name="T3"> : <text:s text:c="2"/>O(n log n)</text:span></text:p>
      <text:p text:style-name="P35"/>
      <text:p text:style-name="P47"><text:span text:style-name="T9">Program:</text:span></text:p>
      <text:p text:style-name="P48"><text:span text:style-name="T3"><text:s/>#include &lt;iostream&gt;</text:span></text:p>
      <text:p text:style-name="P48"><text:span text:style-name="T3"><text:s/>#include &lt;vector&gt;</text:span></text:p>
      <text:p text:style-name="P48"><text:span text:style-name="T3"><text:s/>using namespace std;</text:span></text:p>
      <text:p text:style-name="P48"><text:span text:style-name="T3"><text:s text:c="2"/>void greedyKnapsack(vector&lt;int&gt;&amp;P,vector&lt;int&gt;&amp;W,intM,vector&lt;double&gt;&amp; X, int n) {</text:span></text:p>
      <text:p text:style-name="P49"><text:span text:style-name="T3"><text:s text:c="4"/>// Initialize solution vector to zero</text:span></text:p>
      <text:p text:style-name="P50"><text:span text:style-name="T3"><text:s text:c="4"/>for (int i = 0; i &lt; n; i++) {</text:span></text:p>
      <text:p text:style-name="P50"><text:span text:style-name="T3"><text:s text:c="8"/>X[i] = 0.0;</text:span></text:p>
      <text:p text:style-name="P50"><text:span text:style-name="T3"><text:s text:c="4"/>}</text:span></text:p>
      <text:p text:style-name="P46"><text:span text:style-name="T3"><text:s text:c="4"/>int rw = M; // Remaining knapsack capacity</text:span></text:p>
      <text:p text:style-name="P46"><text:span text:style-name="T3"><text:s text:c="4"/>for (int i = 0; i &lt; n; i++) {</text:span></text:p>
      <text:p text:style-name="P46"><text:span text:style-name="T3"><text:s text:c="8"/>if (W[i] &gt; rw) {</text:span></text:p>
      <text:p text:style-name="P46"><text:span text:style-name="T3"><text:s text:c="12"/>break;</text:span></text:p>
      <text:p text:style-name="P46"><text:span text:style-name="T3"><text:s text:c="8"/>}</text:span></text:p>
      <text:p text:style-name="P46"><text:span text:style-name="T3"><text:s text:c="8"/>X[i] = 1.0;</text:span></text:p>
      <text:p text:style-name="P46"><text:soft-page-break/><text:span text:style-name="T3"><text:s text:c="8"/>rw -= W[i];</text:span></text:p>
      <text:p text:style-name="P46"><text:span text:style-name="T3"><text:s text:c="4"/>}</text:span></text:p>
      <text:p text:style-name="P46"><text:span text:style-name="T3"><text:s text:c="4"/>// If there's still remaining capacity and items left, take a fraction of the next item</text:span></text:p>
      <text:p text:style-name="P46"><text:span text:style-name="T3"><text:s text:c="4"/>if (rw &gt; 0 &amp;&amp; n &gt; 0) {</text:span></text:p>
      <text:p text:style-name="P46"><text:span text:style-name="T3"><text:s text:c="8"/>X[n - 1] = static_cast&lt;double&gt;(rw) / W[n - 1];</text:span></text:p>
      <text:p text:style-name="P46"><text:span text:style-name="T3"><text:s text:c="4"/>}</text:span></text:p>
      <text:p text:style-name="P46"><text:span text:style-name="T3">}</text:span></text:p>
      <text:p text:style-name="P46"><text:span text:style-name="T3">int main() {</text:span></text:p>
      <text:p text:style-name="P46"><text:span text:style-name="T3"><text:s text:c="4"/>int n; // Number of items</text:span></text:p>
      <text:p text:style-name="P46"><text:span text:style-name="T3"><text:s text:c="4"/>int M; // Knapsack capacity</text:span></text:p>
      <text:p text:style-name="P34"/>
      <text:p text:style-name="P46"><text:span text:style-name="T3"><text:s text:c="4"/>cout &lt;&lt; "Enter number of items: ";</text:span></text:p>
      <text:p text:style-name="P46"><text:span text:style-name="T3"><text:s text:c="4"/>cin &gt;&gt; n;</text:span></text:p>
      <text:p text:style-name="P34"/>
      <text:p text:style-name="P46"><text:span text:style-name="T3"><text:s text:c="4"/>cout &lt;&lt; "Enter knapsack capacity: ";</text:span></text:p>
      <text:p text:style-name="P46"><text:span text:style-name="T3"><text:s text:c="4"/>cin &gt;&gt; M;</text:span></text:p>
      <text:p text:style-name="P34"/>
      <text:p text:style-name="P46"><text:span text:style-name="T3"><text:s text:c="4"/>vector&lt;int&gt; P(n), W(n); // Profits and weights of items</text:span></text:p>
      <text:p text:style-name="P46"><text:span text:style-name="T3"><text:s text:c="4"/>vector&lt;double&gt; X(n); <text:s text:c="3"/>// Solution vector</text:span></text:p>
      <text:p text:style-name="P34"/>
      <text:p text:style-name="P46"><text:span text:style-name="T3"><text:s text:c="4"/>cout &lt;&lt; "Enter profits of items: ";</text:span></text:p>
      <text:p text:style-name="P46"><text:span text:style-name="T3"><text:s text:c="4"/>for (int i = 0; i &lt; n; i++) {</text:span></text:p>
      <text:p text:style-name="P46"><text:span text:style-name="T3"><text:s text:c="8"/>cin &gt;&gt; P[i];</text:span></text:p>
      <text:p text:style-name="P46"><text:span text:style-name="T3"><text:s text:c="4"/>}</text:span></text:p>
      <text:p text:style-name="P34"/>
      <text:p text:style-name="P46"><text:span text:style-name="T3"><text:s text:c="4"/>cout &lt;&lt; "Enter weights of items: ";</text:span></text:p>
      <text:p text:style-name="P46"><text:span text:style-name="T3"><text:s text:c="4"/>for (int i = 0; i &lt; n; i++) {</text:span></text:p>
      <text:p text:style-name="P46"><text:span text:style-name="T3"><text:s text:c="8"/></text:span><text:span text:style-name="T16">cin &gt;&gt; W[i];</text:span></text:p>
      <text:p text:style-name="P46"><text:span text:style-name="T16"><text:s text:c="4"/>}</text:span></text:p>
      <text:p text:style-name="P53"/>
      <text:p text:style-name="P46"><text:span text:style-name="T18"><text:s text:c="4"/></text:span><text:span text:style-name="T16">greedyKnapsack(P, W, M, X, n);</text:span></text:p>
      <text:p text:style-name="P53"/>
      <text:p text:style-name="P46"><text:span text:style-name="T16"><text:s text:c="4"/></text:span><text:span text:style-name="T3">cout &lt;&lt; "Solution vector: ";</text:span></text:p>
      <text:p text:style-name="P46"><text:span text:style-name="T3"><text:s text:c="4"/>for (int i = 0; i &lt; n; i++) {</text:span></text:p>
      <text:p text:style-name="P46"><text:span text:style-name="T3"><text:s text:c="8"/>cout &lt;&lt; X[i] &lt;&lt; " ";</text:span></text:p>
      <text:p text:style-name="P46"><text:span text:style-name="T3"><text:s text:c="4"/>}</text:span></text:p>
      <text:p text:style-name="P46"><text:span text:style-name="T3"><text:s text:c="4"/>cout &lt;&lt; endl;</text:span></text:p>
      <text:p text:style-name="P34"/>
      <text:p text:style-name="P46"><text:span text:style-name="T3"><text:s text:c="4"/>return 0;</text:span></text:p>
      <text:p text:style-name="P47"><text:span text:style-name="T3">}</text:span></text:p>
      <text:p text:style-name="P44"><text:span text:style-name="T8">Output</text:span><text:span text:style-name="T9">:</text:span></text:p>
      <text:p text:style-name="P47"><text:span text:style-name="T3">Enter number of items: 3 </text:span></text:p>
      <text:p text:style-name="P47"><text:span text:style-name="T3">Enter knapsack capacity: 50</text:span></text:p>
      <text:p text:style-name="P47"><text:span text:style-name="T3">Enter profits of items: 60 100 120</text:span></text:p>
      <text:p text:style-name="P47"><text:span text:style-name="T3">Enter weights of items: 10 20 30</text:span></text:p>
      <text:p text:style-name="P47"><text:span text:style-name="T3">Solution vector: 1 1 0.666667</text:span></text:p>
      <text:p text:style-name="P6"><text:soft-page-break/><text:span text:style-name="T3">Date : </text:span><text:span text:style-name="T4">17/10/2024</text:span></text:p>
      <text:p text:style-name="P7"><text:span text:style-name="T3"><text:s text:c="7"/></text:span><text:span text:style-name="T9">Aim</text:span><text:span text:style-name="T3"> : <text:s/>Implement Job Sequencing with deadlines in c++</text:span></text:p>
      <text:p text:style-name="P9"><text:span text:style-name="T9">Algorithm:</text:span></text:p>
      <text:p text:style-name="P10"><text:span text:style-name="T3">Algorithm JS(d,j,n)</text:span></text:p>
      <text:p text:style-name="P10"><text:span text:style-name="T3">// d[i]&gt;=1, 1&lt;=i&lt;=n are the deadlines, n&gt;=1 jobs are ordered such that <text:s/>p[1]&gt;=p[2]&gt;= .. &gt;=p[n]</text:span></text:p>
      <text:p text:style-name="P10"><text:span text:style-name="T3">// J[i] is the ith job in the optimal solution, 1&lt;=i&lt;=k. Also, at termination d[J[i]]&lt;d[J[i+1]], <text:s text:c="9"/>// 1&lt;=i&lt;k.</text:span></text:p>
      <text:p text:style-name="P23"><text:span text:style-name="T3"><text:s/>{</text:span></text:p>
      <text:p text:style-name="P23"><text:span text:style-name="T3"><text:s text:c="5"/>d[0]:=J[0]:=0; // Initialize.</text:span></text:p>
      <text:p text:style-name="P23"><text:span text:style-name="T3"><text:s text:c="4"/>J[1]:=1; // Include job1.</text:span></text:p>
      <text:p text:style-name="P23"><text:span text:style-name="T3"><text:s text:c="4"/>k:=1;</text:span></text:p>
      <text:p text:style-name="P23"><text:span text:style-name="T3"><text:s text:c="3"/>for i:=2 to n do {</text:span></text:p>
      <text:p text:style-name="P23"><text:span text:style-name="T3"><text:s text:c="4"/>// Consider jobs in nonincreasing order of p[i]. Find position for i and check feasibility of <text:s text:c="3"/></text:span></text:p>
      <text:p text:style-name="P23"><text:span text:style-name="T3"><text:s text:c="4"/>//insertion.</text:span></text:p>
      <text:p text:style-name="P23"><text:span text:style-name="T3"><text:s text:c="9"/>r:=k;</text:span></text:p>
      <text:p text:style-name="P23"><text:span text:style-name="T3"><text:s text:c="8"/>while ((d[J[r]]&gt;d[i]) and (d[J[r]]!= r)) do r :=r-1;</text:span></text:p>
      <text:p text:style-name="P23"><text:span text:style-name="T3"><text:s text:c="8"/>if ((d[J[r]]&lt;=d[i])and (d[i] &gt;r)) then {</text:span></text:p>
      <text:p text:style-name="P23"><text:span text:style-name="T3"><text:s text:c="10"/>// Insert i into J[]</text:span></text:p>
      <text:p text:style-name="P23"><text:span text:style-name="T3"><text:s text:c="10"/>for q :=k to (r+1) step -1 do J[q+1]:=J[q];</text:span></text:p>
      <text:p text:style-name="P23"><text:span text:style-name="T3"><text:s text:c="12"/>J[r+1];=i;</text:span></text:p>
      <text:p text:style-name="P23"><text:span text:style-name="T3"><text:s text:c="13"/>k:=k+1;</text:span></text:p>
      <text:p text:style-name="P23"><text:span text:style-name="T3"><text:s text:c="9"/>}</text:span></text:p>
      <text:p text:style-name="P23"><text:span text:style-name="T3"><text:s text:c="4"/>}</text:span></text:p>
      <text:p text:style-name="P24"><text:span text:style-name="T3"><text:s text:c="4"/>return k;</text:span></text:p>
      <text:p text:style-name="P24"><text:span text:style-name="T3">}</text:span></text:p>
      <text:p text:style-name="P26"/>
      <text:p text:style-name="P24"><text:span text:style-name="T9">Time Complexity:</text:span></text:p>
      <text:p text:style-name="P23"><text:span text:style-name="T3"><text:s text:c="2"/>Sorting: O(N log N)</text:span></text:p>
      <text:p text:style-name="P10"><text:span text:style-name="T3"><text:s text:c="2"/>Assigning Jobs: O(N * M)</text:span></text:p>
      <text:p text:style-name="P9"><text:span text:style-name="T3"><text:s/>The overall time complexity of the job sequencing algorithm is O(N log N) .</text:span></text:p>
      <text:p text:style-name="P28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9"><text:soft-page-break/><text:span text:style-name="T9">Program :</text:span></text:p>
      <text:p text:style-name="P14"><text:span text:style-name="T3">#include &lt;iostream&gt;</text:span></text:p>
      <text:p text:style-name="P14"><text:span text:style-name="T3">#include &lt;vector&gt;</text:span></text:p>
      <text:p text:style-name="P31"/>
      <text:p text:style-name="P14"><text:span text:style-name="T3">using namespace std;</text:span></text:p>
      <text:p text:style-name="P31"/>
      <text:p text:style-name="P14"><text:span text:style-name="T3">int algorithmJS(const vector&lt;int&gt;&amp; deadlines, const vector&lt;int&gt;&amp; profits, vector&lt;int&gt;&amp; J) {</text:span></text:p>
      <text:p text:style-name="P14"><text:span text:style-name="T3"><text:s text:c="8"/>int n = deadlines.size();</text:span></text:p>
      <text:p text:style-name="P14"><text:span text:style-name="T3"><text:s text:c="8"/>// Initialize</text:span></text:p>
      <text:p text:style-name="P15"><text:span text:style-name="T3"><text:s text:c="4"/>J[0] = 0;</text:span></text:p>
      <text:p text:style-name="P15"><text:span text:style-name="T3"><text:s text:c="4"/>J[1] = 1;</text:span></text:p>
      <text:p text:style-name="P15"><text:span text:style-name="T3"><text:s text:c="4"/>int k = 1;</text:span></text:p>
      <text:p text:style-name="P15"><text:span text:style-name="T3"><text:s text:c="4"/>for (int i = 2; i &lt;= n; i++) {</text:span></text:p>
      <text:p text:style-name="P15"><text:span text:style-name="T3"><text:s text:c="8"/>// Find the position to insert job i</text:span></text:p>
      <text:p text:style-name="P15"><text:span text:style-name="T3"><text:s text:c="8"/>int r = k;</text:span></text:p>
      <text:p text:style-name="P15"><text:span text:style-name="T3"><text:s text:c="8"/>while (r &gt; 0 &amp;&amp; deadlines[J[r] - 1] &gt; deadlines[i - 1] &amp;&amp; deadlines[J[r] - 1] != r) {</text:span></text:p>
      <text:p text:style-name="P15"><text:span text:style-name="T3"><text:s text:c="12"/>r--;</text:span></text:p>
      <text:p text:style-name="P15"><text:span text:style-name="T3"><text:s text:c="8"/>}</text:span></text:p>
      <text:p text:style-name="P15"><text:span text:style-name="T3"><text:s text:c="8"/>// Check feasibility of insertion</text:span></text:p>
      <text:p text:style-name="P15"><text:span text:style-name="T3"><text:s text:c="8"/>if (deadlines[J[r] - 1] &lt;= deadlines[i - 1] &amp;&amp; deadlines[i - 1] &gt; r) {</text:span></text:p>
      <text:p text:style-name="P15"><text:span text:style-name="T3"><text:s text:c="12"/>// Shift jobs to make space for job i</text:span></text:p>
      <text:p text:style-name="P15"><text:span text:style-name="T3"><text:s text:c="12"/>for (int q = k; q &gt; r; q--) {</text:span></text:p>
      <text:p text:style-name="P15"><text:span text:style-name="T3"><text:s text:c="16"/>J[q + 1] = J[q];</text:span></text:p>
      <text:p text:style-name="P15"><text:span text:style-name="T3"><text:s text:c="12"/>}</text:span></text:p>
      <text:p text:style-name="P15"><text:span text:style-name="T3"><text:s text:c="12"/>J[r + 1] = i;</text:span></text:p>
      <text:p text:style-name="P15"><text:span text:style-name="T3"><text:s text:c="12"/>k++;</text:span></text:p>
      <text:p text:style-name="P15"><text:span text:style-name="T3"><text:s text:c="8"/>}</text:span></text:p>
      <text:p text:style-name="P15"><text:span text:style-name="T3"><text:s text:c="4"/>}</text:span></text:p>
      <text:p text:style-name="P15"><text:span text:style-name="T3"><text:s text:c="4"/>return k; // Return the number of jobs in the optimal solution</text:span></text:p>
      <text:p text:style-name="P16"><text:span text:style-name="T3"><text:s text:c="6"/>}</text:span></text:p>
      <text:p text:style-name="P32"/>
      <text:p text:style-name="P16"><text:span text:style-name="T3"><text:s text:c="6"/>int main() {</text:span></text:p>
      <text:p text:style-name="P15"><text:span text:style-name="T3"><text:s text:c="4"/>vector&lt;int&gt; deadlines = {1, 3, 2, 1};</text:span></text:p>
      <text:p text:style-name="P15"><text:span text:style-name="T3"><text:s text:c="4"/>vector&lt;int&gt; profits = {100,10,15,27};</text:span></text:p>
      <text:p text:style-name="P15"><text:span text:style-name="T3"><text:s text:c="4"/>// Prepare the J array with an extra slot for 1-based indexing</text:span></text:p>
      <text:p text:style-name="P15"><text:span text:style-name="T3"><text:s text:c="4"/>vector&lt;int&gt; J(deadlines.size() + 1, 0);</text:span></text:p>
      <text:p text:style-name="P15"><text:span text:style-name="T3"><text:s text:c="4"/>int numJobs = algorithmJS(deadlines, profits, J);</text:span></text:p>
      <text:p text:style-name="P15"><text:span text:style-name="T3"><text:s text:c="4"/>// Print the optimal solution</text:span></text:p>
      <text:p text:style-name="P15"><text:span text:style-name="T3"><text:s text:c="4"/>cout &lt;&lt; "Optimal solution: ";</text:span></text:p>
      <text:p text:style-name="P15"><text:span text:style-name="T3"><text:s text:c="4"/>for (int i = 1; i &lt;= numJobs; i++) {</text:span></text:p>
      <text:p text:style-name="P15"><text:span text:style-name="T3"><text:s text:c="8"/>cout &lt;&lt; J[i] &lt;&lt; " ";</text:span></text:p>
      <text:p text:style-name="P15"><text:span text:style-name="T3"><text:s text:c="4"/>}</text:span></text:p>
      <text:p text:style-name="P15"><text:span text:style-name="T3"><text:s text:c="4"/>cout &lt;&lt; endl;</text:span></text:p>
      <text:p text:style-name="P32"/>
      <text:p text:style-name="P15"><text:span text:style-name="T3"><text:s text:c="4"/>return 0;</text:span></text:p>
      <text:p text:style-name="P16"><text:span text:style-name="T3">}</text:span></text:p>
      <text:p text:style-name="P16"><text:span text:style-name="T8">Output</text:span><text:span text:style-name="T9">:</text:span></text:p>
      <text:p text:style-name="P10"><text:span text:style-name="T3">Optimal solution: 1 3 2</text:span></text:p>
      <text:p text:style-name="P11"><text:span text:style-name="T3">Date:</text:span><text:span text:style-name="T4">24/10/2024</text:span></text:p>
      <text:p text:style-name="P10"><text:span text:style-name="T3">Aim: </text:span><text:span text:style-name="T9">Implement Prims Algorithm</text:span></text:p>
      <text:p text:style-name="P6"><text:span text:style-name="T8">Algorithm</text:span><text:span text:style-name="T9">:</text:span></text:p>
      <text:p text:style-name="P6"><text:span text:style-name="T16">MST-PRIM(G, w, r)</text:span></text:p>
      <text:p text:style-name="P6"><text:span text:style-name="T16"><text:s text:c="2"/></text:span><text:span text:style-name="T3">for each u </text:span><text:span text:style-name="T13">∈</text:span><text:span text:style-name="T3"> G.V</text:span></text:p>
      <text:p text:style-name="P6"><text:span text:style-name="T3"><text:s text:c="4"/>u.key = ∞</text:span></text:p>
      <text:p text:style-name="P6"><text:span text:style-name="T3"><text:s text:c="6"/>u.π = NIL</text:span></text:p>
      <text:p text:style-name="P6"><text:span text:style-name="T3"><text:s text:c="3"/>r.key = 0</text:span></text:p>
      <text:p text:style-name="P6"><text:span text:style-name="T3"><text:s text:c="2"/>Q = G.V</text:span></text:p>
      <text:p text:style-name="P6"><text:span text:style-name="T3"><text:s text:c="2"/>while Q ≠ Ø</text:span></text:p>
      <text:p text:style-name="P6"><text:span text:style-name="T3"><text:s text:c="5"/>u = EXTRACT-MIN(Q)</text:span></text:p>
      <text:p text:style-name="P6"><text:span text:style-name="T3"><text:s text:c="5"/>for each v </text:span><text:span text:style-name="T13">∈</text:span><text:span text:style-name="T3"> G.Adj[u]</text:span></text:p>
      <text:p text:style-name="P6"><text:span text:style-name="T3"><text:s text:c="10"/>if v </text:span><text:span text:style-name="T13">∈</text:span><text:span text:style-name="T3"> Q and w(u, v) &lt; v.key</text:span></text:p>
      <text:p text:style-name="P6"><text:span text:style-name="T3"><text:s text:c="14"/></text:span><text:span text:style-name="T16">v.</text:span><text:span text:style-name="T3">π</text:span><text:span text:style-name="T16"> = u</text:span></text:p>
      <text:p text:style-name="P6"><text:span text:style-name="T16"><text:s text:c="14"/>v.key = w(u, v)</text:span></text:p>
      <text:p text:style-name="P10"><text:span text:style-name="T19"><text:s/></text:span><text:span text:style-name="T8">Time Complexity : <text:s text:c="3"/></text:span></text:p>
      <text:p text:style-name="P10"><text:span text:style-name="T9"><text:s text:c="3"/></text:span><text:span text:style-name="T3"><text:s text:c="12"/>O(E log V)</text:span><text:span text:style-name="T8"> <text:s text:c="8"/></text:span></text:p>
      <text:p text:style-name="P10"><text:span text:style-name="T9">Program: <text:s text:c="5"/></text:span></text:p>
      <text:p text:style-name="P55"><text:span text:style-name="T22">#include&lt;iostream&gt;</text:span></text:p>
      <text:p text:style-name="P55"><text:span text:style-name="T22">#include&lt;queue&gt;</text:span></text:p>
      <text:p text:style-name="P55"><text:span text:style-name="T22">#include&lt;vector&gt;</text:span></text:p>
      <text:p text:style-name="P55"><text:span text:style-name="T22">using namespace std;</text:span></text:p>
      <text:p text:style-name="P55"><text:span text:style-name="T22">class vertex{</text:span></text:p>
      <text:p text:style-name="P55"><text:span text:style-name="T22"><text:s text:c="4"/>public:</text:span></text:p>
      <text:p text:style-name="P55"><text:span text:style-name="T22"><text:s text:c="4"/>int v;</text:span></text:p>
      <text:p text:style-name="P55"><text:span text:style-name="T22"><text:s text:c="4"/>int key;</text:span></text:p>
      <text:p text:style-name="P55"><text:span text:style-name="T22"><text:s text:c="4"/>int parent;</text:span></text:p>
      <text:p text:style-name="P55"><text:span text:style-name="T22">};</text:span></text:p>
      <text:p text:style-name="P55"><text:span text:style-name="T22">class qvertex{</text:span></text:p>
      <text:p text:style-name="P55"><text:span text:style-name="T22"><text:s text:c="4"/>public:</text:span></text:p>
      <text:p text:style-name="P55"><text:span text:style-name="T22"><text:s text:c="4"/>int v;</text:span></text:p>
      <text:p text:style-name="P55"><text:span text:style-name="T22"><text:s text:c="4"/>int key;</text:span></text:p>
      <text:p text:style-name="P55"><text:span text:style-name="T22"><text:s text:c="4"/>qvertex(int v,int key)</text:span></text:p>
      <text:p text:style-name="P55"><text:span text:style-name="T22"><text:s text:c="4"/>{</text:span></text:p>
      <text:p text:style-name="P55"><text:span text:style-name="T22"><text:s text:c="8"/>this-&gt;v=v;</text:span></text:p>
      <text:p text:style-name="P55"><text:span text:style-name="T22"><text:s text:c="8"/>this-&gt;key=key;</text:span></text:p>
      <text:p text:style-name="P55"><text:span text:style-name="T22"><text:s text:c="4"/>}</text:span></text:p>
      <text:p text:style-name="P55"><text:span text:style-name="T22"><text:s text:c="4"/>friend bool operator &lt; (qvertex v1,qvertex v2);</text:span></text:p>
      <text:p text:style-name="P55"><text:span text:style-name="T22">};</text:span></text:p>
      <text:p text:style-name="P55"><text:span text:style-name="T22">bool operator &lt; (qvertex v1,qvertex v2){</text:span></text:p>
      <text:p text:style-name="P55"><text:soft-page-break/><text:span text:style-name="T22"><text:s text:c="4"/>return v1.key&gt;v2.key;</text:span></text:p>
      <text:p text:style-name="P55"><text:span text:style-name="T22">}</text:span></text:p>
      <text:p text:style-name="P55"><text:span text:style-name="T22">void print(vector&lt;vertex&gt;&amp; vertices){</text:span></text:p>
      <text:p text:style-name="P55"><text:span text:style-name="T22"><text:s text:c="4"/>int mincost=0;</text:span></text:p>
      <text:p text:style-name="P55"><text:span text:style-name="T22"><text:s text:c="4"/>cout&lt;&lt;"vertices <text:s/>";</text:span></text:p>
      <text:p text:style-name="P55"><text:span text:style-name="T22"><text:s text:c="4"/>for(auto i: vertices){</text:span></text:p>
      <text:p text:style-name="P55"><text:span text:style-name="T22"><text:s text:c="8"/>mincost+=i.key;</text:span></text:p>
      <text:p text:style-name="P55"><text:span text:style-name="T22"><text:s text:c="8"/>cout&lt;&lt;i.v&lt;&lt;" <text:s/>";</text:span></text:p>
      <text:p text:style-name="P55"><text:span text:style-name="T22"><text:s text:c="4"/>}</text:span></text:p>
      <text:p text:style-name="P55"><text:span text:style-name="T22"><text:s text:c="4"/>cout&lt;&lt;endl;</text:span></text:p>
      <text:p text:style-name="P55"><text:span text:style-name="T22"><text:s text:c="4"/>cout&lt;&lt;"-------------------------------------------"&lt;&lt;endl;</text:span></text:p>
      <text:p text:style-name="P55"><text:span text:style-name="T22"><text:s text:c="4"/>cout&lt;&lt;"parent <text:s text:c="2"/>";</text:span></text:p>
      <text:p text:style-name="P55"><text:span text:style-name="T22"><text:s text:c="4"/>for(auto i:vertices){</text:span></text:p>
      <text:p text:style-name="P55"><text:span text:style-name="T22"><text:s text:c="8"/>cout&lt;&lt;i.parent&lt;&lt;" <text:s/>";</text:span></text:p>
      <text:p text:style-name="P55"><text:span text:style-name="T22"><text:s text:c="4"/>}</text:span></text:p>
      <text:p text:style-name="P55"><text:span text:style-name="T22"><text:s text:c="4"/>cout&lt;&lt;endl;</text:span></text:p>
      <text:p text:style-name="P55"><text:span text:style-name="T22"><text:s text:c="4"/>cout&lt;&lt;"key <text:s text:c="6"/>";</text:span></text:p>
      <text:p text:style-name="P55"><text:span text:style-name="T22"><text:s text:c="4"/>for(auto i:vertices){</text:span></text:p>
      <text:p text:style-name="P55"><text:span text:style-name="T22"><text:s text:c="8"/>cout&lt;&lt;i.key&lt;&lt;" <text:s/>";</text:span></text:p>
      <text:p text:style-name="P55"><text:span text:style-name="T22"><text:s text:c="4"/>}</text:span></text:p>
      <text:p text:style-name="P55"><text:span text:style-name="T22"><text:s text:c="4"/>cout&lt;&lt;endl;</text:span></text:p>
      <text:p text:style-name="P55"><text:span text:style-name="T22"><text:s text:c="4"/>cout&lt;&lt;"minimum cost of spanning tree is "&lt;&lt;mincost&lt;&lt;endl;</text:span></text:p>
      <text:p text:style-name="P55"><text:span text:style-name="T22">}</text:span></text:p>
      <text:p text:style-name="P55"><text:span text:style-name="T22">int main(){</text:span></text:p>
      <text:p text:style-name="P55"><text:span text:style-name="T22"><text:s text:c="4"/>int n,sr;</text:span></text:p>
      <text:p text:style-name="P55"><text:span text:style-name="T22"><text:s text:c="4"/>cout&lt;&lt;"enter no of vertices";</text:span></text:p>
      <text:p text:style-name="P55"><text:span text:style-name="T22"><text:s text:c="4"/>cin&gt;&gt;n;</text:span></text:p>
      <text:p text:style-name="P55"><text:span text:style-name="T22"><text:s text:c="4"/>cout&lt;&lt;"enter source vertex";</text:span></text:p>
      <text:p text:style-name="P55"><text:span text:style-name="T22"><text:s text:c="4"/>cin&gt;&gt;sr;</text:span></text:p>
      <text:p text:style-name="P55"><text:span text:style-name="T22"><text:s text:c="4"/>int w[9][9]={{0, 4, 0, 0, 0, 0, 0, 8,0},</text:span></text:p>
      <text:p text:style-name="P55"><text:span text:style-name="T22"><text:s text:c="15"/>{4, 0, 8, 0,<text:tab/>0, 0, 0, 11, 0},</text:span></text:p>
      <text:p text:style-name="P55"><text:span text:style-name="T22"><text:s text:c="15"/>{0, 8, 0, 7,<text:tab/>0, 4, 0, 0, 2},</text:span></text:p>
      <text:p text:style-name="P55"><text:span text:style-name="T22"><text:s text:c="15"/>{0, 0, 7, 0,<text:tab/>9, 14,0, 0, 0},</text:span></text:p>
      <text:p text:style-name="P55"><text:span text:style-name="T22"><text:s text:c="15"/>{0, 0, 0, 9, 0, 10, 0, 0, 0},</text:span></text:p>
      <text:p text:style-name="P55"><text:span text:style-name="T22"><text:s text:c="15"/>{0, 0, 4, 14,10, 0, 2, 0, 0},</text:span></text:p>
      <text:p text:style-name="P55"><text:span text:style-name="T22"><text:s text:c="15"/>{0, 0, 0, 0, 0, 2, 0, 1, 6},</text:span></text:p>
      <text:p text:style-name="P55"><text:span text:style-name="T22"><text:s text:c="15"/>{8, 11, 0, 0, 0, 0, 1, 0, 7},</text:span></text:p>
      <text:p text:style-name="P55"><text:span text:style-name="T22"><text:s text:c="15"/>{0, 0, 2, 0, 0, 0, 6, 7, 0}};</text:span></text:p>
      <text:p text:style-name="P55"><text:span text:style-name="T22"><text:s text:c="4"/>// vector to maintain vertices -parent and key</text:span></text:p>
      <text:p text:style-name="P55"><text:span text:style-name="T22"><text:s text:c="4"/>vector&lt;vertex&gt; vertices(n);</text:span></text:p>
      <text:p text:style-name="P55"><text:span text:style-name="T22"><text:s text:c="4"/>// initialization</text:span></text:p>
      <text:p text:style-name="P55"><text:span text:style-name="T22"><text:s text:c="4"/>for(int i=0;i&lt;n;i++){</text:span></text:p>
      <text:p text:style-name="P55"><text:span text:style-name="T22"><text:s text:c="12"/>vertices[i].v=i;</text:span></text:p>
      <text:p text:style-name="P55"><text:span text:style-name="T22"><text:s text:c="12"/>vertices[i].key=INT32_MAX;</text:span></text:p>
      <text:p text:style-name="P55"><text:span text:style-name="T22"><text:s text:c="12"/>vertices[i].parent=-1;</text:span></text:p>
      <text:p text:style-name="P55"><text:span text:style-name="T22"><text:s text:c="4"/>}</text:span></text:p>
      <text:p text:style-name="P55"><text:span text:style-name="T22"><text:s text:c="4"/>// initialize source vertex </text:span></text:p>
      <text:p text:style-name="P55"><text:span text:style-name="T22"><text:s text:c="4"/>vertices[sr].key=0;</text:span></text:p>
      <text:p text:style-name="P55"><text:span text:style-name="T22"><text:s text:c="4"/>// create a priority queue and push the data</text:span></text:p>
      <text:p text:style-name="P55"><text:span text:style-name="T22"><text:s text:c="4"/>priority_queue&lt;qvertex&gt; pq;</text:span></text:p>
      <text:p text:style-name="P55"><text:span text:style-name="T22"><text:s text:c="4"/>for(auto vr:vertices){</text:span></text:p>
      <text:p text:style-name="P55"><text:soft-page-break/><text:span text:style-name="T22"><text:s text:c="8"/>qvertex q(vr.v,vr.key);</text:span></text:p>
      <text:p text:style-name="P55"><text:span text:style-name="T22"><text:s text:c="8"/>pq.push(q);</text:span></text:p>
      <text:p text:style-name="P55"><text:span text:style-name="T22"><text:s text:c="4"/>}</text:span></text:p>
      <text:p text:style-name="P55"><text:span text:style-name="T22"><text:s text:c="4"/>// vector to check whether vertex is present in priority queue or not</text:span></text:p>
      <text:p text:style-name="P55"><text:span text:style-name="T22"><text:s text:c="4"/>vector&lt;bool&gt; isPresent(n,false);</text:span></text:p>
      <text:p text:style-name="P55"><text:span text:style-name="T22"><text:s text:c="4"/>while(!pq.empty()){</text:span></text:p>
      <text:p text:style-name="P55"><text:span text:style-name="T22"><text:s text:c="8"/>qvertex u=pq.top();</text:span></text:p>
      <text:p text:style-name="P55"><text:span text:style-name="T22"><text:s text:c="8"/>pq.pop();</text:span></text:p>
      <text:p text:style-name="P55"><text:span text:style-name="T22"><text:s text:c="8"/>isPresent[u.v]=true;</text:span></text:p>
      <text:p text:style-name="P55"><text:span text:style-name="T22"><text:s text:c="8"/>for(int i=0;i&lt;n;i++)</text:span></text:p>
      <text:p text:style-name="P55"><text:span text:style-name="T22"><text:s text:c="8"/>{</text:span></text:p>
      <text:p text:style-name="P55"><text:span text:style-name="T22"><text:s text:c="12"/>if(w[u.v][i]!=0 &amp;&amp; isPresent[i]==false &amp;&amp; w[u.v][i]&lt;vertices[i].key)</text:span></text:p>
      <text:p text:style-name="P55"><text:span text:style-name="T22"><text:s text:c="12"/>{</text:span></text:p>
      <text:p text:style-name="P55"><text:span text:style-name="T22"><text:s text:c="20"/>vertices[i].parent=u.v;</text:span></text:p>
      <text:p text:style-name="P55"><text:span text:style-name="T22"><text:s text:c="20"/>vertices[i].key=w[u.v][i];</text:span></text:p>
      <text:p text:style-name="P55"><text:span text:style-name="T22"><text:s text:c="20"/>// it is equivalent to decrease-key operation on priority queue </text:span></text:p>
      <text:p text:style-name="P55"><text:span text:style-name="T22"><text:s text:c="20"/></text:span><text:span text:style-name="T23">qvertex q(i,w[u.v][i]);</text:span></text:p>
      <text:p text:style-name="P55"><text:span text:style-name="T23"><text:s text:c="20"/></text:span><text:span text:style-name="T22">pq.push(q);</text:span></text:p>
      <text:p text:style-name="P55"><text:span text:style-name="T22"><text:s text:c="12"/>}</text:span></text:p>
      <text:p text:style-name="P55"><text:span text:style-name="T22"><text:s text:c="8"/>}</text:span></text:p>
      <text:p text:style-name="P55"><text:span text:style-name="T22"><text:s text:c="4"/>}</text:span></text:p>
      <text:p text:style-name="P55"><text:span text:style-name="T22"><text:s text:c="4"/>print(vertices);</text:span></text:p>
      <text:p text:style-name="P55"><text:span text:style-name="T22"><text:s text:c="4"/>return 0;</text:span></text:p>
      <text:p text:style-name="P55"><text:span text:style-name="T22">}</text:span></text:p>
      <text:p text:style-name="P29"/>
      <text:p text:style-name="P29"/>
      <text:p text:style-name="P10"><text:span text:style-name="T9">Output:</text:span></text:p>
      <text:p text:style-name="P10"><text:span text:style-name="T3">enter no of vertices: <text:s/>9</text:span></text:p>
      <text:p text:style-name="P10"><text:span text:style-name="T3">enter source vertex: 1</text:span></text:p>
      <text:p text:style-name="P10"><text:span text:style-name="T3">vertices <text:s/>0 <text:s/>1 <text:s/>2 <text:s/>3 <text:s/>4 <text:s/>5 <text:s/>6 <text:s/>7 <text:s/>8 <text:s/></text:span></text:p>
      <text:p text:style-name="P10"><text:span text:style-name="T3">-------------------------------------------</text:span></text:p>
      <text:p text:style-name="P10"><text:span text:style-name="T3">parent <text:s text:c="2"/>1 <text:s/>-1 <text:s/>1 <text:s/>2 <text:s/>3 <text:s/>2 <text:s/>5 <text:s/>6 <text:s/>2 <text:s/></text:span></text:p>
      <text:p text:style-name="P10"><text:span text:style-name="T3">key <text:s text:c="6"/>4 <text:s/>0 <text:s/>8 <text:s/>7 <text:s/>9 <text:s/>4 <text:s/>2 <text:s/>1 <text:s/>2 <text:s/></text:span></text:p>
      <text:p text:style-name="P10"><text:span text:style-name="T3">minimum cost of spanning tree is 37</text:span></text:p>
      <text:p text:style-name="P29"/>
      <text:p text:style-name="P29"/>
      <text:p text:style-name="P29"/>
      <text:p text:style-name="P29"/>
      <text:p text:style-name="P12"><text:span text:style-name="T3">Date:</text:span><text:span text:style-name="T4">24/10/2024</text:span></text:p>
      <text:p text:style-name="P10"><text:span text:style-name="T3">Aim: </text:span><text:span text:style-name="T9">Implement</text:span><text:span text:style-name="T3"> </text:span><text:span text:style-name="T9">Kruskal Algorithm</text:span></text:p>
      <text:p text:style-name="P10"><text:span text:style-name="T3">Algorithm:</text:span></text:p>
      <text:p text:style-name="P10"><text:span text:style-name="T9">Algorithm Kruskal (E, cost, n, t)</text:span></text:p>
      <text:p text:style-name="P10"><text:span text:style-name="T3">// E is the set of edges in G. G has n vertices, cost(u, v) is the</text:span></text:p>
      <text:p text:style-name="P10"><text:span text:style-name="T3">// cost of edge (u, v). t is the set of edges in the minimum-cost</text:span></text:p>
      <text:p text:style-name="P10"><text:span text:style-name="T3">// spanning tree. The final cost is returned.   </text:span></text:p>
      <text:p text:style-name="P10"><text:span text:style-name="T3">// Construct a heap out of the edge costs using Heapify;</text:span></text:p>
      <text:p text:style-name="P10"><text:span text:style-name="T3">for i:=1 to n do parent[i]:=-1;</text:span></text:p>
      <text:p text:style-name="P10"><text:span text:style-name="T3">// Each vertex is in a different set.</text:span></text:p>
      <text:p text:style-name="P10"><text:span text:style-name="T3">i:= 0;</text:span></text:p>
      <text:p text:style-name="P10"><text:span text:style-name="T3">mincost:= 0.0;</text:span></text:p>
      <text:p text:style-name="P10"><text:span text:style-name="T3">while ((i &lt; n-1) and (heap not empty)) do</text:span></text:p>
      <text:p text:style-name="P10"><text:span text:style-name="T3">{</text:span></text:p>
      <text:p text:style-name="P10"><text:span text:style-name="T3">// Delete a minimum cost edge (u, v) from the heap and reheapify using Adjust;   </text:span></text:p>
      <text:p text:style-name="P10"><text:span text:style-name="T3">j: Find(u); </text:span></text:p>
      <text:p text:style-name="P10"><text:span text:style-name="T3">k := Find(v);</text:span></text:p>
      <text:p text:style-name="P10"><text:span text:style-name="T3">if (j != k) then</text:span></text:p>
      <text:p text:style-name="P10"><text:span text:style-name="T3">{</text:span></text:p>
      <text:p text:style-name="P10"><text:span text:style-name="T3">i:=i+1;</text:span></text:p>
      <text:p text:style-name="P10"><text:span text:style-name="T16">t[i, 1]:= u; t[i, 2] := 0;   </text:span></text:p>
      <text:p text:style-name="P10"><text:span text:style-name="T16">mincost: mincost + cost[u, u];</text:span></text:p>
      <text:p text:style-name="P10"><text:span text:style-name="T3">Union(j, k);</text:span></text:p>
      <text:p text:style-name="P10"><text:span text:style-name="T3">}</text:span></text:p>
      <text:p text:style-name="P10"><text:span text:style-name="T3">}</text:span></text:p>
      <text:p text:style-name="P10"><text:span text:style-name="T3">if (i != n-1) then write ("No spanning tree");</text:span></text:p>
      <text:p text:style-name="P10"><text:span text:style-name="T3">else return mincost;</text:span></text:p>
      <text:p text:style-name="P10"><text:span text:style-name="T9">Time Complexity : </text:span><text:span text:style-name="T3">ϴ(E log E)</text:span></text:p>
      <text:p text:style-name="P10"><text:span text:style-name="T9">Program</text:span><text:span text:style-name="T3">:</text:span></text:p>
      <text:p text:style-name="P10"><text:span text:style-name="T3">#include &lt;iostream&gt;</text:span></text:p>
      <text:p text:style-name="P10"><text:span text:style-name="T3">#include &lt;vector&gt;</text:span></text:p>
      <text:p text:style-name="P10"><text:span text:style-name="T3">#include &lt;algorithm&gt;</text:span></text:p>
      <text:p text:style-name="P10"><text:soft-page-break/><text:span text:style-name="T3">using namespace std;</text:span></text:p>
      <text:p text:style-name="P10"><text:span text:style-name="T3">// Define the structure for an edge</text:span></text:p>
      <text:p text:style-name="P10"><text:span text:style-name="T3">struct Edge {</text:span></text:p>
      <text:p text:style-name="P10"><text:span text:style-name="T3"><text:s text:c="4"/>int u, v, weight;</text:span></text:p>
      <text:p text:style-name="P10"><text:span text:style-name="T3"><text:s text:c="4"/>bool operator&lt;(const Edge&amp; other) const {</text:span></text:p>
      <text:p text:style-name="P10"><text:span text:style-name="T3"><text:s text:c="8"/>return weight &lt; other.weight;</text:span></text:p>
      <text:p text:style-name="P10"><text:span text:style-name="T3"><text:s text:c="4"/>}</text:span></text:p>
      <text:p text:style-name="P10"><text:span text:style-name="T3">};</text:span></text:p>
      <text:p text:style-name="P10"><text:span text:style-name="T3">// Union-Find structure with path compression and union by rank</text:span></text:p>
      <text:p text:style-name="P10"><text:span text:style-name="T3">class UnionFind {</text:span></text:p>
      <text:p text:style-name="P10"><text:span text:style-name="T3">public:</text:span></text:p>
      <text:p text:style-name="P10"><text:span text:style-name="T3"><text:s text:c="4"/>vector&lt;int&gt; parent, rank;</text:span></text:p>
      <text:p text:style-name="P10"><text:span text:style-name="T3"><text:s text:c="4"/>UnionFind(int n) {</text:span></text:p>
      <text:p text:style-name="P10"><text:span text:style-name="T3"><text:s text:c="8"/>parent.resize(n);</text:span></text:p>
      <text:p text:style-name="P10"><text:span text:style-name="T3"><text:s text:c="8"/>rank.resize(n, 0);</text:span></text:p>
      <text:p text:style-name="P10"><text:span text:style-name="T3"><text:s text:c="8"/>for (int i = 0; i &lt; n; ++i) parent[i] = i;</text:span></text:p>
      <text:p text:style-name="P10"><text:span text:style-name="T3"><text:s text:c="4"/>}</text:span></text:p>
      <text:p text:style-name="P10"><text:span text:style-name="T3"><text:s text:c="4"/>int find(int u) {</text:span></text:p>
      <text:p text:style-name="P10"><text:span text:style-name="T3"><text:s text:c="8"/>if (u != parent[u])</text:span></text:p>
      <text:p text:style-name="P10"><text:span text:style-name="T3"><text:s text:c="12"/>parent[u] = find(parent[u]); // Path compression</text:span></text:p>
      <text:p text:style-name="P10"><text:span text:style-name="T3"><text:s text:c="8"/>return parent[u];</text:span></text:p>
      <text:p text:style-name="P10"><text:span text:style-name="T3"><text:s text:c="4"/>}</text:span></text:p>
      <text:p text:style-name="P10"><text:span text:style-name="T3"><text:s text:c="4"/>void unionSets(int u, int v) {</text:span></text:p>
      <text:p text:style-name="P10"><text:span text:style-name="T3"><text:s text:c="8"/></text:span><text:span text:style-name="T16">u = find(u);</text:span></text:p>
      <text:p text:style-name="P10"><text:span text:style-name="T16"><text:s text:c="8"/>v = find(v);</text:span></text:p>
      <text:p text:style-name="P10"><text:span text:style-name="T16"><text:s text:c="8"/>if (u != v) {</text:span></text:p>
      <text:p text:style-name="P10"><text:span text:style-name="T16"><text:s text:c="12"/>if (rank[u] &lt; rank[v])</text:span></text:p>
      <text:p text:style-name="P10"><text:span text:style-name="T16"><text:s text:c="16"/>swap(u, v);</text:span></text:p>
      <text:p text:style-name="P10"><text:span text:style-name="T16"><text:s text:c="12"/>parent[v] = u;</text:span></text:p>
      <text:p text:style-name="P10"><text:span text:style-name="T16"><text:s text:c="12"/>if (rank[u] == rank[v])</text:span></text:p>
      <text:p text:style-name="P10"><text:span text:style-name="T16"><text:s text:c="16"/>rank[u]++;</text:span></text:p>
      <text:p text:style-name="P10"><text:span text:style-name="T16"><text:s text:c="8"/></text:span><text:span text:style-name="T3">}</text:span></text:p>
      <text:p text:style-name="P10"><text:soft-page-break/><text:span text:style-name="T3"><text:s text:c="4"/>}</text:span></text:p>
      <text:p text:style-name="P10"><text:span text:style-name="T3">};</text:span></text:p>
      <text:p text:style-name="P10"><text:span text:style-name="T3">// Kruskal's algorithm to find the MST</text:span></text:p>
      <text:p text:style-name="P10"><text:span text:style-name="T3">int kruskal(int n, vector&lt;Edge&gt;&amp; edges, vector&lt;Edge&gt;&amp; mst) {</text:span></text:p>
      <text:p text:style-name="P10"><text:span text:style-name="T3"><text:s text:c="4"/>sort(edges.begin(), edges.end()); // Sort edges by weight</text:span></text:p>
      <text:p text:style-name="P10"><text:span text:style-name="T3"><text:s text:c="4"/>UnionFind uf(n);</text:span></text:p>
      <text:p text:style-name="P10"><text:span text:style-name="T3"><text:s text:c="4"/>int mincost = 0;</text:span></text:p>
      <text:p text:style-name="P10"><text:span text:style-name="T3"><text:s text:c="4"/>for (const Edge&amp; edge : edges) {</text:span></text:p>
      <text:p text:style-name="P10"><text:span text:style-name="T3"><text:s text:c="8"/>if (uf.find(edge.u) != uf.find(edge.v)) { // Check if u and v are in different sets</text:span></text:p>
      <text:p text:style-name="P10"><text:span text:style-name="T3"><text:s text:c="12"/>uf.unionSets(edge.u, edge.v); // Union the sets</text:span></text:p>
      <text:p text:style-name="P10"><text:span text:style-name="T3"><text:s text:c="12"/>mst.push_back(edge); // Add edge to MST</text:span></text:p>
      <text:p text:style-name="P10"><text:span text:style-name="T3"><text:s text:c="12"/>mincost += edge.weight;</text:span></text:p>
      <text:p text:style-name="P10"><text:span text:style-name="T3"><text:s text:c="12"/>if (mst.size() == n - 1) // Stop if we have n-1 edges in MST</text:span></text:p>
      <text:p text:style-name="P10"><text:span text:style-name="T3"><text:s text:c="16"/>break;</text:span></text:p>
      <text:p text:style-name="P10"><text:span text:style-name="T3"><text:s text:c="8"/>}</text:span></text:p>
      <text:p text:style-name="P10"><text:span text:style-name="T3"><text:s text:c="4"/>}</text:span></text:p>
      <text:p text:style-name="P10"><text:span text:style-name="T3"><text:s text:c="4"/>// If MST has less than n-1 edges, no spanning tree exists</text:span></text:p>
      <text:p text:style-name="P10"><text:span text:style-name="T3"><text:s text:c="4"/>if (mst.size() != n - 1)</text:span></text:p>
      <text:p text:style-name="P10"><text:span text:style-name="T3"><text:s text:c="8"/>return -1; // No spanning tree</text:span></text:p>
      <text:p text:style-name="P10"><text:span text:style-name="T3"><text:s text:c="4"/>return mincost;</text:span></text:p>
      <text:p text:style-name="P10"><text:span text:style-name="T3">}</text:span></text:p>
      <text:p text:style-name="P10"><text:span text:style-name="T3">int main() {</text:span></text:p>
      <text:p text:style-name="P10"><text:span text:style-name="T3"><text:s text:c="4"/>int n, m;</text:span></text:p>
      <text:p text:style-name="P10"><text:span text:style-name="T3"><text:s text:c="4"/>cout &lt;&lt; "Enter the number of vertices and edges: ";</text:span></text:p>
      <text:p text:style-name="P10"><text:span text:style-name="T3"><text:s text:c="4"/>cin &gt;&gt; n &gt;&gt; m;</text:span></text:p>
      <text:p text:style-name="P10"><text:span text:style-name="T3"><text:s text:c="4"/>vector&lt;Edge&gt; edges(m);</text:span></text:p>
      <text:p text:style-name="P10"><text:span text:style-name="T3"><text:s text:c="4"/>cout &lt;&lt; "Enter each edge (u, v, weight):" &lt;&lt; endl;</text:span></text:p>
      <text:p text:style-name="P10"><text:span text:style-name="T3"><text:s text:c="4"/>for (int i = 0; i &lt; m; ++i) {</text:span></text:p>
      <text:p text:style-name="P10"><text:span text:style-name="T3"><text:s text:c="8"/>cin &gt;&gt; edges[i].u &gt;&gt; edges[i].v &gt;&gt; edges[i].weight;</text:span></text:p>
      <text:p text:style-name="P10"><text:span text:style-name="T3"><text:s text:c="4"/>}</text:span></text:p>
      <text:p text:style-name="P10"><text:span text:style-name="T3"><text:s text:c="4"/>vector&lt;Edge&gt; mst;</text:span></text:p>
      <text:p text:style-name="P10"><text:span text:style-name="T3"><text:s text:c="4"/>int mincost = kruskal(n, edges, mst);</text:span></text:p>
      <text:p text:style-name="P10"><text:soft-page-break/><text:span text:style-name="T3"><text:s text:c="4"/>if (mincost == -1) {</text:span></text:p>
      <text:p text:style-name="P10"><text:span text:style-name="T3"><text:s text:c="8"/>cout &lt;&lt; "No spanning tree exists." &lt;&lt; endl;</text:span></text:p>
      <text:p text:style-name="P10"><text:span text:style-name="T3"><text:s text:c="4"/>} else {</text:span></text:p>
      <text:p text:style-name="P10"><text:span text:style-name="T3"><text:s text:c="8"/>cout &lt;&lt; "Minimum cost of the spanning tree: " &lt;&lt; mincost &lt;&lt; endl;</text:span></text:p>
      <text:p text:style-name="P10"><text:span text:style-name="T3"><text:s text:c="8"/>cout &lt;&lt; "Edges in the MST:" &lt;&lt;endl;</text:span></text:p>
      <text:p text:style-name="P10"><text:span text:style-name="T3"><text:s text:c="8"/>for (const Edge&amp; edge : mst) {</text:span></text:p>
      <text:p text:style-name="P10"><text:span text:style-name="T3"><text:s text:c="12"/>cout &lt;&lt; edge.u &lt;&lt; " - " &lt;&lt; edge.v &lt;&lt; " : " &lt;&lt; edge.weight &lt;&lt; endl;</text:span></text:p>
      <text:p text:style-name="P10"><text:span text:style-name="T3"><text:s text:c="8"/>}</text:span></text:p>
      <text:p text:style-name="P10"><text:span text:style-name="T3"><text:s text:c="4"/>}</text:span></text:p>
      <text:p text:style-name="P10"><text:span text:style-name="T3"><text:s text:c="4"/>return 0;</text:span></text:p>
      <text:p text:style-name="P10"><text:span text:style-name="T3">}</text:span></text:p>
      <text:p text:style-name="P10"><text:span text:style-name="T9">Output:</text:span></text:p>
      <text:p text:style-name="P10"><text:span text:style-name="T3">Enter the number of vertices and edges: 5 7</text:span></text:p>
      <text:p text:style-name="P10"><text:span text:style-name="T3">Enter each edge (u, v, weight): <text:s/></text:span></text:p>
      <text:p text:style-name="P10"><text:span text:style-name="T3">1 2 2</text:span></text:p>
      <text:p text:style-name="P10"><text:span text:style-name="T3">1 3 6 </text:span></text:p>
      <text:p text:style-name="P10"><text:span text:style-name="T3">2 3 8 </text:span></text:p>
      <text:p text:style-name="P10"><text:span text:style-name="T3">2 4 5</text:span></text:p>
      <text:p text:style-name="P10"><text:span text:style-name="T3">3 5 4</text:span></text:p>
      <text:p text:style-name="P10"><text:span text:style-name="T3">4 5 7 </text:span></text:p>
      <text:p text:style-name="P10"><text:span text:style-name="T3">1 5 9</text:span></text:p>
      <text:p text:style-name="P29"/>
      <text:p text:style-name="P10"><text:span text:style-name="T3">Minimum cost of the spanning tree: 16</text:span></text:p>
      <text:p text:style-name="P10"><text:span text:style-name="T3"><text:s/>Edges in the MST: 1 - 2 : 2 </text:span></text:p>
      <text:p text:style-name="P10"><text:span text:style-name="T3"><text:tab/><text:tab/> <text:s text:c="7"/>1 - 3 : 6</text:span></text:p>
      <text:p text:style-name="P10"><text:span text:style-name="T3"><text:s text:c="32"/>2 - 4 : 5</text:span></text:p>
      <text:p text:style-name="P10"><text:span text:style-name="T3"><text:tab/><text:tab/> <text:s text:c="7"/>3 - 5 : 4</text:span></text:p>
      <text:p text:style-name="P29"/>
      <text:p text:style-name="P29"/>
      <text:p text:style-name="P29"/>
      <text:p text:style-name="P29"/>
      <text:p text:style-name="P29"/>
      <text:p text:style-name="P13"><text:soft-page-break/><text:span text:style-name="T3">Date:</text:span><text:span text:style-name="T4">24/10/2024</text:span></text:p>
      <text:p text:style-name="P10"><text:span text:style-name="T3">Aim: </text:span><text:span text:style-name="T9">Implement</text:span><text:span text:style-name="T3"> </text:span><text:span text:style-name="T9">Dijkstra’s Algorithm</text:span></text:p>
      <text:p text:style-name="P6"><text:span text:style-name="T9">Algorithm:</text:span></text:p>
      <text:p text:style-name="P6"><text:span text:style-name="T3">DIJKSTRA(G, w, s)</text:span></text:p>
      <text:p text:style-name="P6"><text:span text:style-name="T3">1. <text:s/>for each vertex v in G.V:</text:span></text:p>
      <text:p text:style-name="P6"><text:span text:style-name="T3">2. <text:s text:c="5"/>v.d = ∞ <text:s text:c="7"/>// Initialize shortest-path estimate</text:span></text:p>
      <text:p text:style-name="P6"><text:span text:style-name="T3">3. <text:s text:c="5"/>v.π = NIL <text:s text:c="5"/>// Initialize predecessor</text:span></text:p>
      <text:p text:style-name="P6"><text:span text:style-name="T3">4. <text:s/>s.d = 0 <text:s text:c="12"/>// Set the source vertex's shortest path to 0</text:span></text:p>
      <text:p text:style-name="P6"><text:span text:style-name="T3">5. <text:s/>S = </text:span><text:span text:style-name="T13">∅</text:span><text:span text:style-name="T3"> <text:s text:c="14"/>// S will hold vertices with finalized shortest paths</text:span></text:p>
      <text:p text:style-name="P6"><text:span text:style-name="T3">6. <text:s/>Q = G.V <text:s text:c="12"/>// Initialize priority queue with all vertices</text:span></text:p>
      <text:p text:style-name="P6"><text:span text:style-name="T3">7. <text:s/>while Q ≠ </text:span><text:span text:style-name="T13">∅</text:span><text:span text:style-name="T3">:</text:span></text:p>
      <text:p text:style-name="P6"><text:span text:style-name="T3">8. <text:s text:c="5"/>u = EXTRACT-MIN(Q) <text:s text:c="2"/>// Vertex with the smallest distance estimate</text:span></text:p>
      <text:p text:style-name="P6"><text:span text:style-name="T3">9. <text:s text:c="5"/>S = S </text:span><text:span text:style-name="T13">∪</text:span><text:span text:style-name="T3"> {u} <text:s text:c="9"/>// Add u to set S</text:span></text:p>
      <text:p text:style-name="P6"><text:span text:style-name="T3">10. <text:s text:c="4"/>for each vertex v in G.Adj[u]: <text:s/>// For each neighbor v of u</text:span></text:p>
      <text:p text:style-name="P6"><text:span text:style-name="T3">11. <text:s text:c="8"/>if v.d &gt; u.d + w(u, v): <text:s text:c="4"/>// Relax the edge (u, v)</text:span></text:p>
      <text:p text:style-name="P6"><text:span text:style-name="T3">12. <text:s text:c="12"/>v.d = u.d + w(u, v)</text:span></text:p>
      <text:p text:style-name="P6"><text:span text:style-name="T3">13. <text:s text:c="12"/>v.π = u</text:span></text:p>
      <text:p text:style-name="P6"><text:span text:style-name="T9">Time Complexity :</text:span></text:p>
      <text:p text:style-name="P6"><text:span text:style-name="T13">𝑂</text:span><text:span text:style-name="T3">((</text:span><text:span text:style-name="T13">𝑉</text:span><text:span text:style-name="T3">+</text:span><text:span text:style-name="T13">𝐸</text:span><text:span text:style-name="T3">)log</text:span><text:span text:style-name="T13">𝑉</text:span><text:span text:style-name="T3">) when using a min-priority queue implemented with a binary heap, where </text:span></text:p>
      <text:p text:style-name="P6"><text:span text:style-name="T3">V is the number of vertices and</text:span></text:p>
      <text:p text:style-name="P6"><text:span text:style-name="T3">E is the number of edges.</text:span></text:p>
      <text:p text:style-name="P33"/>
      <text:p text:style-name="P10"><text:span text:style-name="T9">Program:</text:span></text:p>
      <text:p text:style-name="P55"><text:span text:style-name="T22">#include &lt;iostream&gt;</text:span></text:p>
      <text:p text:style-name="P55"><text:span text:style-name="T22">#include &lt;vector&gt;</text:span></text:p>
      <text:p text:style-name="P55"><text:span text:style-name="T22">#include &lt;queue&gt;</text:span></text:p>
      <text:p text:style-name="P55"><text:span text:style-name="T22">#include &lt;limits.h&gt;</text:span></text:p>
      <text:p text:style-name="P56"/>
      <text:p text:style-name="P55"><text:span text:style-name="T22">using namespace std;</text:span></text:p>
      <text:p text:style-name="P56"/>
      <text:p text:style-name="P55"><text:span text:style-name="T22">struct Vertex {</text:span></text:p>
      <text:p text:style-name="P55"><text:span text:style-name="T22"><text:s text:c="4"/>int d; <text:s text:c="5"/>// shortest-path estimate</text:span></text:p>
      <text:p text:style-name="P55"><text:span text:style-name="T22"><text:s text:c="4"/>int pi; <text:s text:c="4"/>// predecessor</text:span></text:p>
      <text:p text:style-name="P55"><text:span text:style-name="T22">};</text:span></text:p>
      <text:p text:style-name="P56"/>
      <text:p text:style-name="P55"><text:span text:style-name="T22">struct Edge {</text:span></text:p>
      <text:p text:style-name="P55"><text:span text:style-name="T22"><text:s text:c="4"/>int v; <text:s text:c="5"/>// destination vertex</text:span></text:p>
      <text:p text:style-name="P55"><text:soft-page-break/><text:span text:style-name="T22"><text:s text:c="4"/>int weight; // weight of the edge</text:span></text:p>
      <text:p text:style-name="P55"><text:span text:style-name="T22">};</text:span></text:p>
      <text:p text:style-name="P56"/>
      <text:p text:style-name="P55"><text:span text:style-name="T22">// Comparator for priority queue to find the minimum distance vertex</text:span></text:p>
      <text:p text:style-name="P55"><text:span text:style-name="T22">struct CompareDist {</text:span></text:p>
      <text:p text:style-name="P55"><text:span text:style-name="T22"><text:s text:c="4"/>bool operator()(pair&lt;int, int&gt; const&amp; p1, pair&lt;int, int&gt; const&amp; p2) {</text:span></text:p>
      <text:p text:style-name="P55"><text:span text:style-name="T22"><text:s text:c="8"/>return p1.second &gt; p2.second;</text:span></text:p>
      <text:p text:style-name="P55"><text:span text:style-name="T22"><text:s text:c="4"/>}</text:span></text:p>
      <text:p text:style-name="P55"><text:span text:style-name="T22">};</text:span></text:p>
      <text:p text:style-name="P56"/>
      <text:p text:style-name="P55"><text:span text:style-name="T22">// Initialize the single source</text:span></text:p>
      <text:p text:style-name="P55"><text:span text:style-name="T22">void InitializeSingleSource(vector&lt;Vertex&gt;&amp; vertices, int s) {</text:span></text:p>
      <text:p text:style-name="P55"><text:span text:style-name="T22"><text:s text:c="4"/>for (int i = 0; i &lt; vertices.size(); i++) {</text:span></text:p>
      <text:p text:style-name="P55"><text:span text:style-name="T22"><text:s text:c="8"/>vertices[i].d = INT_MAX; <text:s/>// Set initial distance to "infinity"</text:span></text:p>
      <text:p text:style-name="P55"><text:span text:style-name="T22"><text:s text:c="8"/>vertices[i].pi = -1; <text:s text:c="5"/>// Set predecessor to NIL (or -1 here)</text:span></text:p>
      <text:p text:style-name="P55"><text:span text:style-name="T22"><text:s text:c="4"/>}</text:span></text:p>
      <text:p text:style-name="P55"><text:span text:style-name="T22"><text:s text:c="4"/>vertices[s].d = 0; <text:s/>// Distance to the source itself is 0</text:span></text:p>
      <text:p text:style-name="P55"><text:span text:style-name="T22">}</text:span></text:p>
      <text:p text:style-name="P56"/>
      <text:p text:style-name="P55"><text:span text:style-name="T22">// Relaxation function</text:span></text:p>
      <text:p text:style-name="P55"><text:span text:style-name="T22">void Relax(int u, int v, int w, vector&lt;Vertex&gt;&amp; vertices) {</text:span></text:p>
      <text:p text:style-name="P55"><text:span text:style-name="T22"><text:s text:c="4"/>if (vertices[v].d &gt; vertices[u].d + w) {</text:span></text:p>
      <text:p text:style-name="P55"><text:span text:style-name="T22"><text:s text:c="8"/>vertices[v].d = vertices[u].d + w;</text:span></text:p>
      <text:p text:style-name="P55"><text:span text:style-name="T22"><text:s text:c="8"/>vertices[v].pi = u;</text:span></text:p>
      <text:p text:style-name="P55"><text:span text:style-name="T22"><text:s text:c="4"/>}</text:span></text:p>
      <text:p text:style-name="P55"><text:span text:style-name="T22">}</text:span></text:p>
      <text:p text:style-name="P56"/>
      <text:p text:style-name="P55"><text:span text:style-name="T22">// Dijkstra's Algorithm</text:span></text:p>
      <text:p text:style-name="P55"><text:span text:style-name="T22">void Dijkstra(vector&lt;vector&lt;Edge&gt;&gt;&amp; adjList, vector&lt;Vertex&gt;&amp; vertices, int source) {</text:span></text:p>
      <text:p text:style-name="P55"><text:span text:style-name="T22"><text:s text:c="4"/>InitializeSingleSource(vertices, source);</text:span></text:p>
      <text:p text:style-name="P56"/>
      <text:p text:style-name="P55"><text:span text:style-name="T22"><text:s text:c="4"/>priority_queue&lt;pair&lt;int, int&gt;, vector&lt;pair&lt;int, int&gt;&gt;, CompareDist&gt; minHeap;</text:span></text:p>
      <text:p text:style-name="P55"><text:span text:style-name="T22"><text:s text:c="4"/>minHeap.push({source, vertices[source].d});</text:span></text:p>
      <text:p text:style-name="P56"/>
      <text:p text:style-name="P55"><text:span text:style-name="T22"><text:s text:c="4"/>while (!minHeap.empty()) {</text:span></text:p>
      <text:p text:style-name="P55"><text:span text:style-name="T22"><text:s text:c="8"/>int u = minHeap.top().first;</text:span></text:p>
      <text:p text:style-name="P55"><text:span text:style-name="T22"><text:s text:c="8"/>minHeap.pop();</text:span></text:p>
      <text:p text:style-name="P56"/>
      <text:p text:style-name="P55"><text:span text:style-name="T22"><text:s text:c="8"/>for (auto&amp; edge : adjList[u]) {</text:span></text:p>
      <text:p text:style-name="P55"><text:span text:style-name="T22"><text:s text:c="12"/>int v = edge.v;</text:span></text:p>
      <text:p text:style-name="P55"><text:span text:style-name="T22"><text:s text:c="12"/>int weight = edge.weight;</text:span></text:p>
      <text:p text:style-name="P55"><text:span text:style-name="T22"><text:s text:c="12"/>if (vertices[v].d &gt; vertices[u].d + weight) {</text:span></text:p>
      <text:p text:style-name="P55"><text:span text:style-name="T22"><text:s text:c="16"/>vertices[v].d = vertices[u].d + weight;</text:span></text:p>
      <text:p text:style-name="P55"><text:span text:style-name="T22"><text:s text:c="16"/>vertices[v].pi = u;</text:span></text:p>
      <text:p text:style-name="P55"><text:span text:style-name="T22"><text:s text:c="16"/>minHeap.push({v, vertices[v].d});</text:span></text:p>
      <text:p text:style-name="P55"><text:span text:style-name="T22"><text:s text:c="12"/>}</text:span></text:p>
      <text:p text:style-name="P55"><text:span text:style-name="T22"><text:s text:c="8"/>}</text:span></text:p>
      <text:p text:style-name="P55"><text:span text:style-name="T22"><text:s text:c="4"/>}</text:span></text:p>
      <text:p text:style-name="P55"><text:span text:style-name="T22">}</text:span></text:p>
      <text:p text:style-name="P56"/>
      <text:p text:style-name="P55"><text:span text:style-name="T22">int main() {</text:span></text:p>
      <text:p text:style-name="P55"><text:soft-page-break/><text:span text:style-name="T22"><text:s text:c="4"/>int numVertices = 5; </text:span></text:p>
      <text:p text:style-name="P55"><text:span text:style-name="T22"><text:s text:c="4"/>vector&lt;Vertex&gt; vertices(numVertices);</text:span></text:p>
      <text:p text:style-name="P56"/>
      <text:p text:style-name="P55"><text:span text:style-name="T22"><text:s text:c="4"/>// Adjacency list for the graph (directed graph with nonnegative weights)</text:span></text:p>
      <text:p text:style-name="P55"><text:span text:style-name="T22"><text:s text:c="4"/>vector&lt;vector&lt;Edge&gt;&gt; adjList(numVertices);</text:span></text:p>
      <text:p text:style-name="P56"/>
      <text:p text:style-name="P55"><text:span text:style-name="T22"><text:s text:c="4"/>// Add edges based on the input graph</text:span></text:p>
      <text:p text:style-name="P55"><text:span text:style-name="T22"><text:s text:c="4"/>adjList[0].push_back({1, 10}); </text:span></text:p>
      <text:p text:style-name="P55"><text:span text:style-name="T22"><text:s text:c="4"/>adjList[0].push_back({3, 5}); <text:s/></text:span></text:p>
      <text:p text:style-name="P55"><text:span text:style-name="T22"><text:s text:c="4"/>adjList[1].push_back({2, 1}); <text:s/></text:span></text:p>
      <text:p text:style-name="P55"><text:span text:style-name="T22"><text:s text:c="4"/>adjList[1].push_back({3, 2}); <text:s/></text:span></text:p>
      <text:p text:style-name="P55"><text:span text:style-name="T22"><text:s text:c="4"/>adjList[3].push_back({1, 3}); <text:s/></text:span></text:p>
      <text:p text:style-name="P55"><text:span text:style-name="T22"><text:s text:c="4"/>adjList[3].push_back({2, 9}); <text:s/></text:span></text:p>
      <text:p text:style-name="P55"><text:span text:style-name="T22"><text:s text:c="4"/>adjList[3].push_back({4, 2}); <text:s/></text:span></text:p>
      <text:p text:style-name="P55"><text:span text:style-name="T22"><text:s text:c="4"/>adjList[2].push_back({4, 4}); <text:s/></text:span></text:p>
      <text:p text:style-name="P55"><text:span text:style-name="T22"><text:s text:c="4"/>adjList[4].push_back({2, 6}); <text:s/></text:span></text:p>
      <text:p text:style-name="P55"><text:span text:style-name="T22"><text:s text:c="4"/>adjList[4].push_back({0, 7}); <text:s/></text:span></text:p>
      <text:p text:style-name="P56"/>
      <text:p text:style-name="P55"><text:span text:style-name="T22"><text:s text:c="4"/>int source = 0; <text:s/>// Starting from vertex 's'</text:span></text:p>
      <text:p text:style-name="P55"><text:span text:style-name="T22"><text:s text:c="4"/>Dijkstra(adjList, vertices, source);</text:span></text:p>
      <text:p text:style-name="P56"/>
      <text:p text:style-name="P55"><text:span text:style-name="T22"><text:s text:c="4"/>// Output the shortest-path estimates and predecessors</text:span></text:p>
      <text:p text:style-name="P55"><text:span text:style-name="T22"><text:s text:c="4"/>cout &lt;&lt; "Vertex\tShortest Path Estimate (d)\tPredecessor (pi)" &lt;&lt; endl;</text:span></text:p>
      <text:p text:style-name="P55"><text:span text:style-name="T22"><text:s text:c="4"/>for (int i = 0; i &lt; vertices.size(); i++) {</text:span></text:p>
      <text:p text:style-name="P55"><text:span text:style-name="T22"><text:s text:c="4"/>cout &lt;&lt; i &lt;&lt; "\t" &lt;&lt; vertices[i].d &lt;&lt; "\t\t\t\t" &lt;&lt; (vertices[i].pi == -1 ? <text:s text:c="8"/>"NIL" : to_string(vertices[i].pi)) &lt;&lt; endl;</text:span></text:p>
      <text:p text:style-name="P55"><text:span text:style-name="T22"><text:s text:c="4"/>}</text:span></text:p>
      <text:p text:style-name="P56"/>
      <text:p text:style-name="P55"><text:span text:style-name="T22"><text:s text:c="4"/>return 0;</text:span></text:p>
      <text:p text:style-name="P55"><text:span text:style-name="T22">}</text:span></text:p>
      <text:p text:style-name="P30"/>
      <text:p text:style-name="P30"/>
      <text:p text:style-name="P10"><text:span text:style-name="T9">Output:</text:span></text:p>
      <text:p text:style-name="P10"><text:span text:style-name="T9">Vertex<text:tab/>Shortest Path Estimate (d)<text:tab/>Predecessor (pi)</text:span></text:p>
      <text:p text:style-name="P10"><text:span text:style-name="T9">0<text:tab/>0<text:tab/><text:tab/><text:tab/><text:tab/>NIL</text:span></text:p>
      <text:p text:style-name="P10"><text:span text:style-name="T9">1<text:tab/>8<text:tab/><text:tab/><text:tab/><text:tab/>3</text:span></text:p>
      <text:p text:style-name="P10"><text:span text:style-name="T9">2<text:tab/>9<text:tab/><text:tab/><text:tab/><text:tab/>1</text:span></text:p>
      <text:p text:style-name="P10"><text:span text:style-name="T9">3<text:tab/>5<text:tab/><text:tab/><text:tab/><text:tab/>0</text:span></text:p>
      <text:p text:style-name="P10"><text:span text:style-name="T9">4<text:tab/>7<text:tab/><text:tab/><text:tab/><text:tab/>3</text:span></text:p>
      <text:p text:style-name="P38"/>
      <text:p text:style-name="P4"><text:span text:style-name="T5">Date:</text:span><text:span text:style-name="T6">06/11/2024</text:span></text:p>
      <text:p text:style-name="P3"><text:span text:style-name="T5">Aim: </text:span><text:span text:style-name="T10">Implement Optimal Binary Search Algorithm</text:span></text:p>
      <text:p text:style-name="P3"><text:span text:style-name="T10">Algorithm:</text:span></text:p>
      <text:p text:style-name="P3"><text:span text:style-name="T5">// Given n distinct identifiers a1 &lt; a2 &lt; ... &lt; an and probabilities</text:span></text:p>
      <text:p text:style-name="P3"><text:span text:style-name="T5">// p[i], 1 ≤ i ≤ n, and q[i], 0 ≤ i ≤ n, this algorithm computes</text:span></text:p>
      <text:p text:style-name="P3"><text:span text:style-name="T5">// the cost c[i, j] of optimal binary search trees tij for identifiers</text:span></text:p>
      <text:p text:style-name="P3"><text:span text:style-name="T5">// ai+1,...,aj. It also computes r[i, j], the root of tij.</text:span></text:p>
      <text:p text:style-name="P3"><text:span text:style-name="T5">// w[i, j] is the weight of tij.</text:span></text:p>
      <text:p text:style-name="P3"><text:span text:style-name="T5">for i := 0 to n-1 do</text:span></text:p>
      <text:p text:style-name="P3"><text:span text:style-name="T5">{</text:span></text:p>
      <text:p text:style-name="P3"><text:span text:style-name="T5"><text:s text:c="4"/>// Initialize</text:span></text:p>
      <text:p text:style-name="P3"><text:span text:style-name="T5"><text:s text:c="4"/></text:span><text:span text:style-name="T17">w[i, i] := q[i]; r[i, i] := 0; c[i, i] := 0.0;</text:span></text:p>
      <text:p text:style-name="P3"><text:span text:style-name="T17"><text:s text:c="4"/></text:span><text:span text:style-name="T5">// Optimal trees with one node</text:span></text:p>
      <text:p text:style-name="P3"><text:span text:style-name="T5"><text:s text:c="4"/>w[i, i + 1] := q[i] + q[i + 1] + p[i];</text:span></text:p>
      <text:p text:style-name="P3"><text:span text:style-name="T5"><text:s text:c="4"/></text:span><text:span text:style-name="T17">c[i, i + 1] := w[i, i + 1];</text:span></text:p>
      <text:p text:style-name="P3"><text:span text:style-name="T17"><text:s text:c="4"/>r[i, i + 1] := i + 1;</text:span></text:p>
      <text:p text:style-name="P3"><text:span text:style-name="T17">}</text:span></text:p>
      <text:p text:style-name="P3"><text:span text:style-name="T17">w[n, n] := q[n]; r[n, n] := 0; c[n, n] := 0.0;</text:span></text:p>
      <text:p text:style-name="P3"><text:span text:style-name="T5">for m := 2 to n do</text:span></text:p>
      <text:p text:style-name="P3"><text:span text:style-name="T5"><text:s text:c="4"/>for i := 0 to n - m do // Find Optimal trees with m nodes</text:span></text:p>
      <text:p text:style-name="P3"><text:span text:style-name="T5"><text:s text:c="4"/></text:span><text:span text:style-name="T17">{</text:span></text:p>
      <text:p text:style-name="P3"><text:span text:style-name="T17"><text:s text:c="8"/>j := i + m;</text:span></text:p>
      <text:p text:style-name="P3"><text:span text:style-name="T17"><text:s text:c="8"/>w[i, j] := w[i, j - 1] + p[j - 1] + q[j];</text:span></text:p>
      <text:p text:style-name="P3"><text:span text:style-name="T17"><text:s text:c="8"/></text:span><text:span text:style-name="T5">minval := 999;</text:span></text:p>
      <text:p text:style-name="P36"/>
      <text:p text:style-name="P3"><text:span text:style-name="T5"><text:s text:c="8"/>for l := i + 1 to j do</text:span></text:p>
      <text:p text:style-name="P3"><text:span text:style-name="T5"><text:s text:c="8"/>{</text:span></text:p>
      <text:p text:style-name="P3"><text:span text:style-name="T5"><text:s text:c="12"/>if c[i, l - 1] + c[l, j] &lt; minval {</text:span></text:p>
      <text:p text:style-name="P3"><text:span text:style-name="T5"><text:s text:c="16"/>minval := c[i, l - 1] + c[l, j];</text:span></text:p>
      <text:p text:style-name="P3"><text:span text:style-name="T5"><text:s text:c="16"/></text:span><text:span text:style-name="T17">k := l;</text:span></text:p>
      <text:p text:style-name="P3"><text:span text:style-name="T17"><text:s text:c="12"/>}</text:span></text:p>
      <text:p text:style-name="P3"><text:span text:style-name="T17"><text:s text:c="8"/>}</text:span></text:p>
      <text:p text:style-name="P54"><text:soft-page-break/></text:p>
      <text:p text:style-name="P3"><text:span text:style-name="T17"><text:s text:c="8"/>c[i, j] := w[i, j] + minval;</text:span></text:p>
      <text:p text:style-name="P3"><text:span text:style-name="T17"><text:s text:c="8"/>r[i, j] := k;</text:span></text:p>
      <text:p text:style-name="P3"><text:span text:style-name="T17"><text:s text:c="4"/>}</text:span></text:p>
      <text:p text:style-name="P3"><text:span text:style-name="T17">write c[0, n], w[0, n], r[0, n];</text:span></text:p>
      <text:p text:style-name="P54"/>
      <text:p text:style-name="P3"><text:span text:style-name="T10">Time Complexity: O(n</text:span><text:span text:style-name="T24">3</text:span><text:span text:style-name="T10">)</text:span></text:p>
      <text:p text:style-name="P3"><text:span text:style-name="T5">Program:</text:span></text:p>
      <text:p text:style-name="P36"/>
      <text:p text:style-name="P3"><text:span text:style-name="T5">#include &lt;iostream&gt;</text:span></text:p>
      <text:p text:style-name="P3"><text:span text:style-name="T5">#include &lt;vector&gt;</text:span></text:p>
      <text:p text:style-name="P3"><text:span text:style-name="T5">#include &lt;limits.h&gt;</text:span></text:p>
      <text:p text:style-name="P3"><text:span text:style-name="T5">using namespace std;</text:span></text:p>
      <text:p text:style-name="P3"><text:span text:style-name="T5">struct OBSTResult {</text:span></text:p>
      <text:p text:style-name="P3"><text:span text:style-name="T5"><text:s text:c="4"/>double cost;</text:span></text:p>
      <text:p text:style-name="P3"><text:span text:style-name="T5"><text:s text:c="4"/>double weight;</text:span></text:p>
      <text:p text:style-name="P3"><text:span text:style-name="T5"><text:s text:c="4"/>int root;</text:span></text:p>
      <text:p text:style-name="P3"><text:span text:style-name="T5">};</text:span></text:p>
      <text:p text:style-name="P3"><text:span text:style-name="T5">OBSTResult obst(const vector&lt;double&gt;&amp; p, const vector&lt;double&gt;&amp; q, int n) {</text:span></text:p>
      <text:p text:style-name="P3"><text:span text:style-name="T5"><text:s text:c="4"/>// Initialize tables</text:span></text:p>
      <text:p text:style-name="P3"><text:span text:style-name="T5"><text:s text:c="4"/>vector&lt;vector&lt;double&gt;&gt; w(n + 1, vector&lt;double&gt;(n + 1, 0));</text:span></text:p>
      <text:p text:style-name="P3"><text:span text:style-name="T5"><text:s text:c="4"/>vector&lt;vector&lt;double&gt;&gt; c(n + 1, vector&lt;double&gt;(n + 1, 0));</text:span></text:p>
      <text:p text:style-name="P3"><text:span text:style-name="T5"><text:s text:c="4"/>vector&lt;vector&lt;int&gt;&gt; r(n + 1, vector&lt;int&gt;(n + 1, 0));</text:span></text:p>
      <text:p text:style-name="P3"><text:span text:style-name="T5"><text:s text:c="3"/></text:span></text:p>
      <text:p text:style-name="P3"><text:span text:style-name="T5"><text:s text:c="4"/>// Initialize the diagonal elements</text:span></text:p>
      <text:p text:style-name="P3"><text:span text:style-name="T5"><text:s text:c="4"/>for (int i = 0; i &lt; n; ++i) {</text:span></text:p>
      <text:p text:style-name="P3"><text:span text:style-name="T5"><text:s text:c="8"/></text:span><text:span text:style-name="T17">w[i][i] = q[i];</text:span></text:p>
      <text:p text:style-name="P3"><text:span text:style-name="T17"><text:s text:c="8"/>r[i][i] = 0;</text:span></text:p>
      <text:p text:style-name="P3"><text:span text:style-name="T17"><text:s text:c="8"/>c[i][i] = 0;</text:span></text:p>
      <text:p text:style-name="P3"><text:span text:style-name="T17"><text:s text:c="8"/>w[i][i + 1] = q[i] + q[i + 1] + p[i];</text:span></text:p>
      <text:p text:style-name="P3"><text:span text:style-name="T17"><text:s text:c="8"/>c[i][i + 1] = w[i][i + 1];</text:span></text:p>
      <text:p text:style-name="P3"><text:span text:style-name="T17"><text:s text:c="8"/>r[i][i + 1] = i + 1;</text:span></text:p>
      <text:p text:style-name="P3"><text:soft-page-break/><text:span text:style-name="T17"><text:s text:c="4"/>}</text:span></text:p>
      <text:p text:style-name="P3"><text:span text:style-name="T17"><text:s text:c="4"/>w[n][n] = q[n];</text:span></text:p>
      <text:p text:style-name="P3"><text:span text:style-name="T17"><text:s text:c="4"/>c[n][n] = 0;</text:span></text:p>
      <text:p text:style-name="P3"><text:span text:style-name="T17"><text:s text:c="4"/></text:span><text:span text:style-name="T5">r[n][n] = 0;</text:span></text:p>
      <text:p text:style-name="P3"><text:span text:style-name="T5"><text:s text:c="4"/>// Compute OBST for increasing sizes of subtrees</text:span></text:p>
      <text:p text:style-name="P3"><text:span text:style-name="T5"><text:s text:c="4"/>for (int m = 2; m &lt;= n; ++m) { // m = 2 to n</text:span></text:p>
      <text:p text:style-name="P3"><text:span text:style-name="T5"><text:s text:c="8"/></text:span><text:span text:style-name="T17">for (int i = 0; i &lt;= n - m; ++i) { // i = 0 to n - m</text:span></text:p>
      <text:p text:style-name="P3"><text:span text:style-name="T17"><text:s text:c="12"/>int j = i + m;</text:span></text:p>
      <text:p text:style-name="P3"><text:span text:style-name="T17"><text:s text:c="12"/>w[i][j] = w[i][j - 1] + p[j - 1] + q[j];</text:span></text:p>
      <text:p text:style-name="P3"><text:span text:style-name="T17"><text:s text:c="12"/></text:span><text:span text:style-name="T5">double minval = INT_MAX;</text:span></text:p>
      <text:p text:style-name="P3"><text:span text:style-name="T5"><text:s text:c="12"/>int k = i + 1;</text:span></text:p>
      <text:p text:style-name="P3"><text:span text:style-name="T5"><text:s text:c="12"/>// Find the minimum cost and corresponding root</text:span></text:p>
      <text:p text:style-name="P3"><text:span text:style-name="T5"><text:s text:c="12"/>for (int l = i + 1; l &lt;= j; ++l) {</text:span></text:p>
      <text:p text:style-name="P3"><text:span text:style-name="T5"><text:s text:c="16"/>double cost = c[i][l - 1] + c[l][j];</text:span></text:p>
      <text:p text:style-name="P3"><text:span text:style-name="T5"><text:s text:c="16"/>if (cost &lt; minval) {</text:span></text:p>
      <text:p text:style-name="P3"><text:span text:style-name="T5"><text:s text:c="20"/>minval = cost;</text:span></text:p>
      <text:p text:style-name="P3"><text:span text:style-name="T5"><text:s text:c="20"/>k = l;</text:span></text:p>
      <text:p text:style-name="P3"><text:span text:style-name="T5"><text:s text:c="16"/>}</text:span></text:p>
      <text:p text:style-name="P3"><text:span text:style-name="T5"><text:s text:c="12"/>}</text:span></text:p>
      <text:p text:style-name="P3"><text:span text:style-name="T5"><text:s text:c="12"/>// Update cost and root for the subtree</text:span></text:p>
      <text:p text:style-name="P3"><text:span text:style-name="T5"><text:s text:c="12"/></text:span><text:span text:style-name="T17">c[i][j] = w[i][j] + minval;</text:span></text:p>
      <text:p text:style-name="P3"><text:span text:style-name="T17"><text:s text:c="12"/></text:span><text:span text:style-name="T5">r[i][j] = k;</text:span></text:p>
      <text:p text:style-name="P3"><text:span text:style-name="T5"><text:s text:c="8"/>}</text:span></text:p>
      <text:p text:style-name="P3"><text:span text:style-name="T5"><text:s text:c="4"/>}</text:span></text:p>
      <text:p text:style-name="P3"><text:span text:style-name="T5"><text:s text:c="4"/>// Return final OBST results</text:span></text:p>
      <text:p text:style-name="P3"><text:span text:style-name="T5"><text:s text:c="4"/>return {c[0][n], w[0][n], r[0][n]};</text:span></text:p>
      <text:p text:style-name="P3"><text:span text:style-name="T5">}</text:span></text:p>
      <text:p text:style-name="P3"><text:span text:style-name="T5">int main() {</text:span></text:p>
      <text:p text:style-name="P3"><text:span text:style-name="T5"><text:s text:c="4"/>vector&lt;double&gt; p = {0.15, 0.1, 0.05, 0.1, 0.2}; // Example probabilities for keys</text:span></text:p>
      <text:p text:style-name="P3"><text:span text:style-name="T5"><text:s text:c="4"/>vector&lt;double&gt; q = {0.05, 0.1, 0.05, 0.05, 0.05, 0.1}; // Example probabilities for gaps</text:span></text:p>
      <text:p text:style-name="P3"><text:span text:style-name="T5"><text:s text:c="4"/>int n = p.size();</text:span></text:p>
      <text:p text:style-name="P36"/>
      <text:p text:style-name="P3"><text:soft-page-break/><text:span text:style-name="T5"><text:s text:c="4"/>OBSTResult result = obst(p, q, n);</text:span></text:p>
      <text:p text:style-name="P3"><text:span text:style-name="T5"><text:s text:c="4"/>cout &lt;&lt; "Optimal Cost: " &lt;&lt; result.cost &lt;&lt; endl;</text:span></text:p>
      <text:p text:style-name="P3"><text:span text:style-name="T5"><text:s text:c="4"/>cout &lt;&lt; "Weight Table (final value): " &lt;&lt; result.weight &lt;&lt; endl;</text:span></text:p>
      <text:p text:style-name="P3"><text:span text:style-name="T5"><text:s text:c="4"/>cout &lt;&lt; "Root Table (root of the entire tree): " &lt;&lt; result.root &lt;&lt; endl;</text:span></text:p>
      <text:p text:style-name="P3"><text:span text:style-name="T5"><text:s text:c="4"/>return 0;</text:span></text:p>
      <text:p text:style-name="P3"><text:span text:style-name="T5">}</text:span></text:p>
      <text:p text:style-name="P3"><text:span text:style-name="T10">Output:</text:span></text:p>
      <text:p text:style-name="P3"><text:span text:style-name="T5">Optimal Cost: 2.75</text:span></text:p>
      <text:p text:style-name="P3"><text:span text:style-name="T5">Weight Table (final value): 1.0</text:span></text:p>
      <text:p text:style-name="P3"><text:span text:style-name="T5">Root Table (root of the entire tree): 2</text:span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4"><text:span text:style-name="T5">Date:</text:span><text:span text:style-name="T6">06/11/2024</text:span></text:p>
      <text:p text:style-name="P3"><text:span text:style-name="T5">Aim: </text:span><text:span text:style-name="T10">Implement 0/1 KnapSack Algorithm</text:span></text:p>
      <text:p text:style-name="P3"><text:span text:style-name="T10">Algorithm:</text:span></text:p>
      <text:p text:style-name="P3"><text:span text:style-name="T5">function knapsack(values, weights, W, n):</text:span></text:p>
      <text:p text:style-name="P3"><text:span text:style-name="T5"><text:s text:c="4"/>// Create a DP table with dimensions (n+1) x (W+1)</text:span></text:p>
      <text:p text:style-name="P3"><text:span text:style-name="T5"><text:s text:c="4"/>dp = array of size (n+1) x (W+1)</text:span></text:p>
      <text:p text:style-name="P36"/>
      <text:p text:style-name="P3"><text:span text:style-name="T5"><text:s text:c="4"/>// Initialize the DP table</text:span></text:p>
      <text:p text:style-name="P3"><text:span text:style-name="T5"><text:s text:c="4"/>for i = 0 to n:</text:span></text:p>
      <text:p text:style-name="P3"><text:span text:style-name="T5"><text:s text:c="8"/>dp[i][0] = 0 <text:s/>// Capacity is 0, so value is 0</text:span></text:p>
      <text:p text:style-name="P3"><text:span text:style-name="T5"><text:s text:c="4"/>for j = 0 to W:</text:span></text:p>
      <text:p text:style-name="P3"><text:span text:style-name="T5"><text:s text:c="8"/>dp[0][j] = 0 <text:s/>// No items, so value is 0</text:span></text:p>
      <text:p text:style-name="P36"/>
      <text:p text:style-name="P3"><text:span text:style-name="T5"><text:s text:c="4"/>// Fill the DP table</text:span></text:p>
      <text:p text:style-name="P3"><text:span text:style-name="T5"><text:s text:c="4"/>for i = 1 to n:</text:span></text:p>
      <text:p text:style-name="P3"><text:span text:style-name="T5"><text:s text:c="8"/>for j = 0 to W:</text:span></text:p>
      <text:p text:style-name="P3"><text:span text:style-name="T5"><text:s text:c="12"/>if weights[i-1] &lt;= j:</text:span></text:p>
      <text:p text:style-name="P3"><text:span text:style-name="T5"><text:s text:c="16"/>dp[i][j] = max(dp[i-1][j], dp[i-1][j - weights[i-1]] + values[i-1])</text:span></text:p>
      <text:p text:style-name="P3"><text:span text:style-name="T5"><text:s text:c="12"/>else:</text:span></text:p>
      <text:p text:style-name="P3"><text:span text:style-name="T5"><text:s text:c="16"/>dp[i][j] = dp[i-1][j]</text:span></text:p>
      <text:p text:style-name="P36"/>
      <text:p text:style-name="P3"><text:span text:style-name="T5"><text:s text:c="4"/>// The result is in dp[n][W]</text:span></text:p>
      <text:p text:style-name="P3"><text:span text:style-name="T5"><text:s text:c="4"/>return dp[n][W]</text:span></text:p>
      <text:p text:style-name="P3"><text:span text:style-name="T10">Time Complexity:</text:span><text:span text:style-name="T11"> </text:span><text:span text:style-name="T10"> <text:s/>O(n×W), where n is the number of items and W is the knapsack capacity.</text:span></text:p>
      <text:p text:style-name="P3"><text:span text:style-name="T5">Program:</text:span></text:p>
      <text:p text:style-name="P3"><text:span text:style-name="T5">#include &lt;iostream&gt;</text:span></text:p>
      <text:p text:style-name="P3"><text:span text:style-name="T5">#include &lt;vector&gt;</text:span></text:p>
      <text:p text:style-name="P3"><text:span text:style-name="T5">#include &lt;algorithm&gt;</text:span></text:p>
      <text:p text:style-name="P36"/>
      <text:p text:style-name="P3"><text:span text:style-name="T5">int knapsack(const std::vector&lt;int&gt;&amp; weights, const std::vector&lt;int&gt;&amp; values, int capacity) {</text:span></text:p>
      <text:p text:style-name="P3"><text:span text:style-name="T5"><text:s text:c="4"/>int n = weights.size();</text:span></text:p>
      <text:p text:style-name="P3"><text:soft-page-break/><text:span text:style-name="T5"><text:s text:c="4"/>std::vector&lt;std::vector&lt;int&gt;&gt; dp(n + 1, std::vector&lt;int&gt;(capacity + 1, 0));</text:span></text:p>
      <text:p text:style-name="P36"/>
      <text:p text:style-name="P3"><text:span text:style-name="T5"><text:s text:c="4"/>for (int i = 1; i &lt;= n; ++i) {</text:span></text:p>
      <text:p text:style-name="P3"><text:span text:style-name="T5"><text:s text:c="8"/>for (int w = 1; w &lt;= capacity; ++w) {</text:span></text:p>
      <text:p text:style-name="P3"><text:span text:style-name="T5"><text:s text:c="12"/>if (weights[i - 1] &lt;= w) {</text:span></text:p>
      <text:p text:style-name="P3"><text:span text:style-name="T5"><text:s text:c="16"/>dp[i][w] = std::max(dp[i - 1][w], dp[i - 1][w - weights[i - 1]] + values[i - 1]);</text:span></text:p>
      <text:p text:style-name="P3"><text:span text:style-name="T5"><text:s text:c="12"/>} else {</text:span></text:p>
      <text:p text:style-name="P3"><text:span text:style-name="T5"><text:s text:c="16"/>dp[i][w] = dp[i - 1][w];</text:span></text:p>
      <text:p text:style-name="P3"><text:span text:style-name="T5"><text:s text:c="12"/>}</text:span></text:p>
      <text:p text:style-name="P3"><text:span text:style-name="T5"><text:s text:c="8"/>}</text:span></text:p>
      <text:p text:style-name="P3"><text:span text:style-name="T5"><text:s text:c="4"/>}</text:span></text:p>
      <text:p text:style-name="P36"/>
      <text:p text:style-name="P3"><text:span text:style-name="T5"><text:s text:c="4"/>return dp[n][capacity];</text:span></text:p>
      <text:p text:style-name="P3"><text:span text:style-name="T5">}</text:span></text:p>
      <text:p text:style-name="P36"/>
      <text:p text:style-name="P3"><text:span text:style-name="T5">int main() {</text:span></text:p>
      <text:p text:style-name="P3"><text:span text:style-name="T5"><text:s text:c="4"/>std::vector&lt;int&gt; weights = {2, 3, 4, 5};</text:span></text:p>
      <text:p text:style-name="P3"><text:span text:style-name="T5"><text:s text:c="4"/>std::vector&lt;int&gt; values = {3, 4, 5, 6};</text:span></text:p>
      <text:p text:style-name="P3"><text:span text:style-name="T5"><text:s text:c="4"/>int capacity = 5;</text:span></text:p>
      <text:p text:style-name="P36"/>
      <text:p text:style-name="P3"><text:span text:style-name="T5"><text:s text:c="4"/>std::cout &lt;&lt; "Maximum profit = " &lt;&lt; knapsack(weights, values, capacity) &lt;&lt; std::endl;</text:span></text:p>
      <text:p text:style-name="P36"/>
      <text:p text:style-name="P3"><text:span text:style-name="T5"><text:s text:c="4"/>return 0;</text:span></text:p>
      <text:p text:style-name="P3"><text:span text:style-name="T5">}</text:span></text:p>
      <text:p text:style-name="P3"><text:span text:style-name="T10">Output:</text:span></text:p>
      <text:p text:style-name="P3"><text:span text:style-name="T5">Maximum profit = 7</text:span></text:p>
      <text:p text:style-name="P36"/>
      <text:p text:style-name="P36"/>
      <text:p text:style-name="P36"/>
      <text:p text:style-name="P4"><text:span text:style-name="T5">Date:</text:span><text:span text:style-name="T6">06/11/2024</text:span></text:p>
      <text:p text:style-name="P3"><text:span text:style-name="T5">Aim:</text:span><text:span text:style-name="T10"> Implement Bellman-Ford Algorithm</text:span></text:p>
      <text:p text:style-name="P3"><text:span text:style-name="T10">Algorithm:</text:span></text:p>
      <text:p text:style-name="P3"><text:span text:style-name="T5">function BellmanFord(Graph, source):</text:span></text:p>
      <text:p text:style-name="P3"><text:span text:style-name="T5"><text:s text:c="4"/>Initialize distances[] and set distance[source] = 0</text:span></text:p>
      <text:p text:style-name="P3"><text:span text:style-name="T5"><text:s text:c="4"/>for i = 1 to |V| - 1 do:</text:span></text:p>
      <text:p text:style-name="P3"><text:span text:style-name="T5"><text:s text:c="8"/>for each edge (u, v, w) in Graph:</text:span></text:p>
      <text:p text:style-name="P3"><text:span text:style-name="T5"><text:s text:c="12"/>if distance[u] + w &lt; distance[v]:</text:span></text:p>
      <text:p text:style-name="P3"><text:span text:style-name="T5"><text:s text:c="16"/>distance[v] = distance[u] + w</text:span></text:p>
      <text:p text:style-name="P36"/>
      <text:p text:style-name="P3"><text:span text:style-name="T5"><text:s text:c="4"/>for each edge (u, v, w) in Graph:</text:span></text:p>
      <text:p text:style-name="P3"><text:span text:style-name="T5"><text:s text:c="8"/>if distance[u] + w &lt; distance[v]:</text:span></text:p>
      <text:p text:style-name="P3"><text:span text:style-name="T5"><text:s text:c="12"/>return "Graph contains a negative weight cycle"</text:span></text:p>
      <text:p text:style-name="P3"><text:span text:style-name="T5"><text:s text:c="4"/>return distances[]</text:span></text:p>
      <text:p text:style-name="P36"/>
      <text:p text:style-name="P3"><text:span text:style-name="T10">Time Complexity</text:span><text:span text:style-name="T5">: O(V</text:span><text:span text:style-name="T14">⋅</text:span><text:span text:style-name="T5">E)O(V \cdot E)O(V</text:span><text:span text:style-name="T14">⋅</text:span><text:span text:style-name="T5">E), because each edge is relaxed V−1V - 1V−1 times.</text:span></text:p>
      <text:p text:style-name="P3"><text:span text:style-name="T10">Program:</text:span></text:p>
      <text:p text:style-name="P3"><text:span text:style-name="T5">#include &lt;iostream&gt;</text:span></text:p>
      <text:p text:style-name="P3"><text:span text:style-name="T5">#include &lt;vector&gt;</text:span></text:p>
      <text:p text:style-name="P3"><text:span text:style-name="T5">#include &lt;climits&gt;</text:span></text:p>
      <text:p text:style-name="P36"/>
      <text:p text:style-name="P3"><text:span text:style-name="T5">struct Edge {</text:span></text:p>
      <text:p text:style-name="P3"><text:span text:style-name="T5"><text:s text:c="4"/>int src, dest, weight;</text:span></text:p>
      <text:p text:style-name="P3"><text:span text:style-name="T5">};</text:span></text:p>
      <text:p text:style-name="P36"/>
      <text:p text:style-name="P3"><text:span text:style-name="T5">void bellmanFord(int vertices, int edges, std::vector&lt;Edge&gt;&amp; edgeList, int source) {</text:span></text:p>
      <text:p text:style-name="P3"><text:span text:style-name="T5"><text:s text:c="4"/>std::vector&lt;int&gt; distance(vertices, INT_MAX);</text:span></text:p>
      <text:p text:style-name="P3"><text:span text:style-name="T5"><text:s text:c="4"/>distance[source] = 0;</text:span></text:p>
      <text:p text:style-name="P36"/>
      <text:p text:style-name="P3"><text:span text:style-name="T5"><text:s text:c="4"/>// Relax edges V-1 times</text:span></text:p>
      <text:p text:style-name="P3"><text:span text:style-name="T5"><text:s text:c="4"/>for (int i = 0; i &lt; vertices - 1; ++i) {</text:span></text:p>
      <text:p text:style-name="P3"><text:soft-page-break/><text:span text:style-name="T5"><text:s text:c="8"/>for (const auto&amp; edge : edgeList) {</text:span></text:p>
      <text:p text:style-name="P3"><text:span text:style-name="T5"><text:s text:c="12"/>if (distance[edge.src] != INT_MAX &amp;&amp; distance[edge.src] + edge.weight &lt; distance[edge.dest]) {</text:span></text:p>
      <text:p text:style-name="P3"><text:span text:style-name="T5"><text:s text:c="16"/>distance[edge.dest] = distance[edge.src] + edge.weight;</text:span></text:p>
      <text:p text:style-name="P3"><text:span text:style-name="T5"><text:s text:c="12"/>}</text:span></text:p>
      <text:p text:style-name="P3"><text:span text:style-name="T5"><text:s text:c="8"/>}</text:span></text:p>
      <text:p text:style-name="P3"><text:span text:style-name="T5"><text:s text:c="4"/>}</text:span></text:p>
      <text:p text:style-name="P36"/>
      <text:p text:style-name="P3"><text:span text:style-name="T5"><text:s text:c="4"/>// Check for negative-weight cycles</text:span></text:p>
      <text:p text:style-name="P3"><text:span text:style-name="T5"><text:s text:c="4"/>for (const auto&amp; edge : edgeList) {</text:span></text:p>
      <text:p text:style-name="P3"><text:span text:style-name="T5"><text:s text:c="8"/>if (distance[edge.src] != INT_MAX &amp;&amp; distance[edge.src] + edge.weight &lt; distance[edge.dest]) {</text:span></text:p>
      <text:p text:style-name="P3"><text:span text:style-name="T5"><text:s text:c="12"/>std::cout &lt;&lt; "Graph contains a negative weight cycle" &lt;&lt; std::endl;</text:span></text:p>
      <text:p text:style-name="P3"><text:span text:style-name="T5"><text:s text:c="12"/>return;</text:span></text:p>
      <text:p text:style-name="P3"><text:span text:style-name="T5"><text:s text:c="8"/>}</text:span></text:p>
      <text:p text:style-name="P3"><text:span text:style-name="T5"><text:s text:c="4"/>}</text:span></text:p>
      <text:p text:style-name="P36"/>
      <text:p text:style-name="P3"><text:span text:style-name="T5"><text:s text:c="4"/>// Output shortest distances</text:span></text:p>
      <text:p text:style-name="P3"><text:span text:style-name="T5"><text:s text:c="4"/>std::cout &lt;&lt; "Vertex\tDistance from Source" &lt;&lt; std::endl;</text:span></text:p>
      <text:p text:style-name="P3"><text:span text:style-name="T5"><text:s text:c="4"/>for (int i = 0; i &lt; vertices; ++i) {</text:span></text:p>
      <text:p text:style-name="P3"><text:span text:style-name="T5"><text:s text:c="8"/>std::cout &lt;&lt; i &lt;&lt; "\t\t" &lt;&lt; distance[i] &lt;&lt; std::endl;</text:span></text:p>
      <text:p text:style-name="P3"><text:span text:style-name="T5"><text:s text:c="4"/>}</text:span></text:p>
      <text:p text:style-name="P3"><text:span text:style-name="T5">}</text:span></text:p>
      <text:p text:style-name="P36"/>
      <text:p text:style-name="P3"><text:span text:style-name="T5">int main() {</text:span></text:p>
      <text:p text:style-name="P3"><text:span text:style-name="T5"><text:s text:c="4"/>int vertices = 5;</text:span></text:p>
      <text:p text:style-name="P3"><text:span text:style-name="T5"><text:s text:c="4"/>int edges = 8;</text:span></text:p>
      <text:p text:style-name="P3"><text:span text:style-name="T5"><text:s text:c="4"/>std::vector&lt;Edge&gt; edgeList = {</text:span></text:p>
      <text:p text:style-name="P3"><text:span text:style-name="T5"><text:s text:c="8"/>{0, 1, -1}, {0, 2, 4}, {1, 2, 3},</text:span></text:p>
      <text:p text:style-name="P3"><text:span text:style-name="T5"><text:s text:c="8"/>{1, 3, 2}, {1, 4, 2}, {3, 2, 5},</text:span></text:p>
      <text:p text:style-name="P3"><text:span text:style-name="T5"><text:s text:c="8"/>{3, 1, 1}, {4, 3, -3}</text:span></text:p>
      <text:p text:style-name="P3"><text:span text:style-name="T5"><text:s text:c="4"/>};</text:span></text:p>
      <text:p text:style-name="P36"/>
      <text:p text:style-name="P3"><text:soft-page-break/><text:span text:style-name="T5"><text:s text:c="4"/>int source = 0;</text:span></text:p>
      <text:p text:style-name="P3"><text:span text:style-name="T5"><text:s text:c="4"/>bellmanFord(vertices, edges, edgeList, source);</text:span></text:p>
      <text:p text:style-name="P36"/>
      <text:p text:style-name="P3"><text:span text:style-name="T5"><text:s text:c="4"/>return 0;</text:span></text:p>
      <text:p text:style-name="P3"><text:span text:style-name="T5">}</text:span></text:p>
      <text:p text:style-name="P36"/>
      <text:p text:style-name="P3"><text:span text:style-name="T5">Output:</text:span></text:p>
      <text:p text:style-name="P3"><text:span text:style-name="T5">Vertex <text:s/>Distance from Source</text:span></text:p>
      <text:p text:style-name="P3"><text:span text:style-name="T5">0 <text:s text:c="6"/>0</text:span></text:p>
      <text:p text:style-name="P3"><text:span text:style-name="T5">1 <text:s text:c="6"/>-1</text:span></text:p>
      <text:p text:style-name="P3"><text:span text:style-name="T5">2 <text:s text:c="6"/>2</text:span></text:p>
      <text:p text:style-name="P3"><text:span text:style-name="T5">3 <text:s text:c="6"/>-2</text:span></text:p>
      <text:p text:style-name="P3"><text:span text:style-name="T5">4 <text:s text:c="6"/>1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 Math" svg:font-family="'Cambria Math'" style:font-family-generic="roman" style:font-pitch="variable"/>
    <style:font-face style:name="Cambria Math1" svg:font-family="'Cambria Math'" style:font-family-generic="system" style:font-pitch="variable"/>
    <style:font-face style:name="Courier New" svg:font-family="'Courier New'" style:font-family-generic="modern" style:font-pitch="fixed"/>
    <style:font-face style:name="F" svg:font-family="" style:font-family-generic="system" style:font-pitch="variable"/>
    <style:font-face style:name="Gautami" svg:font-family="Gautami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Times New Roman" fo:font-size="10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  <style:text-properties style:font-name="Calibri" fo:font-family="Calibri" style:font-family-generic="roman" style:font-pitch="variable" fo:font-size="11pt" fo:language="en" fo:country="IN" style:letter-kerning="true" style:font-name-asian="Calibri1" style:font-family-asian="Calibri" style:font-family-generic-asian="system" style:font-pitch-asian="variable" style:font-size-asian="11pt" style:font-name-complex="F" style:font-family-generic-complex="system" style:font-pitch-complex="variable" style:font-size-complex="11pt"/>
    </style:style>
    <style:style style:name="Footer" style:family="paragraph" style:parent-style-name="Standard" loext:linked-style-name="Footer_20_Char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  <style:text-properties style:font-name="Calibri" fo:font-family="Calibri" style:font-family-generic="roman" style:font-pitch="variable" fo:font-size="11pt" fo:language="en" fo:country="IN" style:letter-kerning="true" style:font-name-asian="Calibri1" style:font-family-asian="Calibri" style:font-family-generic-asian="system" style:font-pitch-asian="variable" style:font-size-asian="11pt" style:font-name-complex="F" style:font-family-generic-complex="system" style:font-pitch-complex="variable" style:font-size-complex="11pt"/>
    </style:style>
    <style:style style:name="No_20_Spacing" style:display-name="No Spacing" style:family="paragraph">
      <style:paragraph-properties fo:margin-top="0cm" fo:margin-bottom="0cm" style:contextual-spacing="false" fo:text-align="start" style:justify-single-word="false" fo:orphans="2" fo:widows="2" style:writing-mode="lr-tb"/>
      <style:text-properties style:font-name="Calibri" fo:font-family="Calibri" style:font-family-generic="roman" style:font-pitch="variable" fo:font-size="11pt" fo:language="en" fo:country="IN" style:letter-kerning="true" style:font-name-asian="Calibri1" style:font-family-asian="Calibri" style:font-family-generic-asian="system" style:font-pitch-asian="variable" style:font-size-asian="11pt" style:font-name-complex="F" style:font-family-generic-complex="system" style:font-pitch-complex="variable" style:font-size-complex="11pt"/>
    </style:style>
    <style:style style:name="List_20_Paragraph" style:display-name="List Paragraph" style:family="paragraph" style:parent-style-name="Standard" style:auto-update="true">
      <style:paragraph-properties fo:margin-left="1.27cm" fo:margin-right="0cm" fo:margin-top="0cm" fo:margin-bottom="0.282cm" style:contextual-spacing="true" fo:line-height="108%" fo:text-indent="0cm" style:auto-text-indent="false"/>
      <style:text-properties style:font-name="Calibri" fo:font-family="Calibri" style:font-family-generic="roman" style:font-pitch="variable" fo:font-size="11pt" fo:language="en" fo:country="IN" style:letter-kerning="true" style:font-name-asian="Calibri1" style:font-family-asian="Calibri" style:font-family-generic-asian="system" style:font-pitch-asian="variable" style:font-size-asian="11pt" style:font-name-complex="Gautami" style:font-family-complex="Gautami" style:font-family-generic-complex="system" style:font-pitch-complex="variable" style:font-size-complex="11pt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 loext:linked-style-name="Header">
      <style:text-properties style:font-name="Calibri" fo:font-family="Calibri" style:font-family-generic="roman" style:font-pitch="variable" fo:font-size="11pt" fo:language="en" fo:country="IN" style:letter-kerning="true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/>
    </style:style>
    <style:style style:name="Footer_20_Char" style:display-name="Footer Char" style:family="text" style:parent-style-name="Default_20_Paragraph_20_Font" loext:linked-style-name="Footer">
      <style:text-properties style:font-name="Calibri" fo:font-family="Calibri" style:font-family-generic="roman" style:font-pitch="variable" fo:font-size="11pt" fo:language="en" fo:country="IN" style:letter-kerning="true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/>
    </style:style>
    <style:style style:name="mord" style:family="text" style:parent-style-name="Default_20_Paragraph_20_Font"/>
    <style:style style:name="mopen" style:family="text" style:parent-style-name="Default_20_Paragraph_20_Font"/>
    <style:style style:name="mclose" style:family="text" style:parent-style-name="Default_20_Paragraph_20_Font"/>
    <style:style style:name="mrel" style:family="text" style:parent-style-name="Default_20_Paragraph_20_Fon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left="-1.251cm" fo:margin-right="0cm" fo:text-indent="0cm" style:auto-text-indent="false"/>
    </style:style>
    <style:style style:name="MP2" style:family="paragraph" style:parent-style-name="Header">
      <style:paragraph-properties fo:margin-left="-1.251cm" fo:margin-right="0cm" fo:text-indent="0cm" style:auto-text-indent="false"/>
      <style:text-properties officeooo:paragraph-rsid="000ede99"/>
    </style:style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0.141cm" fo:margin-bottom="0.242cm" fo:margin-left="0.847cm" fo:margin-right="0.847cm" fo:border="4.51pt double #000000" style:border-line-width="0.026cm 0.026cm 0.106cm" fo:padding-top="0cm" fo:padding-bottom="0cm" fo:padding-left="1.535cm" fo:padding-right="0.743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452cm" fo:margin-left="0cm" fo:margin-right="0cm" fo:margin-bottom="1.351cm" style:dynamic-spacing="true"/>
      </style:header-style>
      <style:footer-style>
        <style:header-footer-properties fo:min-height="1.351cm" fo:margin-left="0cm" fo:margin-right="0cm" fo:margin-top="1.25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0.847cm" fo:margin-bottom="0.847cm" fo:margin-left="0.847cm" fo:margin-right="0.847cm" fo:border="4.51pt double #000000" style:border-line-width="0.026cm 0.026cm 0.106cm" fo:padding="0.99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3">
      <style:page-layout-properties fo:page-width="21.001cm" fo:page-height="29.7cm" style:num-format="1" style:print-orientation="portrait" fo:margin-top="0.141cm" fo:margin-bottom="0.242cm" fo:margin-left="0.847cm" fo:margin-right="0.847cm" fo:border="4.51pt double #000000" style:border-line-width="0.026cm 0.026cm 0.106cm" fo:padding-top="0cm" fo:padding-bottom="0cm" fo:padding-left="1.535cm" fo:padding-right="0.99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452cm" fo:margin-left="0cm" fo:margin-right="0cm" fo:margin-bottom="1.351cm" style:dynamic-spacing="true"/>
      </style:header-style>
      <style:footer-style>
        <style:header-footer-properties fo:min-height="1.6cm" fo:margin-left="0cm" fo:margin-right="0cm" fo:margin-top="1.49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ADVANCED DATA STRUCTURES AND ALGORITHMS ANALYSIS LAB <text:s text:c="29"/>Regd. No : 24505A0505 <text:s text:c="58"/></text:span></text:p>
      </style:header>
      <style:footer>
        <text:p text:style-name="Footer"><text:s text:c="8"/><text:span text:style-name="MT1">PRASAD V POTLURI SIDDHARTHA INSTITUTE OF TECHNOLOGY(AUTONOMOUS) , KANURU</text:span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  <style:footer>
        <text:p text:style-name="Footer"/>
      </style:footer>
    </style:master-page>
    <style:master-page style:name="Converted1" style:page-layout-name="Mpm3" draw:style-name="Mdp1">
      <style:header>
        <text:p text:style-name="MP2"><text:span text:style-name="MT1">ADVANCED DATA STRUCTURES AND ALGORITHMS ANALYSIS LAB <text:s text:c="29"/>Regd. No : 24505A0505 <text:s text:c="58"/></text:span></text:p>
      </style:header>
      <style:footer>
        <text:p text:style-name="Footer"><text:s text:c="8"/><text:span text:style-name="MT1">PRASAD V POTLURI SIDDHARTHA INSTITUTE OF TECHNOLOGY(AUTONOMOUS) , KANURU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16</meta:editing-cycles>
    <meta:creation-date>2024-11-11T16:35:00</meta:creation-date>
    <dc:date>2024-11-14T09:34:34.870698804</dc:date>
    <meta:editing-duration>PT35M42S</meta:editing-duration>
    <meta:generator>LibreOffice/7.3.7.2$Linux_X86_64 LibreOffice_project/30$Build-2</meta:generator>
    <meta:document-statistic meta:table-count="0" meta:image-count="0" meta:object-count="0" meta:page-count="40" meta:paragraph-count="1253" meta:word-count="6138" meta:character-count="37667" meta:non-whitespace-character-count="26609"/>
    <meta:user-defined meta:name="AppVersion">16.0000</meta:user-defined>
    <meta:template xlink:type="simple" xlink:actuate="onRequest" xlink:title="Normal" xlink:href=""/>
  </office:meta>
</office:document-meta>
</file>